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55B00001830BAA0EADD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="0.05in" fo:border-left="0.0139in solid #000000" fo:border-right="none" fo:border-top="0.0139in solid #000000" fo:border-bottom="0.0139in solid #000000" style:writing-mode="lr-tb"/>
    </style:style>
    <style:style style:name="Table3.B1" style:family="table-cell" style:data-style-name="N0">
      <style:table-cell-properties style:vertical-align="middle" fo:padding="0.05in" fo:border-left="none" fo:border-right="0.0139in solid #000000" fo:border-top="0.0139in solid #000000" fo:border-bottom="0.0139in solid #000000" style:writing-mode="lr-tb"/>
    </style:style>
    <style:style style:name="Table3.A2" style:family="table-cell">
      <style:table-cell-properties style:vertical-align="middle" fo:padding="0.05in" fo:border-left="0.0139in solid #000000" fo:border-right="none" fo:border-top="none" fo:border-bottom="0.0139in solid #000000" style:writing-mode="lr-tb"/>
    </style:style>
    <style:style style:name="Table3.B2" style:family="table-cell" style:data-style-name="N37">
      <style:table-cell-properties style:vertical-align="middle" fo:padding="0.05in" fo:border-left="none" fo:border-right="0.0139in solid #000000" fo:border-top="none" fo:border-bottom="0.0139in solid #000000" style:writing-mode="lr-tb"/>
    </style:style>
    <style:style style:name="Table3.B3" style:family="table-cell">
      <style:table-cell-properties style:vertical-align="middle" fo:padding="0.05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0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3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4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weight="bold" style:font-size-asian="9pt" style:font-weight-asian="bold" style:font-size-complex="9pt" style:font-weight-complex="bold"/>
    </style:style>
    <style:style style:name="P15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7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" style:family="paragraph" style:parent-style-name="Text_20_body">
      <style:text-properties style:font-name="Courier New" fo:font-size="9pt" style:font-size-asian="9pt" style:font-size-complex="9pt"/>
    </style:style>
    <style:style style:name="P21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weight="bold" style:font-size-asian="9pt" style:font-weight-asian="bold" style:font-size-complex="9pt" style:font-weight-complex="bold"/>
    </style:style>
    <style:style style:name="P22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23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4" style:family="paragraph" style:parent-style-name="Table_20_Contents">
      <style:text-properties style:font-name="Verdana1" fo:font-size="9pt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Verdana1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font-name="Verdana1" fo:font-size="8pt" style:font-size-asian="8pt" style:font-size-complex="8pt"/>
    </style:style>
    <style:style style:name="P27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8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text-properties style:font-name="Verdana1"/>
    </style:style>
    <style:style style:name="P30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31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32" style:family="paragraph" style:parent-style-name="Standard">
      <style:text-properties style:font-name="Verdana1" fo:font-size="9pt" style:font-size-asian="9pt" style:font-size-complex="9pt"/>
    </style:style>
    <style:style style:name="P33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6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9" style:family="paragraph" style:parent-style-name="Standard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40" style:family="paragraph" style:parent-style-name="Standard">
      <style:text-properties style:font-name="Verdana1" fo:font-size="9pt" fo:font-weight="bold" style:font-name-asian="TimesNewRomanPSMT" style:font-size-asian="9pt" style:font-weight-asian="bold" style:font-name-complex="TimesNewRomanPSMT" style:font-size-complex="9pt" style:font-weight-complex="bold"/>
    </style:style>
    <style:style style:name="P41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43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text-properties fo:color="#000000" style:font-name="Verdana1" fo:font-size="9pt" style:font-name-asian="Courier" style:font-size-asian="9pt" style:font-name-complex="Courier" style:font-size-complex="9pt"/>
    </style:style>
    <style:style style:name="P45" style:family="paragraph" style:parent-style-name="Standard">
      <style:text-properties style:font-name="Courier New" fo:font-size="9pt" style:font-size-asian="9pt" style:font-size-complex="9pt"/>
    </style:style>
    <style:style style:name="P46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50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51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53" style:family="paragraph" style:parent-style-name="Standard"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54" style:family="paragraph" style:parent-style-name="Standard">
      <style:text-properties style:font-name="Courier New" fo:font-size="9pt" fo:font-weight="bold" style:font-size-asian="9pt" style:font-weight-asian="bold" style:font-size-complex="9pt" style:font-weight-complex="bold"/>
    </style:style>
    <style:style style:name="P55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6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8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9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60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61" style:family="paragraph" style:parent-style-name="Standard">
      <style:text-properties fo:font-size="9pt" style:font-size-asian="9pt" style:font-size-complex="9pt"/>
    </style:style>
    <style:style style:name="P62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63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64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Default_20_Text">
      <style:paragraph-properties fo:margin-left="0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8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69" style:family="paragraph" style:parent-style-name="Standard">
      <style:paragraph-properties fo:margin-left="0in" fo:margin-right="0in" fo:text-indent="0in" style:auto-text-indent="false"/>
    </style:style>
    <style:style style:name="P70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2" style:family="paragraph" style:parent-style-name="Text_20_body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3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style:text-underline-style="none" fo:font-weight="normal" style:font-name-asian="HelveticaNeue-BoldCond" style:font-size-asian="9pt" style:font-style-asian="normal" style:font-weight-asian="normal" style:font-name-complex="HelveticaNeue-BoldCond" style:font-size-complex="9pt" style:font-style-complex="normal" style:font-weight-complex="normal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7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8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9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80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81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82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83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84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5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6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/>
    </style:style>
    <style:style style:name="P87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88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89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90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91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92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93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94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95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6" style:family="paragraph" style:parent-style-name="Standard">
      <style:paragraph-properties fo:margin-left="0.4925in" fo:margin-right="0in" fo:text-indent="0in" style:auto-text-indent="false"/>
    </style:style>
    <style:style style:name="P9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98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9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0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2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3" style:family="paragraph" style:parent-style-name="Standard">
      <style:paragraph-properties fo:margin-left="0.4925in" fo:margin-right="0in" fo:text-indent="0in" style:auto-text-indent="false"/>
      <style:text-properties style:font-name="Courier New" fo:font-size="9pt" style:font-size-asian="9pt" style:font-size-complex="9pt"/>
    </style:style>
    <style:style style:name="P104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5" style:family="paragraph" style:parent-style-name="Standard">
      <style:paragraph-properties fo:margin-left="0.4925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0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09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0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11" style:family="paragraph" style:parent-style-name="Standard">
      <style:paragraph-properties fo:margin-left="0.4925in" fo:margin-right="0in" fo:text-indent="0in" style:auto-text-indent="false" style:text-autospace="none"/>
      <style:text-properties style:font-name="Verdana1" fo:font-size="9pt" style:font-size-asian="9pt" style:font-size-complex="9pt"/>
    </style:style>
    <style:style style:name="P11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/>
    </style:style>
    <style:style style:name="P11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4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115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1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fo:font-size="9pt" style:text-underline-style="none" style:font-size-asian="9pt" style:font-size-complex="9pt"/>
    </style:style>
    <style:style style:name="P11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/>
    </style:style>
    <style:style style:name="P12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121" style:family="paragraph" style:parent-style-name="Standard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22" style:family="paragraph" style:parent-style-name="Default_20_Text">
      <style:paragraph-properties fo:margin-left="0.4925in" fo:margin-right="0in" fo:text-indent="0in" style:auto-text-indent="false"/>
    </style:style>
    <style:style style:name="P123" style:family="paragraph" style:parent-style-name="InfoBlue">
      <style:text-properties style:font-name="Verdana1" fo:font-size="9pt" style:font-size-asian="9pt" style:font-size-complex="9pt"/>
    </style:style>
    <style:style style:name="P124" style:family="paragraph" style:parent-style-name="Default_20_Text">
      <style:text-properties style:font-name="Verdana1" fo:font-size="9pt" style:font-size-asian="9pt" style:font-size-complex="9pt"/>
    </style:style>
    <style:style style:name="P125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6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7" style:family="paragraph" style:parent-style-name="Default_20_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28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9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0" style:family="paragraph" style:parent-style-name="Default_20_Text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31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32" style:family="paragraph" style:parent-style-name="Default_20_Text">
      <style:text-properties style:font-name="Courier New" fo:font-size="9pt" style:font-size-asian="9pt" style:font-size-complex="9pt"/>
    </style:style>
    <style:style style:name="P133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34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35" style:family="paragraph" style:parent-style-name="Default_20_Text">
      <style:text-properties fo:font-size="9pt" style:font-size-asian="9pt" style:font-size-complex="9pt"/>
    </style:style>
    <style:style style:name="P136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37" style:family="paragraph" style:parent-style-name="Default_20_Text">
      <style:paragraph-properties>
        <style:tab-stops>
          <style:tab-stop style:position="0in"/>
        </style:tab-stops>
      </style:paragraph-properties>
    </style:style>
    <style:style style:name="P138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9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0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1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2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43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4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5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46" style:family="paragraph" style:parent-style-name="Text_20_body">
      <style:paragraph-properties fo:margin-left="0.9846in" fo:margin-right="0in" fo:text-indent="0in" style:auto-text-indent="false" style:text-autospace="none"/>
      <style:text-properties style:font-name="Courier New" fo:font-size="9pt" fo:font-weight="bold" style:font-size-asian="9pt" style:font-weight-asian="bold" style:font-size-complex="9pt" style:font-weight-complex="bold"/>
    </style:style>
    <style:style style:name="P147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48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font-weight="bold" style:font-weight-asian="bold" style:font-weight-complex="bold"/>
    </style:style>
    <style:style style:name="P149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50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51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52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53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54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5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56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57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58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59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60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fo:font-weight="bold" style:font-size-asian="9pt" style:font-weight-asian="bold" style:font-size-complex="9pt" style:font-weight-complex="bold"/>
    </style:style>
    <style:style style:name="P161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62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63" style:family="paragraph" style:parent-style-name="Standard">
      <style:paragraph-properties fo:margin-left="0.9846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4" style:family="paragraph" style:parent-style-name="Standard">
      <style:paragraph-properties fo:margin-left="0.9846in" fo:margin-right="0in" fo:text-indent="0in" style:auto-text-indent="false"/>
      <style:text-properties style:font-name="Verdana1" fo:font-size="9pt" style:font-size-asian="9pt" style:font-size-complex="9pt"/>
    </style:style>
    <style:style style:name="P165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NewPSMT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166" style:family="paragraph" style:parent-style-name="Standard">
      <style:paragraph-properties fo:margin-left="0.9846in" fo:margin-right="0in" fo:text-indent="0in" style:auto-text-indent="false"/>
      <style:text-properties fo:color="#000000"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67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style:font-size-asian="9pt" style:font-size-complex="9pt"/>
    </style:style>
    <style:style style:name="P168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9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70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/>
    </style:style>
    <style:style style:name="P171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2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3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bold" style:font-size-asian="9pt" style:font-weight-asian="bold" style:font-size-complex="9pt" style:font-weight-complex="bold"/>
    </style:style>
    <style:style style:name="P174" style:family="paragraph" style:parent-style-name="Default_20_Text">
      <style:paragraph-properties fo:margin-left="0.9846in" fo:margin-right="0in" fo:text-indent="0in" style:auto-text-indent="false"/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75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1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76" style:family="paragraph" style:parent-style-name="Default_20_Text">
      <style:paragraph-properties fo:margin-left="0.9846in" fo:margin-right="0in" fo:text-indent="0in" style:auto-text-indent="false"/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77" style:family="paragraph" style:parent-style-name="Standard">
      <style:paragraph-properties fo:margin-left="0.9846in" fo:margin-right="0in" fo:margin-top="0in" fo:margin-bottom="0in" fo:line-height="100%" fo:text-indent="0in" style:auto-text-indent="false" style:text-autospace="none" style:writing-mode="lr-tb">
        <style:tab-stops>
          <style:tab-stop style:position="-0.75in"/>
          <style:tab-stop style:position="-0.25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</style:tab-stops>
      </style:paragraph-properties>
      <style:text-properties fo:color="#000000" style:font-name="Courier New" fo:font-size="9pt" style:font-name-asian="Courier" style:font-size-asian="9pt" style:font-name-complex="Courier" style:font-size-complex="9pt"/>
    </style:style>
    <style:style style:name="P178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79" style:family="paragraph" style:parent-style-name="Standard">
      <style:paragraph-properties fo:break-before="page"/>
      <style:text-properties style:font-name="Verdana1" fo:font-size="12pt" style:font-size-asian="12pt" style:font-size-complex="12pt"/>
    </style:style>
    <style:style style:name="P180" style:family="paragraph" style:parent-style-name="Contents_20_Heading">
      <style:paragraph-properties fo:break-before="page"/>
    </style:style>
    <style:style style:name="P181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2" style:family="paragraph" style:parent-style-name="Standard">
      <style:paragraph-properties fo:margin-left="1.0035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83" style:family="paragraph" style:parent-style-name="Standard">
      <style:paragraph-properties fo:margin-left="1.4772in" fo:margin-right="0in" fo:text-indent="0in" style:auto-text-indent="false"/>
      <style:text-properties style:font-name="Courier New" fo:font-size="9pt" style:font-size-asian="9pt" style:font-size-complex="9pt"/>
    </style:style>
    <style:style style:name="P184" style:family="paragraph" style:parent-style-name="Standard">
      <style:paragraph-properties fo:margin-left="1.4772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85" style:family="paragraph" style:parent-style-name="Standard">
      <style:paragraph-properties fo:margin-left="1.4772in" fo:margin-right="0in" fo:text-indent="0in" style:auto-text-indent="false"/>
      <style:text-properties fo:color="#000000"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86" style:family="paragraph" style:parent-style-name="Standard">
      <style:paragraph-properties fo:margin-left="1.4772in" fo:margin-right="0in" fo:text-indent="0in" style:auto-text-indent="false"/>
      <style:text-properties fo:color="#000000" style:font-name="Courier New" fo:font-size="9pt" style:font-name-asian="Courier" style:font-size-asian="9pt" style:font-name-complex="Courier" style:font-size-complex="9pt"/>
    </style:style>
    <style:style style:name="P187" style:family="paragraph" style:parent-style-name="Standard">
      <style:paragraph-properties fo:margin-left="1.4772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8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90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2" fo:font-size="9pt" style:font-name-asian="Verdana2" style:font-size-asian="9pt" style:font-name-complex="Verdana2" style:font-size-complex="9pt"/>
    </style:style>
    <style:style style:name="P191" style:family="paragraph" style:parent-style-name="Standard" style:list-style-name="L2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2" style:family="paragraph" style:parent-style-name="Standard" style:list-style-name="L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3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4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5" style:family="paragraph" style:parent-style-name="Standard" style:list-style-name="L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6" style:family="paragraph" style:parent-style-name="Standard" style:list-style-name="L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7" style:family="paragraph" style:parent-style-name="Standard" style:list-style-name="L18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8" style:family="paragraph" style:parent-style-name="Standard" style:list-style-name="L18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99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00" style:family="paragraph" style:parent-style-name="Standard" style:list-style-name="L2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1" style:family="paragraph" style:parent-style-name="Standard" style:list-style-name="L3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2" style:family="paragraph" style:parent-style-name="Standard" style:list-style-name="L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3" style:family="paragraph" style:parent-style-name="Standard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4" style:family="paragraph" style:parent-style-name="Standard" style:list-style-name="L1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5" style:family="paragraph" style:parent-style-name="Standard" style:list-style-name="L5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06" style:family="paragraph" style:parent-style-name="Standard" style:list-style-name="L8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207" style:family="paragraph" style:parent-style-name="Standard" style:list-style-name="L18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P208" style:family="paragraph" style:parent-style-name="Standard" style:list-style-name="L4">
      <style:text-properties style:font-name="Verdana1" fo:font-size="9pt" style:font-size-asian="9pt" style:font-size-complex="9pt"/>
    </style:style>
    <style:style style:name="P209" style:family="paragraph" style:parent-style-name="Standard" style:list-style-name="L5">
      <style:text-properties style:font-name="Verdana1" fo:font-size="9pt" style:font-size-asian="9pt" style:font-size-complex="9pt"/>
    </style:style>
    <style:style style:name="P210" style:family="paragraph" style:parent-style-name="Standard" style:list-style-name="L11">
      <style:paragraph-properties style:text-autospace="none"/>
      <style:text-properties style:font-name="Verdana1" fo:font-size="9pt" style:font-size-asian="9pt" style:font-size-complex="9pt"/>
    </style:style>
    <style:style style:name="P211" style:family="paragraph" style:parent-style-name="Standard" style:list-style-name="L18">
      <style:text-properties style:font-name="Verdana1" fo:font-size="9pt" style:font-size-asian="9pt" style:font-size-complex="9pt"/>
    </style:style>
    <style:style style:name="P212" style:family="paragraph" style:parent-style-name="Standard" style:list-style-name="L5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213" style:family="paragraph" style:parent-style-name="Standard" style:list-style-name="L18">
      <style:text-properties style:font-name="Verdana1" fo:font-style="normal" style:font-style-asian="normal" style:font-style-complex="normal"/>
    </style:style>
    <style:style style:name="P214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215" style:family="paragraph" style:parent-style-name="Standard" style:list-style-name="L3"/>
    <style:style style:name="P216" style:family="paragraph" style:parent-style-name="Standard" style:list-style-name="L3">
      <style:text-properties fo:color="#000000" style:font-name="Verdana1" fo:font-size="9pt" fo:font-weight="normal" style:font-name-asian="Helv" style:font-size-asian="9pt" style:font-weight-asian="normal" style:font-name-complex="Helv" style:font-size-complex="9pt" style:font-weight-complex="normal"/>
    </style:style>
    <style:style style:name="P217" style:family="paragraph" style:parent-style-name="Standard" style:list-style-name="L9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218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9" style:family="paragraph" style:parent-style-name="Standard" style:list-style-name="L4"/>
    <style:style style:name="P220" style:family="paragraph" style:parent-style-name="Standard" style:list-style-name="L4">
      <style:text-properties style:font-name="Courier New" fo:font-size="9pt" fo:font-weight="bold" style:font-size-asian="9pt" style:font-weight-asian="bold" style:font-size-complex="9pt" style:font-weight-complex="bold"/>
    </style:style>
    <style:style style:name="P221" style:family="paragraph" style:parent-style-name="Standard" style:list-style-name="L5">
      <style:text-properties style:font-name="Courier New" fo:font-size="9pt" fo:font-weight="bold" style:font-size-asian="9pt" style:font-weight-asian="bold" style:font-size-complex="9pt" style:font-weight-complex="bold"/>
    </style:style>
    <style:style style:name="P222" style:family="paragraph" style:parent-style-name="Standard" style:list-style-name="L5">
      <style:text-properties style:font-name="Courier New" fo:font-size="9pt" fo:font-weight="bold" style:font-name-asian="TimesNewRomanPSMT" style:font-size-asian="9pt" style:font-weight-asian="bold" style:font-name-complex="TimesNewRomanPSMT" style:font-size-complex="9pt" style:font-weight-complex="bold"/>
    </style:style>
    <style:style style:name="P223" style:family="paragraph" style:parent-style-name="Standard" style:list-style-name="L5">
      <style:text-properties style:font-name="Courier New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224" style:family="paragraph" style:parent-style-name="Standard" style:list-style-name="L5">
      <style:paragraph-properties style:text-autospace="none"/>
      <style:text-properties style:font-name="Courier New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225" style:family="paragraph" style:parent-style-name="Standard" style:list-style-name="L5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26" style:family="paragraph" style:parent-style-name="Standard" style:list-style-name="L5">
      <style:text-properties style:font-name="Courier New" fo:font-size="9pt" fo:language="en" fo:country="US" fo:font-weight="bold" style:font-name-asian="Courier New" style:font-size-asian="9pt" style:font-weight-asian="bold" style:font-name-complex="Courier New" style:font-size-complex="9pt" style:font-weight-complex="bold"/>
    </style:style>
    <style:style style:name="P227" style:family="paragraph" style:parent-style-name="Standard" style:list-style-name="L6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28" style:family="paragraph" style:parent-style-name="Standard" style:list-style-name="L7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29" style:family="paragraph" style:parent-style-name="Standard" style:list-style-name="L18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0" style:family="paragraph" style:parent-style-name="Standard" style:list-style-name="L5"/>
    <style:style style:name="P231" style:family="paragraph" style:parent-style-name="Standard" style:list-style-name="L8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32" style:family="paragraph" style:parent-style-name="Standard" style:list-style-name="L9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33" style:family="paragraph" style:parent-style-name="Standard" style:list-style-name="L9">
      <style:text-properties style:use-window-font-color="true" style:font-name="Courier New" fo:font-size="9pt" fo:font-style="normal" fo:font-weight="bold" fo:background-color="transparent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P234" style:family="paragraph" style:parent-style-name="Standard" style:list-style-name="L9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35" style:family="paragraph" style:parent-style-name="Standard" style:list-style-name="L9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236" style:family="paragraph" style:parent-style-name="Standard" style:list-style-name="L11">
      <style:paragraph-properties style:text-autospace="none"/>
    </style:style>
    <style:style style:name="P237" style:family="paragraph" style:parent-style-name="Standard" style:list-style-name="L18"/>
    <style:style style:name="P238" style:family="paragraph" style:parent-style-name="Standard" style:list-style-name="L12">
      <style:paragraph-properties fo:margin-left="1.4772in" fo:margin-right="0in" fo:text-indent="-0.25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9" style:family="paragraph" style:parent-style-name="Standard" style:list-style-name="L15">
      <style:paragraph-properties fo:margin-left="1.4772in" fo:margin-right="0in" fo:text-indent="-0.25in" style:auto-text-indent="false"/>
      <style:text-properties style:font-name="Courier New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40" style:family="paragraph" style:parent-style-name="Standard" style:list-style-name="L15">
      <style:paragraph-properties fo:margin-left="1.4772in" fo:margin-right="0in" fo:text-indent="-0.25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241" style:family="paragraph" style:parent-style-name="Standard" style:list-style-name="L13">
      <style:paragraph-properties fo:margin-left="0.9846in" fo:margin-right="0in" fo:text-indent="0in" style:auto-text-indent="false"/>
    </style:style>
    <style:style style:name="P242" style:family="paragraph" style:parent-style-name="Standard" style:list-style-name="L15">
      <style:paragraph-properties fo:margin-left="1.4772in" fo:margin-right="0in" fo:text-indent="0in" style:auto-text-indent="false"/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3" style:family="paragraph" style:parent-style-name="Standard" style:list-style-name="L20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5" style:family="paragraph" style:parent-style-name="Text_20_body" style:list-style-name="L11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6" style:family="paragraph" style:parent-style-name="Text_20_body" style:list-style-name="L19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7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12pt" style:font-style-asian="normal" style:font-weight-asian="normal" style:font-size-complex="9pt" style:font-style-complex="normal" style:font-weight-complex="normal"/>
    </style:style>
    <style:style style:name="P248" style:family="paragraph" style:parent-style-name="Text_20_body" style:list-style-name="L11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49" style:family="paragraph" style:parent-style-name="Text_20_body" style:list-style-name="L18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50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25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2" style:family="paragraph" style:parent-style-name="Text_20_body" style:list-style-name="L10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3" style:family="paragraph" style:parent-style-name="Text_20_body" style:list-style-name="L11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255" style:family="paragraph" style:parent-style-name="Text_20_body" style:list-style-name="L19">
      <style:text-properties style:font-name="Verdana1" fo:font-size="9pt" style:font-size-asian="9pt" style:font-size-complex="9pt"/>
    </style:style>
    <style:style style:name="P256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57" style:family="paragraph" style:parent-style-name="Text_20_body" style:list-style-name="L18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58" style:family="paragraph" style:parent-style-name="Text_20_body" style:list-style-name="L1">
      <style:paragraph-properties>
        <style:tab-stops>
          <style:tab-stop style:position="0in"/>
        </style:tab-stops>
      </style:paragraph-properties>
    </style:style>
    <style:style style:name="P259" style:family="paragraph" style:parent-style-name="Text_20_body">
      <style:text-properties style:font-name="Courier New" fo:font-size="9pt" style:font-size-asian="9pt" style:font-size-complex="9pt"/>
    </style:style>
    <style:style style:name="P260" style:family="paragraph" style:parent-style-name="Text_20_body" style:list-style-name="L11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1" style:family="paragraph" style:parent-style-name="Text_20_body" style:list-style-name="L18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2" style:family="paragraph" style:parent-style-name="Text_20_body" style:list-style-name="L11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3" style:family="paragraph" style:parent-style-name="Text_20_body" style:list-style-name="L20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4" style:family="paragraph" style:parent-style-name="Text_20_body" style:list-style-name="L11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65" style:family="paragraph" style:parent-style-name="Text_20_body" style:list-style-name="L20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6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67" style:family="paragraph" style:parent-style-name="Default_20_Text" style:list-style-name="L1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68" style:family="paragraph" style:parent-style-name="Default_20_Text" style:list-style-name="L16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69" style:family="paragraph" style:parent-style-name="Default_20_Text" style:list-style-name="L14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70" style:family="paragraph" style:parent-style-name="Default_20_Text" style:list-style-name="L14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71" style:family="paragraph" style:parent-style-name="Default_20_Text" style:list-style-name="L14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72" style:family="paragraph" style:parent-style-name="Default_20_Text" style:list-style-name="L14">
      <style:text-properties style:font-name="Verdana1" fo:font-size="9pt" fo:font-style="normal" fo:font-weight="bold" fo:background-color="transparent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73" style:family="paragraph" style:parent-style-name="Default_20_Text" style:list-style-name="L14">
      <style:text-properties style:font-name="Verdana1" fo:font-size="9pt" style:font-size-asian="9pt" style:font-size-complex="9pt"/>
    </style:style>
    <style:style style:name="P274" style:family="paragraph" style:parent-style-name="Default_20_Text" style:list-style-name="L14">
      <style:text-properties style:font-name="Courier New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P275" style:family="paragraph" style:parent-style-name="Default_20_Text" style:list-style-name="L17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6" style:family="paragraph" style:parent-style-name="Default_20_Text" style:list-style-name="L14">
      <style:text-properties fo:color="#000000" style:font-name="Courier New" fo:font-size="9pt" fo:font-style="normal" fo:font-weight="bold" fo:background-color="transparent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77" style:family="paragraph" style:parent-style-name="Default_20_Text" style:list-style-name="L14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78" style:family="paragraph" style:parent-style-name="Default_20_Text" style:list-style-name="L16">
      <style:paragraph-properties>
        <style:tab-stops>
          <style:tab-stop style:position="0in"/>
        </style:tab-stops>
      </style:paragraph-properties>
    </style:style>
    <style:style style:name="P279" style:family="paragraph" style:parent-style-name="Heading_20_2"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81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82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84" style:family="paragraph">
      <style:paragraph-properties fo:margin-left="0in" fo:margin-right="0in" fo:margin-top="0in" fo:margin-bottom="0in" fo:line-height="100%" fo:text-align="center" fo:text-indent="0in"/>
    </style:style>
    <style:style style:name="P28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5" style:family="text"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6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font-name="Verdana1" fo:font-size="9pt" fo:font-style="normal" style:text-underline-style="solid" style:text-underline-width="auto" style:text-underline-color="font-color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8" style:family="text"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font-name="Verdana1" fo:font-size="9pt" style:font-size-asian="9pt" style:font-size-complex="9pt"/>
    </style:style>
    <style:style style:name="T10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11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12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3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5" style:family="text">
      <style:text-properties style:font-name="Verdana1" fo:font-size="9pt" fo:font-style="italic" style:text-underline-style="none" fo:font-weight="normal" style:font-name-asian="Courier New1" style:font-size-asian="9pt" style:font-style-asian="italic" style:font-weight-asian="normal" style:font-name-complex="Courier New1" style:font-size-complex="9pt" style:font-style-complex="italic" style:font-weight-complex="normal"/>
    </style:style>
    <style:style style:name="T16" style:family="text">
      <style:text-properties style:font-name="Verdana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style:font-name="Verdana1" fo:font-size="9pt" fo:font-style="italic" fo:font-weight="bold" style:font-name-asian="TimesNewRomanPSMT" style:font-size-asian="9pt" style:font-style-asian="italic" style:font-weight-asian="bold" style:font-name-complex="TimesNewRomanPSMT" style:font-size-complex="9pt" style:font-style-complex="italic" style:font-weight-complex="bold"/>
    </style:style>
    <style:style style:name="T18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9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20" style:family="text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21" style:family="text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T22" style:family="text">
      <style:text-properties style:font-name="Verdana1" fo:font-size="9pt" style:text-underline-style="none" fo:font-weight="normal" style:font-size-asian="9pt" style:font-weight-asian="normal" style:font-size-complex="9pt" style:font-weight-complex="normal"/>
    </style:style>
    <style:style style:name="T23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25" style:family="text">
      <style:text-properties style:font-name="Verdana1" fo:font-style="normal" fo:background-color="transparent" style:font-style-asian="normal" style:font-style-complex="normal"/>
    </style:style>
    <style:style style:name="T26" style:family="text">
      <style:text-properties style:font-name="Verdana1" fo:font-style="normal" style:font-style-asian="normal" style:font-style-complex="normal"/>
    </style:style>
    <style:style style:name="T27" style:family="text">
      <style:text-properties style:font-name="Verdana1" fo:font-weight="normal" style:font-weight-asian="normal" style:font-weight-complex="normal"/>
    </style:style>
    <style:style style:name="T28" style:family="text">
      <style:text-properties style:font-name="Verdana1" fo:background-color="transparent"/>
    </style:style>
    <style:style style:name="T29" style:family="text">
      <style:text-properties style:font-name="Verdana1" style:font-name-asian="Cambria" style:font-name-complex="Cambria"/>
    </style:style>
    <style:style style:name="T30" style:family="text">
      <style:text-properties style:font-name="Verdana1" style:text-underline-style="solid" style:text-underline-width="auto" style:text-underline-color="font-color"/>
    </style:style>
    <style:style style:name="T31" style:family="text">
      <style:text-properties style:font-name="Verdana1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34" style:family="text">
      <style:text-properties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35" style:family="text">
      <style:text-properties fo:font-style="normal" fo:font-weight="normal" style:font-size-asian="12pt" style:font-style-asian="normal" style:font-weight-asian="normal" style:font-style-complex="normal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background-color="transparent" style:font-style-asian="normal" style:font-style-complex="normal"/>
    </style:style>
    <style:style style:name="T38" style:family="text">
      <style:text-properties fo:font-style="normal" style:text-underline-style="none" style:font-style-asian="normal" style:font-style-complex="normal"/>
    </style:style>
    <style:style style:name="T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style:font-name-asian="HelveticaNeue-BoldCond" style:font-style-asian="normal" style:font-name-complex="HelveticaNeue-BoldCond" style:font-style-complex="normal"/>
    </style:style>
    <style:style style:name="T41" style:family="text">
      <style:text-properties fo:font-style="normal" style:text-underline-style="none" style:font-name-asian="Helvetica" style:font-style-asian="normal" style:font-name-complex="Helvetica" style:font-style-complex="normal"/>
    </style:style>
    <style:style style:name="T4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style:font-size-asian="12pt" style:font-style-asian="normal" style:font-style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style:font-size-asian="12pt" style:font-style-asian="normal" style:font-weight-asian="bold" style:font-style-complex="normal" style:font-weight-complex="bold"/>
    </style:style>
    <style:style style:name="T46" style:family="text">
      <style:text-properties fo:font-style="normal" style:font-name-asian="Cambria" style:font-style-asian="normal" style:font-name-complex="Cambria" style:font-style-complex="normal"/>
    </style:style>
    <style:style style:name="T47" style:family="text">
      <style:text-properties style:font-name="Courier New"/>
    </style:style>
    <style:style style:name="T48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50" style:family="text">
      <style:text-properties style:font-name="Courier New" fo:font-style="normal" style:font-style-asian="normal" style:font-style-complex="normal"/>
    </style:style>
    <style:style style:name="T51" style:family="text">
      <style:text-properties style:font-name="Courier New" fo:font-style="normal" fo:background-color="transparent" style:font-style-asian="normal" style:font-style-complex="normal"/>
    </style:style>
    <style:style style:name="T52" style:family="text">
      <style:text-properties style:font-name="Courier New" fo:font-style="normal" style:font-size-asian="12pt" style:font-style-asian="normal" style:font-style-complex="normal"/>
    </style:style>
    <style:style style:name="T53" style:family="text">
      <style:text-properties style:font-name="Courier New" fo:font-style="normal" style:font-name-asian="Cambria" style:font-style-asian="normal" style:font-name-complex="Cambria" style:font-style-complex="normal"/>
    </style:style>
    <style:style style:name="T54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style:font-name="Courier New" fo:font-style="normal" fo:font-weight="bold" style:font-size-asian="12pt" style:font-style-asian="normal" style:font-weight-asian="bold" style:font-style-complex="normal" style:font-weight-complex="bold"/>
    </style:style>
    <style:style style:name="T56" style:family="text">
      <style:text-properties style:font-name="Courier New" fo:font-style="normal" fo:font-weight="bold" style:font-name-asian="Courier New1" style:font-size-asian="12pt" style:font-style-asian="normal" style:font-weight-asian="bold" style:font-name-complex="Courier New1" style:font-style-complex="normal" style:font-weight-complex="bold"/>
    </style:style>
    <style:style style:name="T57" style:family="text">
      <style:text-properties style:font-name="Courier New" fo:font-style="normal" fo:font-weight="bold" style:font-name-asian="Cambria" style:font-size-asian="12pt" style:font-style-asian="normal" style:font-weight-asian="bold" style:font-name-complex="Cambria" style:font-style-complex="normal" style:font-weight-complex="bold"/>
    </style:style>
    <style:style style:name="T58" style:family="text">
      <style:text-properties style:font-name="Courier New" fo:font-style="normal" fo:font-weight="bold" style:font-name-asian="Cambria" style:font-style-asian="normal" style:font-weight-asian="bold" style:font-name-complex="Cambria" style:font-style-complex="normal" style:font-weight-complex="bold"/>
    </style:style>
    <style:style style:name="T59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61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62" style:family="text"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T63" style:family="text">
      <style:text-properties style:font-name="Courier New" fo:font-size="9pt" fo:font-style="normal" fo:font-weight="bold" style:font-name-asian="Cambria" style:font-size-asian="12pt" style:font-style-asian="normal" style:font-weight-asian="bold" style:font-name-complex="Cambria" style:font-size-complex="9pt" style:font-style-complex="normal" style:font-weight-complex="bold"/>
    </style:style>
    <style:style style:name="T64" style:family="text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5" style:family="text">
      <style:text-properties style:font-name="Courier New" fo:font-size="9pt" fo:font-style="normal" fo:font-weight="bold" style:font-size-asian="12pt" style:font-style-asian="normal" style:font-weight-asian="bold" style:font-size-complex="9pt" style:font-style-complex="normal" style:font-weight-complex="bold"/>
    </style:style>
    <style:style style:name="T66" style:family="text">
      <style:text-properties style:font-name="Courier New" fo:font-size="9pt" fo:font-style="normal" fo:font-weight="bold" style:font-name-asian="Verdana" style:font-size-asian="12pt" style:font-style-asian="normal" style:font-weight-asian="bold" style:font-name-complex="Verdana" style:font-size-complex="9pt" style:font-style-complex="normal" style:font-weight-complex="bold"/>
    </style:style>
    <style:style style:name="T67" style:family="text">
      <style:text-properties style:font-name="Courier New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T68" style:family="text">
      <style:text-properties style:font-name="Courier New" fo:font-size="9pt" fo:font-style="normal" style:font-size-asian="9pt" style:font-style-asian="normal" style:font-size-complex="9pt" style:font-style-complex="normal"/>
    </style:style>
    <style:style style:name="T69" style:family="text">
      <style:text-properties style:font-name="Courier New" fo:font-size="9pt" fo:font-style="normal" style:font-name-asian="Cambria" style:font-size-asian="9pt" style:font-style-asian="normal" style:font-name-complex="Cambria" style:font-size-complex="9pt" style:font-style-complex="normal"/>
    </style:style>
    <style:style style:name="T70" style:family="text">
      <style:text-properties style:font-name="Courier New" fo:font-size="9pt" style:font-size-asian="9pt" style:font-size-complex="9pt"/>
    </style:style>
    <style:style style:name="T71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72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73" style:family="text">
      <style:text-properties style:font-name="Courier New" fo:font-size="9pt" fo:font-weight="bold" style:font-name-asian="Cambria" style:font-size-asian="9pt" style:font-weight-asian="bold" style:font-name-complex="Cambria" style:font-size-complex="9pt" style:font-weight-complex="bold"/>
    </style:style>
    <style:style style:name="T74" style:family="text">
      <style:text-properties style:font-name="Courier New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5" style:family="text">
      <style:text-properties style:font-name="Courier New" fo:font-size="9pt" fo:font-style="italic" fo:font-weight="bold" style:font-name-asian="Cambria" style:font-size-asian="9pt" style:font-style-asian="italic" style:font-weight-asian="bold" style:font-name-complex="Cambria" style:font-size-complex="9pt" style:font-style-complex="italic" style:font-weight-complex="bold"/>
    </style:style>
    <style:style style:name="T76" style:family="text">
      <style:text-properties style:font-name="Courier New" fo:font-size="9pt" fo:font-style="italic" style:font-name-asian="Cambria" style:font-size-asian="9pt" style:font-style-asian="italic" style:font-name-complex="Cambria" style:font-size-complex="9pt" style:font-style-complex="italic"/>
    </style:style>
    <style:style style:name="T77" style:family="text">
      <style:text-properties style:font-name="Courier New" fo:font-size="9pt" fo:font-style="italic" style:text-underline-style="none" fo:font-weight="bold" style:font-name-asian="Courier New" style:font-size-asian="9pt" style:font-style-asian="italic" style:font-weight-asian="bold" style:font-name-complex="Courier New" style:font-size-complex="9pt" style:font-style-complex="italic" style:font-weight-complex="bold"/>
    </style:style>
    <style:style style:name="T78" style:family="text">
      <style:text-properties style:font-name="Courier New" fo:background-color="transparent"/>
    </style:style>
    <style:style style:name="T79" style:family="text">
      <style:text-properties style:font-name="Courier New" fo:font-size="10pt" style:font-size-asian="10pt" style:font-size-complex="10pt"/>
    </style:style>
    <style:style style:name="T80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81" style:family="text">
      <style:text-properties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2" style:family="text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T83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84" style:family="text">
      <style:text-properties style:font-name="Courier New" style:font-size-asian="12pt"/>
    </style:style>
    <style:style style:name="T85" style:family="text">
      <style:text-properties style:font-name="Courier New" fo:font-weight="bold" style:font-weight-asian="bold" style:font-weight-complex="bold"/>
    </style:style>
    <style:style style:name="T86" style:family="text">
      <style:text-properties style:font-name="Courier New" fo:font-weight="bold" style:font-size-asian="12pt" style:font-weight-asian="bold" style:font-weight-complex="bold"/>
    </style:style>
    <style:style style:name="T87" style:family="text">
      <style:text-properties style:font-name="Courier New" fo:font-weight="bold" style:font-name-asian="Cambria" style:font-weight-asian="bold" style:font-name-complex="Cambria" style:font-weight-complex="bold"/>
    </style:style>
    <style:style style:name="T88" style:family="text">
      <style:text-properties style:font-name="Courier New" fo:font-style="italic" style:font-style-asian="italic" style:font-style-complex="italic"/>
    </style:style>
    <style:style style:name="T89" style:family="text">
      <style:text-properties style:font-name="Courier New" fo:font-style="italic" fo:font-weight="bold" style:font-size-asian="12pt" style:font-style-asian="italic" style:font-weight-asian="bold" style:font-style-complex="italic" style:font-weight-complex="bold"/>
    </style:style>
    <style:style style:name="T90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91" style:family="text">
      <style:text-properties style:font-name="Courier New" fo:font-style="italic" fo:font-weight="bold" style:font-name-asian="Courier New" style:font-style-asian="italic" style:font-weight-asian="bold" style:font-name-complex="Courier New" style:font-style-complex="italic" style:font-weight-complex="bold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name-asian="Helvetica" style:font-style-asian="italic" style:font-name-complex="Helvetica" style:font-style-complex="italic"/>
    </style:style>
    <style:style style:name="T94" style:family="text">
      <style:text-properties fo:font-style="italic" style:font-name-asian="Cambria" style:font-style-asian="italic" style:font-name-complex="Cambria" style:font-style-complex="italic"/>
    </style:style>
    <style:style style:name="T95" style:family="text">
      <style:text-properties fo:font-style="italic" fo:font-weight="normal" style:font-name-asian="Cambria" style:font-style-asian="italic" style:font-weight-asian="normal" style:font-name-complex="Cambria" style:font-style-complex="italic" style:font-weight-complex="normal"/>
    </style:style>
    <style:style style:name="T9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bold" style:font-style-asian="italic" style:font-weight-asian="bold" style:font-style-complex="italic" style:font-weight-complex="bold"/>
    </style:style>
    <style:style style:name="T98" style:family="text">
      <style:text-properties fo:font-style="italic" fo:font-weight="bold" style:font-name-asian="Cambria" style:font-style-asian="italic" style:font-weight-asian="bold" style:font-name-complex="Cambria" style:font-style-complex="italic" style:font-weight-complex="bold"/>
    </style:style>
    <style:style style:name="T99" style:family="text">
      <style:text-properties fo:font-style="italic" fo:font-weight="bold" style:font-size-asian="12pt" style:font-style-asian="italic" style:font-weight-asian="bold" style:font-style-complex="italic" style:font-weight-complex="bold"/>
    </style:style>
    <style:style style:name="T100" style:family="text">
      <style:text-properties fo:font-style="italic" style:text-underline-style="none" style:font-name-asian="HelveticaNeue-BoldCond" style:font-style-asian="italic" style:font-name-complex="HelveticaNeue-BoldCond" style:font-style-complex="italic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size-asian="12pt" style:font-weight-asian="bold" style:font-weight-complex="bold"/>
    </style:style>
    <style:style style:name="T103" style:family="text">
      <style:text-properties fo:font-weight="bold" fo:background-color="transparent" style:font-weight-asian="bold" style:font-weight-complex="bold"/>
    </style:style>
    <style:style style:name="T104" style:family="text">
      <style:text-properties fo:font-weight="bold" style:font-name-asian="Cambria" style:font-size-asian="12pt" style:font-weight-asian="bold" style:font-name-complex="Cambria" style:font-weight-complex="bold"/>
    </style:style>
    <style:style style:name="T105" style:family="text">
      <style:text-properties fo:font-weight="bold" style:font-name-asian="Cambria" style:font-weight-asian="bold" style:font-name-complex="Cambria" style:font-weight-complex="bold"/>
    </style:style>
    <style:style style:name="T10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7" style:family="text">
      <style:text-properties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108" style:family="text">
      <style:text-properties fo:font-size="9pt" fo:font-style="normal" fo:font-weight="bold" style:font-size-asian="12pt" style:font-style-asian="normal" style:font-weight-asian="bold" style:font-size-complex="9pt" style:font-style-complex="normal" style:font-weight-complex="bold"/>
    </style:style>
    <style:style style:name="T109" style:family="text">
      <style:text-properties fo:font-size="9pt" fo:font-weight="normal" style:font-size-asian="9pt" style:font-weight-asian="normal" style:font-size-complex="9pt" style:font-weight-complex="normal"/>
    </style:style>
    <style:style style:name="T110" style:family="text">
      <style:text-properties fo:font-size="9pt" style:font-size-asian="9pt" style:font-size-complex="9pt"/>
    </style:style>
    <style:style style:name="T111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12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13" style:family="text">
      <style:text-properties style:use-window-font-color="true"/>
    </style:style>
    <style:style style:name="T11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15" style:family="text">
      <style:text-properties style:use-window-font-color="true" style:font-name="Courier New" fo:font-style="normal" fo:font-weight="bold" style:font-size-asian="12pt" style:font-style-asian="normal" style:font-weight-asian="bold" style:font-style-complex="normal" style:font-weight-complex="bold"/>
    </style:style>
    <style:style style:name="T116" style:family="text">
      <style:text-properties style:use-window-font-color="true" style:font-name="Courier New" fo:font-style="normal" fo:font-weight="bold" style:font-style-asian="normal" style:font-weight-asian="bold" style:font-style-complex="normal" style:font-weight-complex="bold"/>
    </style:style>
    <style:style style:name="T117" style:family="text">
      <style:text-properties style:use-window-font-color="true" style:font-name="Courier New" fo:font-style="italic" fo:font-weight="bold" style:font-style-asian="italic" style:font-weight-asian="bold" style:font-style-complex="italic" style:font-weight-complex="bold"/>
    </style:style>
    <style:style style:name="T118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9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120" style:family="text">
      <style:text-properties style:use-window-font-color="true" style:text-outline="false" style:text-line-through-style="none" fo:font-style="normal" fo:text-shadow="none" style:text-underline-style="solid" style:text-underline-width="auto" style:text-underline-color="font-color" style:letter-kerning="true" style:font-name-asian="Courier New" style:font-style-asian="normal" style:font-name-complex="Courier New" style:font-style-complex="normal" style:text-emphasize="none"/>
    </style:style>
    <style:style style:name="T121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122" style:family="text">
      <style:text-properties style:use-window-font-color="true" style:text-outline="false" style:text-line-through-style="none" fo:text-shadow="none" style:text-underline-style="none" style:letter-kerning="true" style:font-name-asian="Courier New" style:font-name-complex="Courier New" style:text-emphasize="none"/>
    </style:style>
    <style:style style:name="T123" style:family="text">
      <style:text-properties style:use-window-font-color="true" style:text-outline="false" style:text-line-through-style="none" fo:text-shadow="none" style:text-underline-style="solid" style:text-underline-width="auto" style:text-underline-color="font-color" style:letter-kerning="true" style:font-name-asian="Courier New" style:font-name-complex="Courier New" style:text-emphasize="none"/>
    </style:style>
    <style:style style:name="T124" style:family="text">
      <style:text-properties style:text-underline-style="solid" style:text-underline-width="auto" style:text-underline-color="font-color"/>
    </style:style>
    <style:style style:name="T1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6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27" style:family="text">
      <style:text-properties style:font-size-asian="12pt"/>
    </style:style>
    <style:style style:name="T128" style:family="text">
      <style:text-properties style:text-underline-style="none"/>
    </style:style>
    <style:style style:name="T129" style:family="text">
      <style:text-properties style:text-underline-style="none" fo:font-weight="bold" style:font-weight-asian="bold" style:font-weight-complex="bold"/>
    </style:style>
    <style:style style:name="T130" style:family="text">
      <style:text-properties fo:font-weight="normal" fo:background-color="transparent" style:font-weight-asian="normal" style:font-weight-complex="normal"/>
    </style:style>
    <style:style style:name="T131" style:family="text">
      <style:text-properties fo:font-weight="normal" style:font-weight-asian="normal" style:font-weight-complex="normal"/>
    </style:style>
    <style:style style:name="T132" style:family="text">
      <style:text-properties fo:font-weight="normal" style:font-name-asian="Cambria" style:font-weight-asian="normal" style:font-name-complex="Cambria" style:font-weight-complex="normal"/>
    </style:style>
    <style:style style:name="T133" style:family="text">
      <style:text-properties style:font-name-asian="Helvetica" style:font-name-complex="Helvetica"/>
    </style:style>
    <style:style style:name="T134" style:family="text">
      <style:text-properties fo:background-color="transparent"/>
    </style:style>
    <style:style style:name="T135" style:family="text">
      <style:text-properties style:font-name="Courier New1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136" style:family="text">
      <style:text-properties fo:color="#000000"/>
    </style:style>
    <style:style style:name="T137" style:family="text">
      <style:text-properties fo:color="#000000" style:font-name="Courier New"/>
    </style:style>
    <style:style style:name="T138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39" style:family="text">
      <style:text-properties fo:color="#000000" style:font-name="Courier New" fo:font-size="9pt" fo:font-style="italic" style:text-underline-style="none" fo:font-weight="bold" style:font-name-asian="Courier New" style:font-size-asian="9pt" style:font-style-asian="italic" style:font-weight-asian="bold" style:font-name-complex="Courier New" style:font-size-complex="9pt" style:font-style-complex="italic" style:font-weight-complex="bold"/>
    </style:style>
    <style:style style:name="T140" style:family="text">
      <style:text-properties fo:color="#000000" style:font-name="Courier New" fo:font-style="italic" style:text-underline-style="none" fo:font-weight="bold" style:font-name-asian="Courier New" style:font-style-asian="italic" style:font-weight-asian="bold" style:font-name-complex="Courier New" style:font-style-complex="italic" style:font-weight-complex="bold"/>
    </style:style>
    <style:style style:name="T141" style:family="text">
      <style:text-properties fo:color="#000000" style:font-name="Courier New" fo:font-style="italic" fo:font-weight="bold" style:font-name-asian="Courier New" style:font-style-asian="italic" style:font-weight-asian="bold" style:font-name-complex="Courier New" style:font-style-complex="italic" style:font-weight-complex="bold"/>
    </style:style>
    <style:style style:name="T142" style:family="text">
      <style:text-properties fo:color="#000000" style:font-name="Courier New" style:font-name-asian="Courier" style:font-name-complex="Courier"/>
    </style:style>
    <style:style style:name="T143" style:family="text">
      <style:text-properties fo:color="#000000" style:font-name="Verdana1"/>
    </style:style>
    <style:style style:name="T144" style:family="text">
      <style:text-properties fo:color="#000000" style:font-name="Verdana1" fo:background-color="transparent"/>
    </style:style>
    <style:style style:name="T145" style:family="text">
      <style:text-properties fo:color="#000000" style:font-name="Verdana1" fo:font-size="9pt" fo:font-weight="normal" style:font-name-asian="Helv" style:font-size-asian="9pt" style:font-weight-asian="normal" style:font-name-complex="Helv" style:font-size-complex="9pt" style:font-weight-complex="normal"/>
    </style:style>
    <style:style style:name="T146" style:family="text">
      <style:text-properties fo:color="#000000"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147" style:family="text">
      <style:text-properties fo:color="#000000" style:font-name="Verdana1" style:font-name-asian="Courier" style:font-name-complex="Courier"/>
    </style:style>
    <style:style style:name="T148" style:family="text">
      <style:text-properties fo:color="#000000" style:font-name="Verdana1" fo:font-style="italic" fo:font-weight="bold" style:font-name-asian="Courier" style:font-style-asian="italic" style:font-weight-asian="bold" style:font-name-complex="Courier" style:font-style-complex="italic" style:font-weight-complex="bold"/>
    </style:style>
    <style:style style:name="T149" style:family="text">
      <style:text-properties fo:color="#000000" style:font-name-asian="Courier New" style:font-name-complex="Courier New"/>
    </style:style>
    <style:style style:name="T150" style:family="text">
      <style:text-properties fo:color="#000000" fo:background-color="transparent" style:font-name-asian="Courier New1" style:font-name-complex="Courier New1"/>
    </style:style>
    <style:style style:name="T151" style:family="text">
      <style:text-properties fo:color="#000000" style:font-name="CourierNewPSMT" style:font-name-asian="CourierNewPSMT" style:font-name-complex="CourierNewPSMT"/>
    </style:style>
    <style:style style:name="T152" style:family="text">
      <style:text-properties fo:color="#000000" style:font-name-asian="Courier" style:font-name-complex="Courier"/>
    </style:style>
    <style:style style:name="T153" style:family="text">
      <style:text-properties fo:color="#000000" fo:font-style="italic" fo:font-weight="bold" style:font-name-asian="Courier" style:font-style-asian="italic" style:font-weight-asian="bold" style:font-name-complex="Courier" style:font-style-complex="italic" style:font-weight-complex="bold"/>
    </style:style>
    <style:style style:name="T154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55" style:family="text">
      <style:text-properties fo:color="#000000" fo:font-style="italic" style:text-underline-style="none" style:font-name-asian="Courier New" style:font-style-asian="italic" style:font-name-complex="Courier New" style:font-style-complex="italic"/>
    </style:style>
    <style:style style:name="T156" style:family="text"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57" style:family="text">
      <style:text-properties fo:color="#000000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58" style:family="text"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59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160" style:family="text">
      <style:text-properties style:font-name-asian="Cambria" style:font-name-complex="Cambria"/>
    </style:style>
    <style:style style:name="T161" style:family="text">
      <style:text-properties fo:font-size="10pt" style:font-name-asian="Arial1" style:font-size-asian="10pt" style:font-name-complex="Arial1" style:font-size-complex="10pt"/>
    </style:style>
    <style:style style:name="T162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-1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-1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-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-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-0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-0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-0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0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0.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6">Extreme Cloud Administration Toolkit</text:p>
      <text:p text:style-name="P30"/>
      <text:p text:style-name="P27">xCAT on z/VM and Linux on System z</text:p>
      <text:p text:style-name="P28">Version 0.26</text:p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2">Doc. Version</text:p>
          </table:table-cell>
          <table:table-cell table:style-name="Table3.B1" office:value-type="float" office:value="0.26">
            <text:p text:style-name="P42">0.26</text:p>
          </table:table-cell>
        </table:table-row>
        <table:table-row table:style-name="Table3.1">
          <table:table-cell table:style-name="Table3.A2" office:value-type="string">
            <text:p text:style-name="P43">Date</text:p>
          </table:table-cell>
          <table:table-cell table:style-name="Table3.B2" office:value-type="date" office:date-value="2010-09-01">
            <text:p text:style-name="P43">09/01/10</text:p>
          </table:table-cell>
        </table:table-row>
        <table:table-row table:style-name="Table3.1">
          <table:table-cell table:style-name="Table3.A2" office:value-type="string">
            <text:p text:style-name="P43">Authors</text:p>
          </table:table-cell>
          <table:table-cell table:style-name="Table3.B3" office:value-type="string">
            <text:p text:style-name="P43">Thang Pham (<text:a xlink:type="simple" xlink:href="mailto:thang.pham@us.ibm.com">thang.pham@us.ibm.com</text:a>)</text:p>
            <text:p text:style-name="P43">Wesley Yee (<text:a xlink:type="simple" xlink:href="mailto:wesley.yee@us.ibm.com">wesley.yee@us.ibm.com</text:a>)</text:p>
            <text:p text:style-name="P43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2" office:value-type="string">
            <text:p text:style-name="P43">File Name</text:p>
          </table:table-cell>
          <table:table-cell table:style-name="Table3.B3" office:value-type="string">
            <text:p text:style-name="P43"><text:file-name text:display="name-and-extension">xCAT2onzVM.odt</text:file-name></text:p>
          </table:table-cell>
        </table:table-row>
      </table:table>
      <text:p text:style-name="P123"/>
      <text:p text:style-name="P179">Document Abstract</text:p>
      <text:p text:style-name="P10">This document provides an overview, an installation, and a quick start guide on basic z/VM and Linux on System z administration using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80">Table of Contents</text:p>
          </text:index-title>
          <text:p text:style-name="P188">1. Terminology<text:tab/>4</text:p>
          <text:p text:style-name="P188">2. Support on z/VM and Linux on System z<text:tab/>5</text:p>
          <text:p text:style-name="P188">3. Design Architecture<text:tab/>6</text:p>
          <text:p text:style-name="P188">4. Prerequisite<text:tab/>7</text:p>
          <text:p text:style-name="P189">4.1. xCAT Management Node<text:tab/>8</text:p>
          <text:p text:style-name="P189">4.2. System z Hardware Control Point<text:tab/>9</text:p>
          <text:p text:style-name="P188">5. Planning<text:tab/>10</text:p>
          <text:p text:style-name="P188">6. Installation of xCAT<text:tab/>11</text:p>
          <text:p text:style-name="P188">7. Installation of xCAT UI<text:tab/>14</text:p>
          <text:p text:style-name="P189">7.1. SSL Configuration<text:tab/>14</text:p>
          <text:p text:style-name="P188">8. Configuring SMAPI and DirMaint for zHCP<text:tab/>15</text:p>
          <text:p text:style-name="P189">8.1 Installation of zHCP<text:tab/>16</text:p>
          <text:p text:style-name="P188">9. Initializing Database<text:tab/>17</text:p>
          <text:p text:style-name="P188">10. xCAT Commands<text:tab/>19</text:p>
          <text:p text:style-name="P188">11. Installing Linux Using AutoYast or Kickstart<text:tab/>22</text:p>
          <text:p text:style-name="P188">12. Cloning Virtual Servers<text:tab/>25</text:p>
          <text:p text:style-name="P188">13. Setting Up Ganglia on xCAT<text:tab/>26</text:p>
          <text:p text:style-name="P188">14. Ganglia Monitoring on xCAT<text:tab/>28</text:p>
          <text:p text:style-name="P188">15. Statelite<text:tab/>29</text:p>
          <text:p text:style-name="P188">16. Updating Linux<text:tab/>36</text:p>
          <text:p text:style-name="P188">17. Limitations<text:tab/>37</text:p>
          <text:p text:style-name="P188">Appendix A: Setting Up a Second Network <text:tab/>38</text:p>
          <text:p text:style-name="P188">Appendix B: Customizing Autoyast and Kickstart<text:tab/>42</text:p>
        </text:index-body>
      </text:table-of-content>
      <text:h text:style-name="P280" text:outline-level="1"/>
      <text:h text:style-name="P281" text:outline-level="1"><text:reference-mark-start text:name="Terminology"/>1. Terminology<text:reference-mark-end text:name="Terminology"/></text:h>
      <text:p text:style-name="P2">This section outlines the terminology used within this document.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DirMaint</text:p>
          </table:table-cell>
          <table:table-cell table:style-name="Table2.B1" office:value-type="string">
            <text:p text:style-name="P24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24">Ganglia</text:p>
          </table:table-cell>
          <table:table-cell table:style-name="Table2.B2" office:value-type="string">
            <text:p text:style-name="P124"><text:span text:style-name="T92">“Ganglia consists of two unique daemons (gmond and gmetad), a PHP-based web frontend and a few other small utility programs. <text:s/>Gmond is a multi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24">Life cycle</text:p>
          </table:table-cell>
          <table:table-cell table:style-name="Table2.B2" office:value-type="string">
            <text:p text:style-name="P24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24">SMAPI</text:p>
          </table:table-cell>
          <table:table-cell table:style-name="Table2.B2" office:value-type="string">
            <text:p text:style-name="P24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24">Virtual server</text:p>
          </table:table-cell>
          <table:table-cell table:style-name="Table2.B2" office:value-type="string">
            <text:p text:style-name="P63">A server composed of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24">VMCP</text:p>
          </table:table-cell>
          <table:table-cell table:style-name="Table2.B2" office:value-type="string">
            <text:p text:style-name="P24">Linux module that allows execution of CP commands. </text:p>
          </table:table-cell>
        </table:table-row>
        <table:table-row>
          <table:table-cell table:style-name="Table2.A2" office:value-type="string">
            <text:p text:style-name="P24">CP</text:p>
          </table:table-cell>
          <table:table-cell table:style-name="Table2.B2" office:value-type="string">
            <text:p text:style-name="P24"><text:span text:style-name="T92">“The Control Program (</text:span><text:span text:style-name="T93">CP) is the operating system that underlies all of z/VM. <text:s/>It is responsible for virtualizing your z/Series machine's real hardware, and allowing many virtual machines to simultaneously share the hardware resource.”</text:span><text:span text:style-name="T133"> - IBM</text:span></text:p>
          </table:table-cell>
        </table:table-row>
        <table:table-row>
          <table:table-cell table:style-name="Table2.A2" office:value-type="string">
            <text:p text:style-name="P24">xCAT</text:p>
          </table:table-cell>
          <table:table-cell table:style-name="Table2.B2" office:value-type="string">
            <text:p text:style-name="P38">xCAT (Extreme Cloud Administration Tool) is a toolkit that provides support for the deployment and administration of large cloud environments.</text:p>
          </table:table-cell>
        </table:table-row>
        <table:table-row>
          <table:table-cell table:style-name="Table2.A2" office:value-type="string">
            <text:p text:style-name="P24">zHCP</text:p>
          </table:table-cell>
          <table:table-cell table:style-name="Table2.B2" office:value-type="string">
            <text:p text:style-name="P24">zHCP (System z Hardware control point) is a Linux virtual server that interfaces with SMAPI and CP and manages other virtual servers on z/VM.</text:p>
          </table:table-cell>
        </table:table-row>
        <table:table-row>
          <table:table-cell table:style-name="Table2.A2" office:value-type="string">
            <text:p text:style-name="P24">AutoYaST</text:p>
          </table:table-cell>
          <table:table-cell table:style-name="Table2.B2" office:value-type="string">
            <text:p text:style-name="P24"><text:span text:style-name="ACRONYM"><text:span text:style-name="T92">“AutoYaST</text:span></text:span><text:span text:style-name="T92"> is a system for installing one or more SUSE Linux systems automatically and without user intervention. <text:s/></text:span><text:span text:style-name="ACRONYM"><text:span text:style-name="T92">AutoYaST</text:span></text:span><text:span text:style-name="T92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24">Kickstart</text:p>
          </table:table-cell>
          <table:table-cell table:style-name="Table2.B2" office:value-type="string">
            <text:p text:style-name="P24"><text:span text:style-name="T92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2"/>
      <text:p text:style-name="P2"/>
      <text:h text:style-name="P281" text:outline-level="1"><text:reference-mark-start text:name="xCAT Support on z/VM "/><text:reference-mark-start text:name="Support on z/VM "/>2. Support on z/VM and Linux on System z<text:reference-mark-end text:name="Support on z/VM "/><text:reference-mark-end text:name="xCAT Support on z/VM "/></text:h>
      <text:p text:style-name="P2">This section provides a list of supported functionalities on xCAT for z/VM and Linux on System z. <text:s/></text:p>
      <text:p text:style-name="P2"/>
      <text:list xml:id="list33293278" text:style-name="L1">
        <text:list-item>
          <text:p text:style-name="P244">Life cycle support for xCAT on z/VM, which includes:</text:p>
          <text:list>
            <text:list-item>
              <text:p text:style-name="P244">Power on/off virtual server</text:p>
            </text:list-item>
            <text:list-item>
              <text:p text:style-name="P244">Create virtual server</text:p>
            </text:list-item>
            <text:list-item>
              <text:p text:style-name="P244">Edit virtual server configuration</text:p>
            </text:list-item>
            <text:list-item>
              <text:p text:style-name="P244">Delete virtual server</text:p>
            </text:list-item>
          </text:list>
        </text:list-item>
        <text:list-item>
          <text:p text:style-name="P244">Software and hardware inventory of a virtual server</text:p>
        </text:list-item>
        <text:list-item>
          <text:p text:style-name="P244">Cloning a virtual server</text:p>
        </text:list-item>
        <text:list-item>
          <text:p text:style-name="P244">Installation of Linux on a virtual server using kickstart/autoyast</text:p>
        </text:list-item>
        <text:list-item>
          <text:p text:style-name="P244">Monitoring of Linux systems using Ganglia</text:p>
        </text:list-item>
        <text:list-item>
          <text:p text:style-name="P244">Remote shell</text:p>
        </text:list-item>
        <text:list-item>
          <text:p text:style-name="P244">Post-scripts for provisioning</text:p>
        </text:list-item>
        <text:list-item>
          <text:p text:style-name="P244">Updating Linux</text:p>
        </text:list-item>
        <text:list-item>
          <text:p text:style-name="P244">NFS read-only root filesystem (Statelite)</text:p>
        </text:list-item>
      </text:list>
      <text:p text:style-name="P2"/>
      <text:p text:style-name="P2"/>
      <text:h text:style-name="P283" text:outline-level="1"><text:reference-mark-start text:name="Design Architecture"/><text:reference-mark-start text:name="xCAT on System z Design Architecture"/>3. Design Architecture<text:reference-mark-end text:name="xCAT on System z Design Architecture"/><text:reference-mark-end text:name="Design Architecture"/></text:h>
      <text:p text:style-name="P2">This section provides information on the architecture of xCAT on z/VM and Linux on System z.</text:p>
      <text:p text:style-name="P7"/>
      <text:p text:style-name="P4"><draw:frame draw:style-name="fr1" draw:name="graphics1" text:anchor-type="paragraph" svg:width="6.9252in" svg:height="2.4146in" draw:z-index="1"><draw:image xlink:href="Pictures/200000070000455B00001830BAA0EADD.svm" xlink:type="simple" xlink:show="embed" xlink:actuate="onLoad"/></draw:frame><text:span text:style-name="T101">Figure 1</text:span>. <text:s/>Shows the layout of xCAT on System z. </text:p>
      <text:p text:style-name="P3"/>
      <text:p text:style-name="P3">xCAT is used to manage virtual servers within multiple z/VM partitions. <text:s/>The xCAT management node (MN) can be installed on any Linux. <text:s/>It communicates with a System z hardware control point (zHPC) over SSH, which is required on each z/VM partition in order to manage it. <text:s/>The zHCP is a Linux, and its purpose is to interface with the SMAPI and CP layer. <text:s/>It utilizes a C socket interface to communicate with the SMAPI layer and VMCP Linux module to communicate with the CP layer.</text:p>
      <text:p text:style-name="P3"/>
      <text:p text:style-name="P3">xCAT mainly relies on Linux VMCP module to perform its actions. <text:s/>However, more complicated actions, such as creating/deleting/editing virtual servers, require SMAPI.</text:p>
      <text:h text:style-name="P281" text:outline-level="1">4. Prerequisite</text:h>
      <text:p text:style-name="P10">This section details what is required before you setup xCAT on z/VM and Linux on System z.</text:p>
      <text:p text:style-name="P10"><draw:g text:anchor-type="paragraph" draw:z-index="0" draw:style-name="gr1"><draw:rect draw:style-name="gr2" draw:text-style-name="P285" svg:width="4.0004in" svg:height="0.3217in" svg:x="1.3854in" svg:y="2.052in"><text:p text:style-name="P284"><text:span text:style-name="T162">LPAR</text:span></text:p></draw:rect><draw:rect draw:style-name="gr3" draw:text-style-name="P285" svg:width="4.0004in" svg:height="0.3213in" svg:x="1.3854in" svg:y="1.7311in"><text:p text:style-name="P284"><text:span text:style-name="T162">POKDEV61 </text:span></text:p><text:p text:style-name="P284"><text:span text:style-name="T162">(z/VM)</text:span></text:p></draw:rect><draw:rect draw:style-name="gr4" draw:text-style-name="P285" svg:width="0.6669in" svg:height="1.6079in" svg:x="1.3854in" svg:y="0.1236in"><text:p text:style-name="P284"><text:span text:style-name="T162">LNX1</text:span></text:p><text:p text:style-name="P284"><text:span text:style-name="T162">(xCAT)</text:span></text:p></draw:rect><draw:rect draw:style-name="gr5" draw:text-style-name="P285" svg:width="0.6669in" svg:height="1.6079in" svg:x="2.052in" svg:y="0.1236in"><text:p text:style-name="P284"><text:span text:style-name="T162">LNX2</text:span></text:p><text:p text:style-name="P284"><text:span text:style-name="T162">(zHCP)</text:span></text:p></draw:rect><draw:rect draw:style-name="gr6" draw:text-style-name="P285" svg:width="0.6677in" svg:height="1.6079in" svg:x="2.7189in" svg:y="0.1236in"><text:p text:style-name="P284"><text:span text:style-name="T162">LNX3</text:span></text:p></draw:rect><draw:rect draw:style-name="gr6" draw:text-style-name="P285" svg:width="0.6669in" svg:height="1.6079in" svg:x="3.3854in" svg:y="0.1236in"><text:p text:style-name="P284"><text:span text:style-name="T162">LNX4</text:span></text:p></draw:rect><draw:rect draw:style-name="gr6" draw:text-style-name="P285" svg:width="0.6669in" svg:height="1.6079in" svg:x="4.0488in" svg:y="0.1236in"><text:p text:style-name="P284"><text:span text:style-name="T162">LNX</text:span></text:p></draw:rect><draw:rect draw:style-name="gr6" draw:text-style-name="P285" svg:width="0.6669in" svg:height="1.6079in" svg:x="4.3854in" svg:y="0.1236in"><text:p text:style-name="P284"><text:span text:style-name="T162">LNX</text:span></text:p></draw:rect><draw:rect draw:style-name="gr6" draw:text-style-name="P285" svg:width="0.6669in" svg:height="1.6079in" svg:x="4.7189in" svg:y="0.1236in"><text:p text:style-name="P284"><text:span text:style-name="T162">LNX</text:span></text:p></draw:rect></draw:g></text:p>
      <text:p text:style-name="P10"/>
      <text:p text:style-name="P10"/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01">Figure 1.</text:span> <text:s/>Sample environment</text:p>
      <text:p text:style-name="P10"/>
      <text:p text:style-name="P10">Before you can install xCAT, there are a couple of prerequisites. <text:s/>You need to have <text:span text:style-name="T128">two</text:span> virtual servers (one server for the xCAT MN and the other for the zHCP) running Linux.</text:p>
      <text:p text:style-name="P10"/>
      <text:p text:style-name="P23">Both the xCAT MN and zHCP are linked to LNXMAINT, which contains files used by both CMS and Linux.</text:p>
      <text:p text:style-name="P76">LNXMAINT has the following directory entry:</text:p>
      <text:p text:style-name="P121">USER LNXMAINT DRCT 64M 128M BEG</text:p>
      <text:p text:style-name="P121">INCLUDE TCPCMSU</text:p>
      <text:p text:style-name="P121">LINK TCPMAINT 0592 0592 RR</text:p>
      <text:p text:style-name="P121">MDISK 0191 3390 1 20 EM6340 MR</text:p>
      <text:p text:style-name="P121">MDISK 0192 3390 1 279 EM6341 MR</text:p>
      <text:p text:style-name="P76">It is recommended that you have the following PROFILE EXEC on LNXMAINT 192 disk (which is linked to all virtual servers on the z/VM partition).</text:p>
      <text:p text:style-name="P88">/* PROFILE EXEC for Linux virtual servers */</text:p>
      <text:p text:style-name="P104">'CP SET RUN ON'</text:p>
      <text:p text:style-name="P104">'CP SET PF11 RETRIEVE FORWARD'</text:p>
      <text:p text:style-name="P104">'CP SET PF12 RETRIEVE'</text:p>
      <text:p text:style-name="P104">'ACC 592 C'</text:p>
      <text:p text:style-name="P104">'SWAPGEN 300 1048576' /* create a 512M VDISK disk swap space */</text:p>
      <text:p text:style-name="P104">'SWAPGEN 301 <text:span text:style-name="T161">2097152</text:span>' /* create a 1G VDISK disk swap space */</text:p>
      <text:p text:style-name="P104">'PIPE CP QUERY' userid() '| var user'</text:p>
      <text:p text:style-name="P104">parse value user with id . dsc .</text:p>
      <text:p text:style-name="P104">if (dsc = 'DSC') then /* User is disconnected */</text:p>
      <text:p text:style-name="P104"><text:s text:c="4"/>'CP IPL 100'</text:p>
      <text:p text:style-name="P104">else /* User is interactive -&gt; prompt */</text:p>
      <text:p text:style-name="P104">do</text:p>
      <text:p text:style-name="P104"><text:s text:c="4"/>say 'Do you want to IPL Linux from minidisk 100? y/n'</text:p>
      <text:p text:style-name="P104"><text:s text:c="4"/>parse upper pull answer .</text:p>
      <text:p text:style-name="P104"><text:s text:c="4"/>if (answer = 'Y') then 'CP IPL 100'</text:p>
      <text:p text:style-name="P105">end /* else */</text:p>
      <text:p text:style-name="P74">This statement in the PROFILE EXEC enables each virtual server to IPL 100 upon startup. <text:s/></text:p>
      <text:p text:style-name="P74"><text:soft-page-break/></text:p>
      <text:p text:style-name="P74">For more information on how to setup z/VM, refer to the <text:span text:style-name="T100">z/VM and Linux on IBM System z The Virtualization Cookbook for SLES 10 SP2 </text:span><text:span text:style-name="T40">(</text:span><text:span text:style-name="T41">SG24-7493</text:span><text:span text:style-name="T40">).</text:span></text:p>
      <text:p text:style-name="P73"/>
      <text:p text:style-name="P73"/>
      <text:h text:style-name="P279" text:outline-level="2">4.1. xCAT Management Node</text:h>
      <text:p text:style-name="P10">In our development environment, the <text:span text:style-name="T124">xCAT MN</text:span> has the following directory entry:</text:p>
      <text:p text:style-name="P89">USER <text:span text:style-name="T97">LNX1</text:span> PWD 1G 2G G</text:p>
      <text:p text:style-name="P89">INCLUDE LNXDFLT</text:p>
      <text:p text:style-name="P89">COMMAND SET VSWITCH VSW2 GRANT <text:span text:style-name="T97">LNX1</text:span></text:p>
      <text:p text:style-name="P89">MDISK 0100 3390 0001 10016 EMC21A MR</text:p>
      <text:p text:style-name="P89">MDISK 0101 3390 0001 10016 EMC21C MR</text:p>
      <text:p text:style-name="P89">MDISK 0102 3390 0001 10016 EMC28B MR</text:p>
      <text:p text:style-name="P10">where the user profile, LNXDFLT, contains:</text:p>
      <text:p text:style-name="P79">PROFILE <text:span text:style-name="T97">LNXDFLT</text:span></text:p>
      <text:p text:style-name="P79">CPU 00 BASE</text:p>
      <text:p text:style-name="P79">CPU 01</text:p>
      <text:p text:style-name="P79">IPL CMS</text:p>
      <text:p text:style-name="P79">MACHINE ESA 4</text:p>
      <text:p text:style-name="P79">CONSOLE 0009 3215 T</text:p>
      <text:p text:style-name="P79">NICDEF 0800 TYPE QDIO LAN SYSTEM <text:span text:style-name="T97">VSW2</text:span></text:p>
      <text:p text:style-name="P79">SPOOL 000C 2540 READER *</text:p>
      <text:p text:style-name="P79">SPOOL 000D 2540 PUNCH A</text:p>
      <text:p text:style-name="P79">SPOOL 000E 1403 A</text:p>
      <text:p text:style-name="P79">LINK MAINT 0190 0190 RR</text:p>
      <text:p text:style-name="P79">LINK MAINT 019D 019D RR</text:p>
      <text:p text:style-name="P79">LINK MAINT 019E 019E RR</text:p>
      <text:p text:style-name="P79">LINK MAINT 0402 0402 RR</text:p>
      <text:p text:style-name="P79">LINK LNXMAINT 0192 0191 RR</text:p>
      <text:p text:style-name="P79">LINK TCPMAINT 0592 0592 RR</text:p>
      <text:p text:style-name="P10"/>
      <text:p text:style-name="P10">To install Linux onto this virtual server, we used the following parm file:</text:p>
      <text:p text:style-name="P79">ramdisk_size=65536 root=/dev/ram1 ro init=/linuxrc TERM=dumb <text:s text:c="7"/></text:p>
      <text:p text:style-name="P79">HostIP=<text:span text:style-name="T97">10.1.100.1</text:span> Hostname=<text:span text:style-name="T97">gpok1.endicott.ibm.com</text:span> <text:s text:c="16"/></text:p>
      <text:p text:style-name="P79">Gateway=<text:span text:style-name="T97">10.1.100.1</text:span> Netmask=<text:span text:style-name="T97">255.255.255.0</text:span> <text:s text:c="27"/></text:p>
      <text:p text:style-name="P79">Broadcast=<text:span text:style-name="T97">10.1.100.1</text:span> Layer2=1 OSAHWaddr=<text:span text:style-name="T97">02:00:06:FF:FF:FF</text:span> <text:s text:c="10"/></text:p>
      <text:p text:style-name="P79">ReadChannel=0.0.<text:span text:style-name="T97">0800</text:span> <text:s/>WriteChannel=0.0.<text:span text:style-name="T97">0801</text:span> <text:s/>DataChannel=0.0.<text:span text:style-name="T97">0802</text:span> <text:s text:c="2"/></text:p>
      <text:p text:style-name="P79">Nameserver=<text:span text:style-name="T97">10.1.100.1</text:span> <text:s text:c="46"/></text:p>
      <text:p text:style-name="P79">portname=FOOBAR <text:s text:c="52"/></text:p>
      <text:p text:style-name="P79">portno=0 <text:s text:c="59"/></text:p>
      <text:p text:style-name="P79">Install=<text:span text:style-name="T97">nfs://10.1.100.1/install/SLES-11-SP1-DVD-s390x-GMC3-DVD1.iso</text:span></text:p>
      <text:p text:style-name="P79">UseVNC=1 VNCPassword=12345678 <text:s text:c="38"/></text:p>
      <text:p text:style-name="P79">InstNetDev=osa OsaInterface=qdio OsaMedium=eth Manual=0</text:p>
      <text:p text:style-name="P10"/>
      <text:p text:style-name="P10">It is recommended that you use LVM for the install directory (/install), so you are not constrained by disk size. <text:s/>In our development environment, we allocated 4GB to / and the rest into an LVM partition for /install. <text:s/>The xCAT MN is connected to <text:span text:style-name="T119">NICDEF 0800 which uses VSW2, a layer 2 VSWITCH. <text:s/>If you plan to have your v</text:span>irtual servers managed by xCAT, each virtual server must be connected to this VSWITCH. <text:s/>xCAT requires a layer 2 network in order to use DHCP. <text:s/>It is <text:span text:style-name="T124">recommended</text:span> that you create a layer 2 VSWITCH, which will allow virtual servers to communicate across LPARs and CECs.</text:p>
      <text:p text:style-name="P10"><text:soft-page-break/></text:p>
      <text:p text:style-name="P10">The xCAT MN can run on any Linux distribution, SLES or RHEL. <text:s/>It is <text:span text:style-name="T124">recommended</text:span> that you use SLES 10 SP3 <text:s/>or newer for the xCAT MN because it offers the rrdtool package, which is required for Ganglia. <text:s/>In our development environment, the xCAT MN was setup on SLES 11 SP1 with Server Base, Gnome, and X Windows packages installed.</text:p>
      <text:p text:style-name="P10"/>
      <text:p text:style-name="P10"/>
      <text:h text:style-name="P279" text:outline-level="2">4.2. System z Hardware Control Point</text:h>
      <text:p text:style-name="P10">In our development environment, the <text:span text:style-name="T124">zHCP</text:span> has the following directory entry:</text:p>
      <text:p text:style-name="P90">USER <text:span text:style-name="T97">LNX2</text:span> DRCT 512M 1G BCDG</text:p>
      <text:p text:style-name="P90">COMMAND SET VSWITCH VSW2 GRANT <text:span text:style-name="T97">LNX2</text:span></text:p>
      <text:p text:style-name="P90">CPU 00 BASE</text:p>
      <text:p text:style-name="P90">CPU 01</text:p>
      <text:p text:style-name="P90">IPL CMS</text:p>
      <text:p text:style-name="P90">MACHINE ESA 4</text:p>
      <text:p text:style-name="P90">OPTION LNKNOPAS</text:p>
      <text:p text:style-name="P90">CONSOLE 0009 3215 T</text:p>
      <text:p text:style-name="P90">NICDEF 0800 TYPE QDIO LAN SYSTEM <text:span text:style-name="T97">VSW2</text:span></text:p>
      <text:p text:style-name="P90">SPOOL 000C 2540 READER *</text:p>
      <text:p text:style-name="P90">SPOOL 000D 2540 PUNCH A</text:p>
      <text:p text:style-name="P90">SPOOL 000E 1403 A</text:p>
      <text:p text:style-name="P90">LINK MAINT 0190 0190 RR</text:p>
      <text:p text:style-name="P90">LINK MAINT 019D 019D RR</text:p>
      <text:p text:style-name="P90">LINK MAINT 019E 019E RR</text:p>
      <text:p text:style-name="P90">LINK LNXMAINT 0192 0191 RR</text:p>
      <text:p text:style-name="P90">LINK TCPMAINT 0592 0592 RR</text:p>
      <text:p text:style-name="P90">MDISK 0100 3390 1 10016 EMC278</text:p>
      <text:p text:style-name="P10">To install Linux onto this virtual server, we used the following parm file:</text:p>
      <text:p text:style-name="P79">ramdisk_size=65536 root=/dev/ram1 ro init=/linuxrc TERM=dumb <text:s text:c="7"/></text:p>
      <text:p text:style-name="P79">HostIP=<text:span text:style-name="T97">10.1.100.2</text:span> Hostname=<text:span text:style-name="T97">gpok1.endicott.ibm.com</text:span> <text:s text:c="16"/></text:p>
      <text:p text:style-name="P79">Gateway=<text:span text:style-name="T97">10.1.100.2</text:span> Netmask=<text:span text:style-name="T97">255.255.255.0</text:span> <text:s text:c="27"/></text:p>
      <text:p text:style-name="P79">Broadcast=<text:span text:style-name="T97">10.1.100.2</text:span> Layer2=1 OSAHWaddr=<text:span text:style-name="T97">02:00:06:FF:FF:FE</text:span> <text:s text:c="9"/></text:p>
      <text:p text:style-name="P79">ReadChannel=0.0.<text:span text:style-name="T97">0800</text:span> <text:s/>WriteChannel=0.0.<text:span text:style-name="T97">0801</text:span> <text:s/>DataChannel=0.0.<text:span text:style-name="T97">0802</text:span> <text:s text:c="2"/></text:p>
      <text:p text:style-name="P79">Nameserver=<text:span text:style-name="T97">10.1.100.1</text:span> <text:s text:c="46"/></text:p>
      <text:p text:style-name="P79">portname=FOOBAR <text:s text:c="52"/></text:p>
      <text:p text:style-name="P79">portno=0 <text:s text:c="59"/></text:p>
      <text:p text:style-name="P79">Install=<text:span text:style-name="T97">nfs://10.1.100.1/install/SLES-10-SP3-DVD-s390x-DVD1.iso</text:span></text:p>
      <text:p text:style-name="P79">UseVNC=1 VNCPassword=12345678 <text:s text:c="38"/></text:p>
      <text:p text:style-name="P79">InstNetDev=osa OsaInterface=qdio OsaMedium=eth Manual=0</text:p>
      <text:p text:style-name="P23"/>
      <text:p text:style-name="P10"><text:span text:style-name="T119">It is recommended that you mount / onto MDISK 0100. <text:s/>You do not need 10016 cylinders allocated to the zHCP, but you do need enough for small Linux operating system. <text:s/>The zHCP is connected to NICDEF 0800 which uses VSW2, a layer 2 VSWITCH. <text:s/>The zHCP can only use </text:span><text:span text:style-name="T120">one</text:span><text:span text:style-name="T119"> network (in our development environment, VSWITCH VSW2). <text:s/>This network must be specified in the directory entry and </text:span><text:span text:style-name="T120">not</text:span><text:span text:style-name="T119"> in a profile. <text:s/>The zHCP has B, C, D, and G privileges. <text:s/>It needs c</text:span>lass B privilege to use the FLASHCOPY command (if permitted), class C privilege to use the SEND command, and class D privilege to use the PURGE command.</text:p>
      <text:p text:style-name="P10"/>
      <text:p text:style-name="P10">The zHCP can run on any Linux distribution, SLES or RHEL. <text:s/>In our development environment, the zHCP was setup on SLES 10 SP3 with Server Base package installed.</text:p>
      <text:h text:style-name="P281" text:outline-level="1">5. Planning</text:h>
      <text:p text:style-name="P10">This section helps you plan the layout of the xCAT cloud environment.</text:p>
      <text:p text:style-name="P10"/>
      <text:p text:style-name="P10">You can find the configuration we used in our development environment below in the table. <text:s/>You should plan out how your cloud environment would be configured based on the examples given.</text:p>
      <text:p text:style-name="P10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5">Configuration</text:p>
          </table:table-cell>
          <table:table-cell table:style-name="Table1.A1" office:value-type="string">
            <text:p text:style-name="P25">Example</text:p>
          </table:table-cell>
          <table:table-cell table:style-name="Table1.C1" office:value-type="string">
            <text:p text:style-name="P25">Yours</text:p>
          </table:table-cell>
        </table:table-row>
        <table:table-row>
          <table:table-cell table:style-name="Table1.A2" table:number-rows-spanned="6" office:value-type="string">
            <text:p text:style-name="P26">Network</text:p>
          </table:table-cell>
          <table:table-cell table:style-name="Table1.A2" office:value-type="string">
            <text:p text:style-name="P26">Gateway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Netmask: 255.255.255.0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IP range: 10.1.100.0-10.1.100.254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Hostname range: gpok1-gpok254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Broadcast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Nameserver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FTP server containing Linux ISOs</text:p>
          </table:table-cell>
          <table:table-cell table:style-name="Table1.A2" office:value-type="string">
            <text:p text:style-name="P26">IP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xCAT management node</text:p>
          </table:table-cell>
          <table:table-cell table:style-name="Table1.A2" office:value-type="string">
            <text:p text:style-name="P26">Hostname: gpok1.endicott.ibm.com </text:p>
            <text:p text:style-name="P26">IP: 10.1.100.1</text:p>
            <text:p text:style-name="P26">UserID: LNX1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Hardware control point(s)</text:p>
          </table:table-cell>
          <table:table-cell table:style-name="Table1.A2" office:value-type="string">
            <text:p text:style-name="P26">Hostname: gpok2.endicott.ibm.com </text:p>
            <text:p text:style-name="P26">IP: 10.1.100.2</text:p>
            <text:p text:style-name="P26">UserID: LNX2</text:p>
            <text:p text:style-name="P26">LPAR: POKDEV61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User ID range</text:p>
          </table:table-cell>
          <table:table-cell table:style-name="Table1.A2" office:value-type="string">
            <text:p text:style-name="P26">LNX1-LNX254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Disk pool(s)</text:p>
          </table:table-cell>
          <table:table-cell table:style-name="Table1.A2" office:value-type="string">
            <text:p text:style-name="P26">POOL1 </text:p>
            <text:p text:style-name="P26">POOL2 </text:p>
            <text:p text:style-name="P26">POOL3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Network card(s)</text:p>
          </table:table-cell>
          <table:table-cell table:style-name="Table1.A2" office:value-type="string">
            <text:p text:style-name="P26">VSW1 (layer 1 VSWITCH)</text:p>
            <text:p text:style-name="P26">VSW2 (layer 2 VSWITCH)</text:p>
          </table:table-cell>
          <table:table-cell table:style-name="Table1.C2" office:value-type="string">
            <text:p text:style-name="P26"/>
          </table:table-cell>
        </table:table-row>
      </table:table>
      <text:p text:style-name="P10"/>
      <text:h text:style-name="P281" text:outline-level="1"><text:reference-mark-start text:name="Installation of xCAT"/>6. Installation of xCAT<text:reference-mark-end text:name="Installation of xCAT"/></text:h>
      <text:p text:style-name="P32">This section details how to install the xCAT management node. <text:s/><text:span text:style-name="T131"><text:s/>For more details, refer to the </text:span><text:span text:style-name="T96">xCAT 2 Top Doc</text:span><text:span text:style-name="T131"> located at </text:span><text:a xlink:type="simple" xlink:href="http://xcat.svn.sourceforge.net/viewvc/xcat/xcat-core/trunk/xCAT-client/share/doc/index.html"><text:span text:style-name="T131">http://xcat.svn.sourceforge.net/viewvc/xcat/xcat-core/trunk/xCAT-client/share/doc/index.html</text:span></text:a><text:span text:style-name="T131">.</text:span></text:p>
      <text:p text:style-name="P33"><text:s/></text:p>
      <text:p text:style-name="P33"><text:span text:style-name="T128">If you have </text:span><text:span text:style-name="T124">Red Hat Enterprise Linux</text:span>:</text:p>
      <text:list xml:id="list33310093" text:continue-list="list33293278" text:style-name="L1">
        <text:list-item text:start-value="1">
          <text:p text:style-name="P247">Logon as root using a Putty terminal</text:p>
        </text:list-item>
        <text:list-item>
          <text:p text:style-name="P244">Disable SELinux</text:p>
        </text:list-item>
      </text:list>
      <text:p text:style-name="P141"># echo 0 &gt; /selinux/enforce</text:p>
      <text:p text:style-name="P9"><text:span text:style-name="T131"><text:tab/>The command above</text:span><text:span text:style-name="T32"> will </text:span><text:span text:style-name="T131">switch off enforcement temporarily, until you reboot the system.</text:span></text:p>
      <text:p text:style-name="P83"><text:span text:style-name="T131">To make it </text:span><text:span text:style-name="T125">permanent</text:span><text:span text:style-name="T131">, edit /etc/selinux/config and </text:span>change SELINUX=enforcing to SELINUX=permissive.</text:p>
      <text:list xml:id="list33337448" text:continue-numbering="true" text:style-name="L1">
        <text:list-item>
          <text:p text:style-name="P251">Add the RHEL repository to yum</text:p>
          <text:list>
            <text:list-item>
              <text:p text:style-name="P251">Create a repository file</text:p>
            </text:list-item>
          </text:list>
        </text:list-item>
      </text:list>
      <text:p text:style-name="P12"><text:tab/><text:tab/><text:span text:style-name="T85"># touch </text:span><text:span text:style-name="T85">/etc/yum.repos.d/rhel-dvd.repo</text:span></text:p>
      <text:list xml:id="list33325223" text:continue-numbering="true" text:style-name="L1">
        <text:list-item>
          <text:list>
            <text:list-item>
              <text:p text:style-name="P251">Insert the following into the repository file rhel-dvd.repo</text:p>
            </text:list-item>
          </text:list>
        </text:list-item>
      </text:list>
      <text:p text:style-name="P19"><text:tab/><text:tab/>[rhel-dvd]</text:p>
      <text:p text:style-name="P144">name=RHEL DVD</text:p>
      <text:p text:style-name="P144">baseurl=ftp://<text:span text:style-name="T97">xxx-ftp-path</text:span></text:p>
      <text:p text:style-name="P144">enabled=1</text:p>
      <text:p text:style-name="P144">gpgcheck=1</text:p>
      <text:p text:style-name="P147"/>
      <text:p text:style-name="P81">where xxx-ftp-path is the FTP path to the RHEL DVD. <text:s/>For example:</text:p>
      <text:p text:style-name="P144">[rhel-dvd]</text:p>
      <text:p text:style-name="P144">name=RHEL DVD</text:p>
      <text:p text:style-name="P144">baseurl=ftp://<text:span text:style-name="T97">10.1.100.254/rhel5.5/s390x/Server</text:span></text:p>
      <text:p text:style-name="P144">enabled=1</text:p>
      <text:p text:style-name="P144">gpgcheck=1</text:p>
      <text:list xml:id="list33317225" text:continue-numbering="true" text:style-name="L1">
        <text:list-item>
          <text:list>
            <text:list-item>
              <text:p text:style-name="P251"><text:span text:style-name="T26">Download </text:span><text:span text:style-name="T1">the RPM-GPG-KEY-redhat-release from the FTP server (e.g. </text:span><text:a xlink:type="simple" xlink:href="ftp://10.1.100.2/rhel5.5/s390x/"><text:span text:style-name="T1">ftp://10.1.100.254/rhel5.5/s390x/)</text:span></text:a><text:span text:style-name="T1"> onto this node.</text:span></text:p>
            </text:list-item>
            <text:list-item>
              <text:p text:style-name="P251">Import the key</text:p>
            </text:list-item>
          </text:list>
        </text:list-item>
      </text:list>
      <text:p text:style-name="P9"><text:tab/><text:tab/><text:span text:style-name="T85"># </text:span><text:span text:style-name="T85">rpm -import RPM-GPG-KEY-redhat-release</text:span></text:p>
      <text:list xml:id="list33324755" text:continue-numbering="true" text:style-name="L1">
        <text:list-item>
          <text:p text:style-name="P244">Make an xcat directory under /root</text:p>
        </text:list-item>
      </text:list>
      <text:p text:style-name="P15"><text:tab/><text:tab/><text:span text:style-name="T85"># </text:span><text:span text:style-name="T101">mkdir /root/xcat</text:span></text:p>
      <text:list xml:id="list33327855" text:continue-numbering="true" text:style-name="L1">
        <text:list-item>
          <text:p text:style-name="P244">Download the latest xCAT tarballs, xcat-core-<text:span text:style-name="T97">xxx</text:span>.tar.bz2 and xcat-dep-<text:span text:style-name="T97">xxx</text:span>.tar.bz2 (where <text:span text:style-name="T97">xxx</text:span> is the release and version number) from <text:a xlink:type="simple" xlink:href="http://xcat.sourceforge.net/#download">http://xcat.sourceforge.net/#download</text:a> onto /root/xcat</text:p>
        </text:list-item>
        <text:list-item>
          <text:p text:style-name="P244">Extract the contents of each tarball</text:p>
        </text:list-item>
      </text:list>
      <text:p text:style-name="P2"><text:tab/><text:tab/><text:span text:style-name="T85"># </text:span><text:span text:style-name="T85">cd /root/xcat</text:span></text:p>
      <text:p text:style-name="P14"><text:span text:style-name="T50"><text:tab/><text:tab/></text:span><text:span text:style-name="T50"># </text:span><text:span text:style-name="T47">tar jxf xcat-core-</text:span><text:span text:style-name="T88">xxx</text:span><text:span text:style-name="T47">.tar.bz2</text:span></text:p>
      <text:p text:style-name="P17"><text:tab/><text:tab/><text:span text:style-name="T47"># </text:span>tar jxf xcat-dep-<text:span text:style-name="T92">xxx</text:span>.tar.bz2</text:p>
      <text:list xml:id="list33328959" text:continue-numbering="true" text:style-name="L1">
        <text:list-item>
          <text:p text:style-name="P244">Create a yum repositories for xCAT</text:p>
        </text:list-item>
      </text:list>
      <text:p text:style-name="P2"><text:tab/><text:span text:style-name="T128">If you have </text:span><text:span text:style-name="T124">Red Hat Enterprise Linux 5</text:span>:</text:p>
      <text:p text:style-name="P15"><text:tab/><text:tab/><text:span text:style-name="T85"># </text:span><text:span text:style-name="T101">/root/xcat/xcat-dep/rh5/s390x/mklocalrepo.sh</text:span></text:p>
      <text:p text:style-name="P17"><text:tab/><text:tab/><text:span text:style-name="T47"># </text:span>/root/xcat/xcat-core/mklocalrepo.sh</text:p>
      <text:p text:style-name="P9"><text:span text:style-name="T32"><text:tab/></text:span><text:span text:style-name="T39">If you have </text:span><text:span text:style-name="T42">Red Hat Enterprise Linux 6</text:span><text:span text:style-name="T32">:</text:span></text:p>
      <text:p text:style-name="P9"><text:span text:style-name="T32"><text:tab/><text:tab/></text:span><text:span text:style-name="T54"># </text:span><text:span text:style-name="T54">/root/xcat/xcat-dep/rh6/s390x/mklocalrepo.sh</text:span></text:p>
      <text:p text:style-name="P17"><text:tab/><text:tab/># /root/xcat/xcat-core/mklocalrepo.sh</text:p>
      <text:list xml:id="list33310551" text:continue-numbering="true" text:style-name="L1">
        <text:list-item>
          <text:p text:style-name="P254"><text:soft-page-break/><text:span text:style-name="T32">Use </text:span><text:span text:style-name="T48">yum</text:span><text:span text:style-name="T32"> to install xCAT</text:span></text:p>
        </text:list-item>
      </text:list>
      <text:p text:style-name="P2"><text:tab/><text:tab/><text:span text:style-name="T85"># yum clean metadata</text:span></text:p>
      <text:p text:style-name="P17"><text:tab/><text:tab/># yum install xCAT</text:p>
      <text:p text:style-name="P33"><text:tab/>Ignore the warning messages (if any) about the keys and accept them.</text:p>
      <text:p text:style-name="P33"/>
      <text:p text:style-name="P33"/>
      <text:p text:style-name="P33"><text:span text:style-name="T128">If you have </text:span><text:span text:style-name="T124">SUSE Linux Enterprise Server</text:span>:</text:p>
      <text:list xml:id="list33313586" text:continue-list="list33310551" text:style-name="L1">
        <text:list-item text:start-value="1">
          <text:p text:style-name="P247">Logon as root using a Putty terminal</text:p>
        </text:list-item>
        <text:list-item>
          <text:p text:style-name="P190">Install the DHCP server through yast (if not already)</text:p>
        </text:list-item>
      </text:list>
      <text:p text:style-name="P165"># yast -i dhcp-server</text:p>
      <text:list xml:id="list33311168" text:continue-numbering="true" text:style-name="L1">
        <text:list-item>
          <text:p text:style-name="P244">Make an xcat directory under /root</text:p>
        </text:list-item>
      </text:list>
      <text:p text:style-name="P15"><text:tab/><text:tab/><text:span text:style-name="T101"># mkdir /root/xcat</text:span></text:p>
      <text:list xml:id="list33338473" text:continue-numbering="true" text:style-name="L1">
        <text:list-item>
          <text:p text:style-name="P244">Download the latest xCAT tarballs, xcat-core-<text:span text:style-name="T97">xxx</text:span>.tar.bz2 and xcat-dep-<text:span text:style-name="T97">xxx</text:span>.tar.bz2 (where <text:span text:style-name="T97">xxx</text:span> is the version number) from <text:a xlink:type="simple" xlink:href="http://xcat.sourceforge.net/#download">http://xcat.sourceforge.net/#download</text:a> onto /root/xcat</text:p>
        </text:list-item>
        <text:list-item>
          <text:p text:style-name="P244">Extract the contents of each tarball</text:p>
        </text:list-item>
      </text:list>
      <text:p text:style-name="P9"><text:span text:style-name="T48"><text:tab/><text:tab/></text:span><text:span text:style-name="T54"># cd /root/xcat</text:span></text:p>
      <text:p text:style-name="P14"><text:span text:style-name="T50"><text:tab/><text:tab/># </text:span><text:span text:style-name="T47">tar jxf xcat-core-</text:span><text:span text:style-name="T88">xxx</text:span><text:span text:style-name="T47">.tar.bz2</text:span></text:p>
      <text:p text:style-name="P21"><text:tab/><text:tab/># tar jxf xcat-dep-<text:span text:style-name="T92">xxx</text:span>.tar.bz2</text:p>
      <text:list xml:id="list33321832" text:continue-numbering="true" text:style-name="L1">
        <text:list-item>
          <text:p text:style-name="P244">Add the xCAT repositories to zypper</text:p>
        </text:list-item>
      </text:list>
      <text:p text:style-name="P2"><text:tab/>If you have <text:span text:style-name="T124">SUSE Linux Enterprise Server 10</text:span>:</text:p>
      <text:list xml:id="list33307561" text:continue-numbering="true" text:style-name="L1">
        <text:list-item>
          <text:list>
            <text:list-item>
              <text:list>
                <text:list-header>
                  <text:p text:style-name="P256"># zypper sa file:///root/xcat/xcat-dep/sles10/s390x xCAT-dep</text:p>
                  <text:p text:style-name="P256"># zypper sa file:///root/xcat/xcat-core xcat<text:span text:style-name="T159">-core</text:span></text:p>
                </text:list-header>
              </text:list>
            </text:list-item>
          </text:list>
          <text:p text:style-name="P244">If you have <text:span text:style-name="T124">SUSE Linux Enterprise Server 11</text:span>:</text:p>
          <text:list>
            <text:list-item>
              <text:list>
                <text:list-header>
                  <text:p text:style-name="P256"># zypper ar file:///root/xcat/xcat-dep/sles11/s390x xCAT-dep</text:p>
                  <text:p text:style-name="P256"># zypper ar file:///root/xcat/xcat-core xcat<text:span text:style-name="T159">-core</text:span></text:p>
                </text:list-header>
              </text:list>
            </text:list-item>
          </text:list>
        </text:list-item>
      </text:list>
      <text:p text:style-name="P2"><text:tab/>Ignore the warning messages (if any) about the keys and accept them.</text:p>
      <text:list xml:id="list33328280" text:continue-numbering="true" text:style-name="L1">
        <text:list-item>
          <text:p text:style-name="P244">Use zypper to install xCAT</text:p>
        </text:list-item>
      </text:list>
      <text:p text:style-name="P141"><text:span text:style-name="T151"># zypper</text:span><text:span text:style-name="T149"> install xCAT</text:span></text:p>
      <text:p text:style-name="P72"/>
      <text:p text:style-name="P2">Continue with the following steps once you completed installing xCAT:</text:p>
      <text:list xml:id="list33337446" text:continue-list="list33328280" text:style-name="L1">
        <text:list-item text:start-value="1">
          <text:p text:style-name="P244">Add the xCAT commands to path</text:p>
        </text:list-item>
      </text:list>
      <text:p text:style-name="P9"><text:span text:style-name="T23"><text:tab/><text:tab/></text:span><text:span text:style-name="T44"># </text:span><text:span text:style-name="T54">source /etc/profile.d/xcat.sh</text:span></text:p>
      <text:list xml:id="list33326616" text:continue-numbering="true" text:style-name="L1">
        <text:list-item>
          <text:p text:style-name="P244">Check if the database is initialize</text:p>
        </text:list-item>
      </text:list>
      <text:p text:style-name="P47"><text:tab/><text:tab/><text:span text:style-name="T101"># tabdump site</text:span></text:p>
      <text:p text:style-name="P9"><text:span text:style-name="T48"><text:tab/></text:span><text:span text:style-name="T32">The output should look </text:span><text:span text:style-name="T42">similar</text:span><text:span text:style-name="T32"> to the following:</text:span></text:p>
      <text:p text:style-name="P139">#key,value,comments,disable</text:p>
      <text:p text:style-name="P139">"blademaxp","64",,</text:p>
      <text:p text:style-name="P139">"domain","endicott.ibm.com",,</text:p>
      <text:p text:style-name="P139">"fsptimeout","0",,</text:p>
      <text:p text:style-name="P139">"installdir","/install",,</text:p>
      <text:p text:style-name="P139">"ipmimaxp","64",,</text:p>
      <text:p text:style-name="P139">"ipmiretries","3",,</text:p>
      <text:p text:style-name="P139">"ipmitimeout","2",,</text:p>
      <text:p text:style-name="P139">"consoleondemand","no",,</text:p>
      <text:p text:style-name="P139">"master","10.1.100.1",,</text:p>
      <text:p text:style-name="P139">"maxssh","8",,</text:p>
      <text:p text:style-name="P139">"ppcmaxp","64",,</text:p>
      <text:p text:style-name="P139">"ppcretry","3",,</text:p>
      <text:p text:style-name="P139"><text:soft-page-break/>"ppctimeout","0",,</text:p>
      <text:p text:style-name="P139">"rsh","/usr/bin/ssh",,</text:p>
      <text:p text:style-name="P139">"rcp","/usr/bin/scp",,</text:p>
      <text:p text:style-name="P139">"sharedtftp","0",,</text:p>
      <text:p text:style-name="P139">"SNsyncfiledir","/var/xcat/syncfiles",,</text:p>
      <text:p text:style-name="P139">"tftpdir","/tftpboot",,</text:p>
      <text:p text:style-name="P139">"xcatdport","3001",,</text:p>
      <text:p text:style-name="P139">"xcatiport","3002",,</text:p>
      <text:p text:style-name="P139">"xcatconfdir","/etc/xcat",,</text:p>
      <text:p text:style-name="P139">"timezone","US/Eastern",,</text:p>
      <text:p text:style-name="P139">"nameservers","10.1.100.1",,</text:p>
      <text:list xml:id="list33321699" text:continue-numbering="true" text:style-name="L1">
        <text:list-item>
          <text:p text:style-name="P244">Setup an FTP server on the xCAT MN to contain Linux distributions</text:p>
          <text:list>
            <text:list-item>
              <text:p text:style-name="P244">Download the desire Linux ISO into /install</text:p>
            </text:list-item>
            <text:list-item>
              <text:p text:style-name="P244">Go into /install directory</text:p>
            </text:list-item>
          </text:list>
        </text:list-item>
      </text:list>
      <text:p text:style-name="P141"># cd /install</text:p>
      <text:list xml:id="list33328977" text:continue-numbering="true" text:style-name="L1">
        <text:list-item>
          <text:list>
            <text:list-item>
              <text:p text:style-name="P244">Extract the ISO into the xCAT install tree /install</text:p>
            </text:list-item>
          </text:list>
        </text:list-item>
      </text:list>
      <text:p text:style-name="P22"><text:span text:style-name="T2"><text:tab/><text:tab/></text:span><text:span text:style-name="T64"># copycds </text:span><text:span text:style-name="T62">-n </text:span><text:span text:style-name="T75">xxx</text:span><text:span text:style-name="T62"> -a s390x /install/</text:span><text:span text:style-name="T75">yyy</text:span><text:span text:style-name="T64">.iso</text:span></text:p>
      <text:list xml:id="list33311816" text:continue-numbering="true" text:style-name="L1">
        <text:list-item>
          <text:list>
            <text:list-header>
              <text:p text:style-name="P244">where <text:span text:style-name="T47">xxx</text:span> is the distribution name and <text:span text:style-name="T47">yyy</text:span> is the ISO name.</text:p>
              <text:p text:style-name="P244"/>
              <text:p text:style-name="P244">For example, if you have a <text:span text:style-name="T124">SUSE Linux Enterprise Server 10 SP3</text:span> ISO:</text:p>
              <text:list>
                <text:list-header>
                  <text:p text:style-name="P256"># copycds <text:span text:style-name="T160">-n sles10sp3 -a s390x /install/</text:span><text:span text:style-name="T92">SLES-10-SP3-DVD-s390x-DVD1.iso</text:span></text:p>
                </text:list-header>
              </text:list>
              <text:p text:style-name="P258"><text:span text:style-name="T2">or if you have a </text:span><text:span text:style-name="T6">Red Hat Enterprise Linux 5.4</text:span><text:span text:style-name="T2"> ISO:</text:span></text:p>
            </text:list-header>
          </text:list>
        </text:list-item>
      </text:list>
      <text:p text:style-name="P15"><text:tab/><text:tab/><text:span text:style-name="T101"># copycds -n rhel5.4 -a s390x /install/</text:span><text:span text:style-name="T97">RHEL5.4-Server-20090819.0-s390x-DVD.iso</text:span></text:p>
      <text:list xml:id="list33320587" text:continue-numbering="true" text:style-name="L1">
        <text:list-item>
          <text:list>
            <text:list-item>
              <text:p text:style-name="P244">Remove the ISO from /install since we do not need the ISO any longer, and it consumes disk space</text:p>
              <text:list>
                <text:list-header>
                  <text:p text:style-name="P256"># rm /install/<text:span text:style-name="T92">SLES-10-SP3-DVD-s390x-DVD1.iso</text:span></text:p>
                </text:list-header>
              </text:list>
            </text:list-item>
          </text:list>
        </text:list-item>
      </text:list>
      <text:h text:style-name="P281" text:outline-level="1">7. Installation of xCAT UI</text:h>
      <text:p text:style-name="P30">This section details the installation of the xCAT UI.</text:p>
      <text:p text:style-name="P30"/>
      <text:p text:style-name="P33"><text:span text:style-name="T128">If you have </text:span><text:span text:style-name="T124">Red Hat Enterprise Linux</text:span>:</text:p>
      <text:list xml:id="list33264413" text:style-name="L2">
        <text:list-item>
          <text:p text:style-name="P191">Use yum to install the following packages (accept the dependencies)</text:p>
        </text:list-item>
      </text:list>
      <text:p text:style-name="P155"># yum install php php-pear httpd</text:p>
      <text:list xml:id="list33328257" text:continue-numbering="true" text:style-name="L2">
        <text:list-item>
          <text:p text:style-name="P191">Allow httpd to make network connections (if SELinux is enabled)</text:p>
        </text:list-item>
      </text:list>
      <text:p text:style-name="P30"><text:span text:style-name="Source_20_Text"><text:span text:style-name="T36"><text:tab/><text:tab/></text:span></text:span><text:span text:style-name="Source_20_Text"><text:span text:style-name="T44"># /usr/sbin/setsebool httpd_can_network_connect=1</text:span></text:span><text:span text:style-name="T44"> </text:span></text:p>
      <text:list xml:id="list33338329" text:continue-numbering="true" text:style-name="L2">
        <text:list-item>
          <text:p text:style-name="P200">Install the xCAT-UI</text:p>
        </text:list-item>
      </text:list>
      <text:p text:style-name="P46"><text:tab/><text:tab/><text:span text:style-name="T101"># yum install xCAT-UI</text:span></text:p>
      <text:p text:style-name="P33"/>
      <text:p text:style-name="P33"><text:span text:style-name="T128">If you have </text:span><text:span text:style-name="T124">SUSE Linux Enterprise Server</text:span>:</text:p>
      <text:list xml:id="list33311704" text:continue-list="list33338329" text:style-name="L2">
        <text:list-item text:start-value="1">
          <text:p text:style-name="P200">Use zypper to install the following packages <text:span text:style-name="T36">(accept the dependencies)</text:span></text:p>
        </text:list-item>
      </text:list>
      <text:p text:style-name="P30"><text:span text:style-name="T50"><text:tab/><text:tab/></text:span><text:span text:style-name="T54"># </text:span><text:span text:style-name="T85">zypper in php5-openssl apache2 apache2-mod_php5</text:span></text:p>
      <text:list xml:id="list33318071" text:continue-numbering="true" text:style-name="L2">
        <text:list-item>
          <text:p text:style-name="P200">Install the xCAT-UI</text:p>
        </text:list-item>
      </text:list>
      <text:p text:style-name="P51"><text:tab/><text:tab/><text:span text:style-name="T101"># zypper in xCAT-UI</text:span></text:p>
      <text:p text:style-name="P41"/>
      <text:h text:style-name="P279" text:outline-level="2">7.1. SSL Configuration</text:h>
      <text:p text:style-name="P30">This section details the configuration of SSL on the xCAT server. <text:s/>SSL stands for Secure Socket Layer, which is a security protocol for communications over networks.</text:p>
      <text:p text:style-name="P30"/>
      <text:p text:style-name="P33"><text:span text:style-name="T128">If you have </text:span><text:span text:style-name="T124">Red Hat Enterprise Linux</text:span>:</text:p>
      <text:p text:style-name="P33"><text:tab/>No actions required. <text:s/>SSL should be configured by default.</text:p>
      <text:p text:style-name="P33"/>
      <text:p text:style-name="P33"><text:span text:style-name="T128">If you have </text:span><text:span text:style-name="T124">SUSE Linux Enterprise Server</text:span>:</text:p>
      <text:p text:style-name="P33">You can find the following instructions from <text:a xlink:type="simple" xlink:href="http://en.opensuse.org/Apache_Howto_SSL">http://en.opensuse.org/Apache_Howto_SSL</text:a>.</text:p>
      <text:p text:style-name="P33"/>
      <text:list xml:id="list33271336" text:style-name="L3">
        <text:list-item>
          <text:p text:style-name="P216">Apache should be set to start with SSL. <text:s/>Verify with the following command</text:p>
        </text:list-item>
      </text:list>
      <text:p text:style-name="P166"># a2enmod ssl</text:p>
      <text:p text:style-name="P177">"ssl" already present</text:p>
      <text:list xml:id="list33330864" text:continue-numbering="true" text:style-name="L3">
        <text:list-item>
          <text:p text:style-name="P201">Make sure that SSL is active</text:p>
        </text:list-item>
      </text:list>
      <text:p text:style-name="P159"># a2enflag SSL</text:p>
      <text:list xml:id="list33320309" text:continue-numbering="true" text:style-name="L3">
        <text:list-item>
          <text:p text:style-name="P201">Create self signed keys</text:p>
        </text:list-item>
      </text:list>
      <text:p text:style-name="P159"># gensslcert</text:p>
      <text:list xml:id="list33307596" text:continue-numbering="true" text:style-name="L3">
        <text:list-item>
          <text:p text:style-name="P201">Copy <text:span text:style-name="Source_20_Text">/etc/apache2/vhosts.d/vhost-ssl.template</text:span> to <text:span text:style-name="Source_20_Text">/etc/apache2/vhosts.d/vhost-ssl.conf</text:span> </text:p>
        </text:list-item>
      </text:list>
      <text:p text:style-name="P109"><text:span text:style-name="T85"># cp </text:span><text:span text:style-name="Source_20_Text"><text:span text:style-name="T85">/etc/apache2/vhosts.d/vhost-ssl.template /etc/apache2/vhosts.d/vhost-ssl.conf</text:span></text:span></text:p>
      <text:list xml:id="list33312456" text:continue-numbering="true" text:style-name="L3">
        <text:list-item>
          <text:p text:style-name="P201">For the enabled modules, server flags, generated keys and vhosts to take effect, restart the apache service </text:p>
        </text:list-item>
      </text:list>
      <text:p text:style-name="P166"># service apache2 restart</text:p>
      <text:p text:style-name="P177">Syntax OK</text:p>
      <text:p text:style-name="P177">Shutting down httpd2 (waiting for all children to terminate) <text:s text:c="8"/>done</text:p>
      <text:p text:style-name="P177">Starting httpd2 (prefork) </text:p>
      <text:list xml:id="list33323519" text:continue-numbering="true" text:style-name="L3">
        <text:list-item>
          <text:p text:style-name="P215"><text:span text:style-name="T18">Open a browser to the xCAT UI at https://</text:span><text:span text:style-name="T16">xxx</text:span><text:span text:style-name="T18">/xcat, where xxx is the host name of the xCAT MN. <text:s text:c="2"/>For example, </text:span><text:a xlink:type="simple" xlink:href="https://gpok254.endicott.ibm.com/xcat"><text:span text:style-name="T18">https://gpok1.endicott.ibm.com/xcat</text:span></text:a><text:span text:style-name="T18">. <text:s/></text:span><text:span text:style-name="T18">You will get a “</text:span><text:span text:style-name="T145">Untrusted certificate” warning when you first try to access the URL. <text:s/>This is expected because of the use of a self-signed certificate.</text:span></text:p>
        </text:list-item>
      </text:list>
      <text:h text:style-name="P281" text:outline-level="1"><text:reference-mark-start text:name="Installation of zHCP"/>8. Configuring SMAPI and DirMaint for zHCP<text:reference-mark-end text:name="Installation of zHCP"/></text:h>
      <text:p text:style-name="P32">This section details the installation of the zHCP.</text:p>
      <text:p text:style-name="P32"/>
      <text:p text:style-name="P44">Perform the following steps to prepare a Linux virtual server for installation of the System z Hardware Control Point (zHCP)</text:p>
      <text:list xml:id="list33270102" text:style-name="L4">
        <text:list-item>
          <text:p text:style-name="P219"><text:span text:style-name="T9">Install and configure SMAPI and DirMaint for </text:span><text:span text:style-name="T10">each</text:span><text:span text:style-name="T9"> z/VM partition. <text:s/>Refer to (step 1: Configure DirMaint through step 6: Customize EXTENT CONTROL) </text:span><text:a xlink:type="simple" xlink:href="http://publib.boulder.ibm.com/infocenter/director/v6r1x/index.jsp?topic=/director.install_6.1/fqm0_t_installing_z_map_agents.html"><text:span text:style-name="T9">http://publib.boulder.ibm.com/infocenter/director/v6r1x/index.jsp?topic=/director.install_6.1/fqm0_t_installing_z_map_agents.html</text:span></text:a></text:p>
        </text:list-item>
        <text:list-item>
          <text:p text:style-name="P208">Grant the zHCP access to DirMaint. <text:s/></text:p>
          <text:list>
            <text:list-item>
              <text:p text:style-name="P208">Open a 3270 console, logon MAINT, and issue the following command<text:span text:style-name="T1">s, </text:span><text:span text:style-name="T147">substituting </text:span><text:span text:style-name="T148">LNX2</text:span><text:span text:style-name="T147"> used in this example with the user ID of your virtual machine.</text:span></text:p>
            </text:list-item>
          </text:list>
        </text:list-item>
      </text:list>
      <text:p text:style-name="P45"><text:tab/><text:tab/><text:span text:style-name="T101">==&gt; DIRM FOR ALL AUTHFOR </text:span><text:span text:style-name="T97">LNX2</text:span><text:span text:style-name="T101"> CMDL 140A CMDS ADGHOPS</text:span></text:p>
      <text:p text:style-name="P183">DVHXMT1191I Your AUTHFOR request has been sent for processing. <text:span text:style-name="T152">DVHREQ2288I Your AUTHFOR request for ALL at * has been accepted. DVHREQ2289I Your AUTHFOR request for ALL at * has completed; with RC = </text:span><text:span text:style-name="T152">DVHREQ2289I 0.</text:span></text:p>
      <text:p text:style-name="P54"><text:tab/><text:tab/>==&gt; DIRM FOR ALL AUTHFOR <text:span text:style-name="T92">LNX2</text:span> CMDL 150A CMDS ADGHOPS</text:p>
      <text:p text:style-name="P186">DVHXMT1191I Your AUTHFOR request has been sent for processing. DVHREQ2288I Your AUTHFOR request for ALL at * has been accepted. DVHREQ2289I Your AUTHFOR request for ALL at * has completed; with RC = DVHREQ2289I 0.</text:p>
      <text:list xml:id="list33321296" text:continue-numbering="true" text:style-name="L4">
        <text:list-item>
          <text:list>
            <text:list-item>
              <text:p text:style-name="P208">Change VSMWORK1 AUTHLIST</text:p>
            </text:list-item>
          </text:list>
        </text:list-item>
      </text:list>
      <text:p text:style-name="P45"><text:tab/><text:tab/><text:span text:style-name="T101">==&gt; SET FILEPOOL VMSYS</text:span></text:p>
      <text:p text:style-name="P54"><text:tab/><text:tab/>==&gt; QUERY FILEPOOL CONNECT</text:p>
      <text:p text:style-name="P185">Userid <text:s text:c="3"/>Connected</text:p>
      <text:p text:style-name="P187">VSMWORK1 <text:s/>Yes</text:p>
      <text:p text:style-name="P187">VSMWORK2 <text:s/>Yes</text:p>
      <text:p text:style-name="P187">VSMWORK3 <text:s/>Yes</text:p>
      <text:p text:style-name="P187">VSMREQIN <text:s/>Yes</text:p>
      <text:p text:style-name="P187">VSMREQIU <text:s/>Yes</text:p>
      <text:p text:style-name="P187">VSMPROXY <text:s/>Yes</text:p>
      <text:p text:style-name="P187">MAINT <text:s text:c="4"/>Yes</text:p>
      <text:p text:style-name="P54"><text:tab/><text:tab/>==&gt; ACCESS VMSYS:VSMWORK1.DATA A (FORCERW</text:p>
      <text:p text:style-name="P185">DMSACR724I VMSYS:VSMWORK1.DATA replaces A (0191)</text:p>
      <text:p text:style-name="P54"><text:tab/><text:tab/>==&gt; ACCESS VMSYS:VSMWORK1. B (FORCERW</text:p>
      <text:p text:style-name="P45"><text:span text:style-name="T101"><text:tab/><text:tab/><text:tab/></text:span><text:span text:style-name="T142">DMSACR724I VMSYS:VSMWORK1. replaces B (05E5)</text:span></text:p>
      <text:p text:style-name="P54"><text:tab/><text:tab/>==&gt; X VSMWORK1 AUTHLIST B</text:p>
      <text:p text:style-name="P185">00001 DO.NOT.REMOVE</text:p>
      <text:p text:style-name="P185">00002 MAINT <text:s text:c="41"/>ALL</text:p>
      <text:p text:style-name="P185">00003 VSMPROXY <text:s text:c="38"/>ALL</text:p>
      <text:p text:style-name="P185">00004 VSMWORK1 <text:s text:c="38"/>ALL</text:p>
      <text:p text:style-name="P164">Copy the line where VSMWORK1 is specified by inserting a double quote in the prefix area and pressing enter. <text:s/>Substitute <text:span text:style-name="T32">VSMWORK1</text:span> with the user ID you wish to have DIRMAINT access (in our case <text:span text:style-name="T97">LNX2</text:span>). <text:s/>The VSMWORK1 AUTHLIST should be similar to the this:</text:p>
      <text:p text:style-name="P185">00001 DO.NOT.REMOVE</text:p>
      <text:p text:style-name="P185">00002 MAINT <text:s text:c="40"/><text:tab/>ALL</text:p>
      <text:p text:style-name="P185">00003 VSMPROXY <text:s text:c="37"/><text:tab/>ALL</text:p>
      <text:p text:style-name="P185">00004 VSMWORK1 <text:s text:c="37"/><text:tab/>ALL</text:p>
      <text:p text:style-name="P184"><text:span text:style-name="T152">00005 </text:span><text:span text:style-name="T153">LNX2</text:span><text:span text:style-name="T152"> <text:s text:c="40"/><text:tab/>ALL</text:span></text:p>
      <text:list xml:id="list33321022" text:continue-numbering="true" text:style-name="L4">
        <text:list-item>
          <text:list>
            <text:list-item>
              <text:p text:style-name="P208">Restart SMAPI</text:p>
              <text:list>
                <text:list-header>
                  <text:p text:style-name="P220">==&gt; FORCE VSMWORK1</text:p>
                  <text:p text:style-name="P220"><text:soft-page-break/>==&gt; XAUTOLOG VSMWORK1</text:p>
                </text:list-header>
              </text:list>
            </text:list-item>
          </text:list>
        </text:list-item>
        <text:list-item>
          <text:p text:style-name="P219"><text:span text:style-name="T9">Give the virtual server where you will install the zHCP </text:span><text:span text:style-name="T121">B, C, D, and G privileges. <text:s/>The zHCP needs c</text:span><text:span text:style-name="T18">lass B privilege to use the FLASHCOPY command (if available), class C privilege to use the SEND command, and class D privilege to use the PURGE command. <text:s/>In order for the zHCP to have these privileges, you must open a 3270 console, logon to </text:span><text:span text:style-name="T22">MAINT</text:span><text:span text:style-name="T18"> after the user has been created, and issue:</text:span></text:p>
        </text:list-item>
      </text:list>
      <text:p text:style-name="Standard"><text:span text:style-name="T18"><text:tab/><text:tab/></text:span><text:span text:style-name="T72">==&gt; DIRM FORUSER </text:span><text:span text:style-name="T74">LINUX2</text:span><text:span text:style-name="T72"> CLASS BCDG</text:span></text:p>
      <text:list xml:id="list33330628" text:continue-numbering="true" text:style-name="L4">
        <text:list-item>
          <text:p text:style-name="P192">Log off MAINT</text:p>
        </text:list-item>
      </text:list>
      <text:p text:style-name="P46"><text:tab/><text:tab/><text:span text:style-name="T101">==&gt; LOGOFF</text:span></text:p>
      <text:p text:style-name="P33"/>
      <text:h text:style-name="P279" text:outline-level="2">8.1 Installation of <text:span text:style-name="T128">zHCP</text:span></text:h>
      <text:p text:style-name="P33"><text:span text:style-name="T129">Warning</text:span><text:span text:style-name="T128">: The zHCP should be attached to only </text:span><text:span text:style-name="T124">one</text:span><text:span text:style-name="T128"> network, and it must be a layer 2 network, either a guest LAN or VSWITCH. <text:s/></text:span><text:span text:style-name="T122">This network must be specified in the directory entry and </text:span><text:span text:style-name="T123">not</text:span><text:span text:style-name="T122"> in a profile. <text:s/></text:span><text:span text:style-name="T128">Nodes that are managed by this zHCP must be on the same network.</text:span></text:p>
      <text:p text:style-name="P37"/>
      <text:list xml:id="list33327981" text:continue-list="list33320587" text:style-name="L1">
        <text:list-item text:start-value="1">
          <text:p text:style-name="P247">Logon to the xCAT MN as root using a Putty terminal</text:p>
        </text:list-item>
        <text:list-item>
          <text:p text:style-name="P244"><text:span text:style-name="T127">Go into the directory where you extracted the xcat-dep tarball, e.g. /root/xcat. <text:s/>Send</text:span> the zHCP RPM (<text:span text:style-name="T127">zhcp-1-1.s390x.rpm) located in /root/xcat/xcat-dep/</text:span><text:span text:style-name="T99">&lt;os&gt;</text:span><text:span text:style-name="T127">/s390x to the zHCP, where &lt;os&gt; is the operating system installed on the zHCP. <text:s/>For example,</text:span></text:p>
        </text:list-item>
      </text:list>
      <text:p text:style-name="P2"><text:span text:style-name="T127"><text:tab/><text:tab/></text:span><text:span text:style-name="T86"># scp /root/xcat/xcat-dep/sles10/s390x/zhcp-1-1.s390x.rpm root@</text:span><text:span text:style-name="T89">10.1.100.2</text:span><text:span text:style-name="T86">:</text:span></text:p>
      <text:list xml:id="list33312817" text:continue-numbering="true" text:style-name="L1">
        <text:list-item>
          <text:p text:style-name="P193">Exit the Putty session to the xCAT MN</text:p>
        </text:list-item>
        <text:list-item>
          <text:p text:style-name="P193">Logon to the zHCP Linux as root<text:span text:style-name="T127"> using a Putty terminal</text:span></text:p>
        </text:list-item>
        <text:list-item>
          <text:p text:style-name="P193">Install gcc and gcc-c++ (if not already)</text:p>
          <text:p text:style-name="P193"><text:span text:style-name="T128">If you have </text:span><text:span text:style-name="T124">Red Hat Enterprise Linux</text:span>:</text:p>
        </text:list-item>
      </text:list>
      <text:p text:style-name="P47"><text:tab/><text:tab/><text:span text:style-name="T102"># </text:span><text:span text:style-name="T101">yum install gcc gcc-c++</text:span></text:p>
      <text:p text:style-name="P34"><text:tab/><text:span text:style-name="T128">If you have </text:span><text:span text:style-name="T124">SUSE Linux Enterprise Server</text:span>:</text:p>
      <text:p text:style-name="P156"><text:span text:style-name="T127"># </text:span>yast -i gcc gcc-c++</text:p>
      <text:list xml:id="list33310556" text:continue-numbering="true" text:style-name="L1">
        <text:list-item>
          <text:p text:style-name="P244">Install the RPM</text:p>
        </text:list-item>
      </text:list>
      <text:p text:style-name="P15"><text:tab/><text:tab/><text:span text:style-name="T102"># </text:span><text:span text:style-name="T101">rpm -i /root/zhcp-1-1-s390x.rpm</text:span></text:p>
      <text:list xml:id="list33336683" text:continue-numbering="true" text:style-name="L1">
        <text:list-item>
          <text:p text:style-name="P250">Append the zHCP library path to /etc/ld.so.conf</text:p>
        </text:list-item>
      </text:list>
      <text:p text:style-name="P6"><text:tab/><text:span text:style-name="T47"><text:tab/></text:span><text:span text:style-name="T85"># echo /opt/zhcp/lib &gt;&gt; /etc/ld.so.conf</text:span></text:p>
      <text:list xml:id="list33326278" text:continue-numbering="true" text:style-name="L1">
        <text:list-item>
          <text:p text:style-name="P250">Configure dynamic linker run time bindings </text:p>
        </text:list-item>
      </text:list>
      <text:p text:style-name="P6"><text:span text:style-name="T61"><text:tab/></text:span><text:span text:style-name="T47"><text:tab/></text:span><text:span text:style-name="T85"># ldconfig</text:span></text:p>
      <text:h text:style-name="P281" text:outline-level="1"><text:reference-mark-start text:name="Getting Started"/>9. Initializing Database<text:reference-mark-end text:name="Getting Started"/></text:h>
      <text:p text:style-name="P32">This section details how to manage z/VM and Linux on System z using xCAT.</text:p>
      <text:p text:style-name="P32"/>
      <text:list xml:id="list33267610" text:style-name="L5">
        <text:list-item>
          <text:p text:style-name="P209">Logon the xCAT MN as root <text:span text:style-name="T35">using a Putty terminal</text:span></text:p>
        </text:list-item>
        <text:list-item>
          <text:p text:style-name="P209">Load Linux VMCP module on the xCAT MN (if not already)</text:p>
          <text:list>
            <text:list-item>
              <text:list>
                <text:list-header>
                  <text:p text:style-name="P221"><text:span text:style-name="T43"># </text:span>modprobe vmcp</text:p>
                </text:list-header>
              </text:list>
            </text:list-item>
          </text:list>
        </text:list-item>
        <text:list-item>
          <text:p text:style-name="P202">Set up the <text:span text:style-name="T124">passwd</text:span> table. <text:s/>This table will contain the default password for new nodes installed through autoyast/kickstart and other methods.</text:p>
        </text:list-item>
      </text:list>
      <text:p text:style-name="P51"><text:tab/><text:tab/><text:span text:style-name="T45"># </text:span><text:span text:style-name="T101">chtab key=system passwd.username=root passwd.password=</text:span><text:span text:style-name="T97">xxx</text:span></text:p>
      <text:list xml:id="list33316238" text:continue-numbering="true" text:style-name="L5">
        <text:list-header>
          <text:p text:style-name="P202">Substitute xxx with the root password.</text:p>
        </text:list-header>
        <text:list-item>
          <text:p text:style-name="P202">Set up the <text:span text:style-name="T124">hosts</text:span> table (it will be used to setup /etc/hosts). <text:s/>You need to determine the regular expression that represents the nodes that xCAT will manage.</text:p>
        </text:list-item>
      </text:list>
      <text:p text:style-name="P159"><text:span text:style-name="T43"># </text:span>chtab node=<text:span text:style-name="T92">xxx</text:span> hosts.ip="<text:span text:style-name="T92">yyy</text:span>" hosts.hostnames="<text:span text:style-name="T92">zzz</text:span>"</text:p>
      <text:list xml:id="list33326175" text:continue-numbering="true" text:style-name="L5">
        <text:list-header>
          <text:p text:style-name="P202">Substitute xxx with the node range, yyy with the regular expression for the IP addresses, and zzz with the regular expression for the hostnames. <text:s/>Each time a new node is added to xCAT, you will need to run makehosts. <text:s/>You will need to setup the hosts table for <text:span text:style-name="T124">each</text:span> group you create.</text:p>
          <text:p text:style-name="P202"/>
          <text:p text:style-name="P202">In our development environment, we setup nodes belonging to group=all to have hostnames of gpok1, node2, etc. and IP addresses of 10.1.100.1, 10.1.100.2, etc. in /etc/hosts with the following:</text:p>
        </text:list-header>
      </text:list>
      <text:p text:style-name="P159"><text:span text:style-name="T43"># </text:span>chtab node=<text:span text:style-name="T92">all</text:span> hosts.ip="<text:span text:style-name="T92">|gpok(\d+)|10.1.100.(\$1+0)|</text:span>" hosts.hostnames="<text:span text:style-name="T92">|(.*)|(\$1).endicott.ibm.com|</text:span>"</text:p>
      <text:p text:style-name="P69"/>
      <text:list xml:id="list33313632" text:continue-numbering="true" text:style-name="L5">
        <text:list-item>
          <text:p text:style-name="P202">Setup the <text:span text:style-name="T124">networks</text:span> table. <text:s/>You need to set the DHCP, DNS, and FTP server to the IP address of your xCAT MN. <text:s/></text:p>
          <text:p text:style-name="P202"/>
          <text:p text:style-name="P202">In our development environment, we setup up the xCAT MN to manage the network <text:span text:style-name="T97">10.1.100.0</text:span>, which has a netmask of <text:span text:style-name="T97">255.255.255.0</text:span>, a gateway of <text:span text:style-name="T97">10.1.100.1</text:span>, and on an ethernet interface eth1. <text:s/>Our DHCP, DNS, and FTP servers are at <text:span text:style-name="T97">10.1.100.1</text:span>. <text:s/>This is the command that we used:</text:p>
        </text:list-item>
      </text:list>
      <text:p text:style-name="P159"><text:span text:style-name="T43"># </text:span>chtab net=<text:span text:style-name="T92">10.1.100.0</text:span> networks.mask=<text:span text:style-name="T92">255.255.255.0</text:span> networks.mgtifname=<text:span text:style-name="T92">eth1</text:span> networks.gateway=<text:span text:style-name="T92">10.1.100.1</text:span> networks.dhcpserver=<text:span text:style-name="T92">10.1.100.1</text:span> networks.tftpserver=<text:span text:style-name="T92">10.1.100.1</text:span> networks.nameservers=<text:span text:style-name="T92">10.1.100.1</text:span></text:p>
      <text:p text:style-name="P30"/>
      <text:list xml:id="list33314606" text:continue-numbering="true" text:style-name="L5">
        <text:list-item>
          <text:p text:style-name="P230"><text:span text:style-name="T18">Define the DHCP interfaces in the </text:span><text:span text:style-name="T12">site</text:span><text:span text:style-name="T18"> table to limit which network the DHCP server will listen on. <text:s/>In our development environment</text:span><text:span text:style-name="T21">, we setup </text:span><text:span text:style-name="T17">eth1</text:span><text:span text:style-name="T21"> as the interface where we have the DHCP server listening on.</text:span></text:p>
        </text:list-item>
      </text:list>
      <text:p text:style-name="P110"><text:tab/><text:span text:style-name="T55"># </text:span><text:span text:style-name="T80">chtab key=dhcpinterfaces site.value='</text:span><text:span text:style-name="T81">all|eth1</text:span><text:span text:style-name="T80">'</text:span></text:p>
      <text:list xml:id="list33327041" text:continue-numbering="true" text:style-name="L5">
        <text:list-header>
          <text:p text:style-name="P205"/>
        </text:list-header>
        <text:list-item>
          <text:p text:style-name="P205">Edit the nameserver and master in the <text:span text:style-name="T124">site</text:span> table to point it to the xCAT MN. <text:s/>In our development environment, we setup our nameserver and master to be <text:span text:style-name="T97">10.1.100.1</text:span>.</text:p>
        </text:list-item>
      </text:list>
      <text:p text:style-name="P31"><text:tab/><text:tab/><text:span text:style-name="T55"># </text:span><text:span text:style-name="T80">chtab key=nameservers site.value='</text:span><text:span text:style-name="T81">10.1.100.1</text:span><text:span text:style-name="T80">'</text:span></text:p>
      <text:p text:style-name="P40"><text:tab/><text:tab/><text:span text:style-name="T52"># </text:span><text:span text:style-name="T79">chtab key=master site.value='</text:span><text:span text:style-name="T82">10.1.100.1</text:span><text:span text:style-name="T79">'</text:span></text:p>
      <text:list xml:id="list33314496" text:continue-numbering="true" text:style-name="L5">
        <text:list-item>
          <text:p text:style-name="P205">Configure the DHCP server</text:p>
          <text:list>
            <text:list-item>
              <text:p text:style-name="P205">Add networks into the DHCP configuration</text:p>
              <text:list>
                <text:list-header>
                  <text:p text:style-name="P222"><text:span text:style-name="T43"># </text:span>makedhcp -n</text:p>
                </text:list-header>
              </text:list>
            </text:list-item>
            <text:list-item>
              <text:p text:style-name="P205">Restart DHCP</text:p>
              <text:list>
                <text:list-header>
                  <text:p text:style-name="P222"><text:span text:style-name="T43"># </text:span>service dhcpd restart</text:p>
                </text:list-header>
              </text:list>
            </text:list-item>
            <text:list-item>
              <text:p text:style-name="P205">Add the relevant networks to DHCP</text:p>
              <text:list>
                <text:list-header>
                  <text:p text:style-name="P222"><text:span text:style-name="T43"># </text:span>makedhcp -a</text:p>
                </text:list-header>
              </text:list>
            </text:list-item>
          </text:list>
        </text:list-item>
        <text:list-item>
          <text:p text:style-name="P205">Configure the DNS server</text:p>
          <text:list>
            <text:list-item>
              <text:p text:style-name="P205"><text:soft-page-break/>Setup DNS from entries in /etc/hosts</text:p>
              <text:list>
                <text:list-header>
                  <text:p text:style-name="P222"><text:span text:style-name="T43"># </text:span>makedns</text:p>
                </text:list-header>
              </text:list>
            </text:list-item>
            <text:list-item>
              <text:p text:style-name="P205">Edit /etc/resolv.conf to contain the appropriate domain and nameserver (if not already). <text:s/>In our development environment, we setup /etc/resolv.conf to contain:</text:p>
            </text:list-item>
          </text:list>
        </text:list-item>
      </text:list>
      <text:p text:style-name="P52"><text:tab/><text:tab/>domain <text:span text:style-name="T97">endicott.ibm.com</text:span></text:p>
      <text:list xml:id="list33311116" text:continue-numbering="true" text:style-name="L5">
        <text:list-item>
          <text:list>
            <text:list-item>
              <text:list>
                <text:list-header>
                  <text:p text:style-name="P225">nameserver <text:span text:style-name="T97">10.1.100.1</text:span></text:p>
                </text:list-header>
              </text:list>
            </text:list-item>
            <text:list-item>
              <text:p text:style-name="P205">Start DNS</text:p>
              <text:list>
                <text:list-header>
                  <text:p text:style-name="P223"><text:span text:style-name="T43"># </text:span>service named start</text:p>
                </text:list-header>
              </text:list>
            </text:list-item>
            <text:list-item>
              <text:p text:style-name="P205">Start DNS on boot</text:p>
              <text:list>
                <text:list-header>
                  <text:p text:style-name="P224"><text:span text:style-name="T43"># </text:span>chkconfig --level 345 named on</text:p>
                </text:list-header>
              </text:list>
            </text:list-item>
          </text:list>
        </text:list-item>
        <text:list-item>
          <text:p text:style-name="P209">Start by adding the zHCP node into the datatabase (Use the DNS <text:span text:style-name="T124">hostname</text:span> of that node when adding). <text:s/>In our development environment, our zHCP has a hostname of <text:span text:style-name="T97">gpok2</text:span>, a userID of <text:span text:style-name="T97">LNX2</text:span>, and belonged to the group=<text:span text:style-name="T97">all</text:span>. <text:s/><text:span text:style-name="T131">This is the command that we used:</text:span></text:p>
        </text:list-item>
      </text:list>
      <text:p text:style-name="P182"><text:span text:style-name="T43"># </text:span>mkdef -t node -o <text:span text:style-name="T92">gpok2</text:span> userid=<text:span text:style-name="T92">LNX2</text:span> hcp=<text:span text:style-name="T92">gpok2.endicott.ibm.com</text:span> mgt=zvm groups=all</text:p>
      <text:p text:style-name="P32"/>
      <text:list xml:id="list33328125" text:continue-numbering="true" text:style-name="L5">
        <text:list-item>
          <text:p text:style-name="P209">Add more nodes (if any) that you want to manage into the database. <text:s/>For example, if you have a node with a hostname of <text:span text:style-name="T97">gpok3</text:span> and userID of <text:span text:style-name="T97">LNX3</text:span> on the same z/VM partition (managed by the zHCP on gpok2), you would use the following command:</text:p>
        </text:list-item>
      </text:list>
      <text:p text:style-name="P159"><text:span text:style-name="T43"># </text:span>mkdef -t node -o <text:span text:style-name="T92">gpok3</text:span> userid=<text:span text:style-name="T92">LNX3</text:span> hcp=<text:span text:style-name="T92">gpok2.endicott.ibm.com</text:span> mgt=zvm groups=<text:span text:style-name="T92">all</text:span></text:p>
      <text:p text:style-name="P39"><text:tab/>The node IP address should follow the rule you specified in the hosts table (step 4).</text:p>
      <text:list xml:id="list33326491" text:continue-numbering="true" text:style-name="L5">
        <text:list-item>
          <text:p text:style-name="P212">Update /etc/hosts</text:p>
          <text:list>
            <text:list-header>
              <text:p text:style-name="P226"><text:span text:style-name="T43"># </text:span>makehosts</text:p>
            </text:list-header>
          </text:list>
        </text:list-item>
        <text:list-item>
          <text:p text:style-name="P212">Update DNS</text:p>
          <text:list>
            <text:list-header>
              <text:p text:style-name="P226"><text:span text:style-name="T43"># </text:span>makedns</text:p>
            </text:list-header>
          </text:list>
        </text:list-item>
        <text:list-item>
          <text:p text:style-name="P209">Setup the SSH keys for the<text:span text:style-name="T128"> node range</text:span> that you want to manage</text:p>
        </text:list-item>
      </text:list>
      <text:p text:style-name="P32"><text:tab/><text:tab/><text:span text:style-name="T55"># </text:span><text:span text:style-name="T85">xdsh </text:span><text:span text:style-name="T90">xxx</text:span><text:span text:style-name="T85"> -K</text:span></text:p>
      <text:p text:style-name="P96"><text:span text:style-name="T9">Substitute </text:span><text:span text:style-name="T70">xxx</text:span><text:span text:style-name="T9"> with the node range. <text:s/>For example, if you were to setup the SSH keys for the nodes you added above in steps 10 and 11, you can use:</text:span></text:p>
      <text:p text:style-name="P96"><text:span text:style-name="T9"><text:tab/></text:span><text:span text:style-name="T65"># </text:span><text:span text:style-name="T72">xdsh </text:span><text:span text:style-name="T74">all</text:span><text:span text:style-name="T72"> -K</text:span></text:p>
      <text:p text:style-name="P96"><text:span text:style-name="T9">The </text:span><text:span text:style-name="T70">xdsh</text:span><text:span text:style-name="T9"> command will prompt you for a root password. <text:s/>It is the root password for the node or group you are trying to push the public SSH key to. <text:s/>It is </text:span><text:span text:style-name="T10">recommended</text:span><text:span text:style-name="T9"> that you put nodes with the same root password into the same group. <text:s/></text:span><text:span text:style-name="T9">More importantly, the xdsh command will only work for nodes that are </text:span><text:span text:style-name="T10">online</text:span><text:span text:style-name="T9">.</text:span></text:p>
      <text:list xml:id="list33317291" text:continue-numbering="true" text:style-name="L5">
        <text:list-item>
          <text:p text:style-name="P205">Start using supported xCAT commands</text:p>
        </text:list-item>
      </text:list>
      <text:h text:style-name="P282" text:outline-level="1">10. xCAT Commands</text:h>
      <text:p text:style-name="P33">This section lists the current xCAT commands supported on z/VM and Linux on System z.</text:p>
      <text:p text:style-name="P33"/>
      <text:p text:style-name="Standard"><text:span text:style-name="T59">rpower</text:span><text:span text:style-name="T2"> – Controls the power for a node or noderange.</text:span></text:p>
      <text:p text:style-name="Standard"><text:span text:style-name="T2">The syntax is: </text:span><text:span text:style-name="T59">rpower &lt;node&gt; [on|off|stat|reset] <text:s text:c="2"/></text:span></text:p>
      <text:p text:style-name="P46"><text:tab/><text:span text:style-name="T102"># </text:span><text:span text:style-name="T101">rpower </text:span><text:span text:style-name="T97">gpok3</text:span><text:span text:style-name="T101"> stat</text:span></text:p>
      <text:p text:style-name="P46"/>
      <text:p text:style-name="Standard"><text:span text:style-name="T59">mkvm</text:span><text:span text:style-name="T2"> – Creates a new virtual server with the same profile/resources as the specified node (clonning). <text:s/>Alternatively, creates a new virtual server based on a directory entry. <text:s/></text:span></text:p>
      <text:p text:style-name="Standard"><text:span text:style-name="T2">The syntax is: </text:span><text:span text:style-name="T59">mkvm &lt;new node&gt; /tmp/&lt;directory entry text file&gt;</text:span></text:p>
      <text:p text:style-name="P46"><text:tab/><text:span text:style-name="T102"># </text:span><text:span text:style-name="T101">mkvm </text:span><text:span text:style-name="T97">gpok3</text:span><text:span text:style-name="T101"> </text:span><text:span text:style-name="T97">/tmp/dirEntry.txt</text:span></text:p>
      <text:p text:style-name="P46"/>
      <text:p text:style-name="P29"><text:span text:style-name="T106">For clonning, the syntax is: </text:span><text:span text:style-name="T59">mkvm &lt;target Linux&gt; &lt;source Linux&gt; pool=&lt;disk pool&gt; pw=&lt;multi password&gt;</text:span></text:p>
      <text:list xml:id="list33283926" text:style-name="L6">
        <text:list-header>
          <text:p text:style-name="P227"><text:span text:style-name="T127"># </text:span>mkvm <text:span text:style-name="T92">gpok4,gpok5 gpok3</text:span> pool=<text:span text:style-name="T92">POOL1</text:span></text:p>
        </text:list-header>
      </text:list>
      <text:p text:style-name="P46"/>
      <text:p text:style-name="Standard"><text:span text:style-name="T59">rmvm</text:span><text:span text:style-name="T2"> – Removes a virtual server. <text:s/>The syntax is: </text:span><text:span text:style-name="T59">rmvm &lt;node&gt;</text:span><text:span text:style-name="T2">.</text:span></text:p>
      <text:p text:style-name="Standard"><text:span text:style-name="T2"><text:tab/></text:span><text:span text:style-name="T65"># </text:span><text:span text:style-name="T64">rmvm </text:span><text:span text:style-name="T74">gpok3</text:span></text:p>
      <text:p text:style-name="P46"/>
      <text:p text:style-name="P29"><text:span text:style-name="T59">lsvm</text:span><text:span text:style-name="T106"> – List a virtual server's configuration. <text:s/>Options supported are:</text:span></text:p>
      <text:list xml:id="list33286853" text:style-name="L7">
        <text:list-item>
          <text:p text:style-name="P195">List the directory entry. </text:p>
          <text:p text:style-name="P195">The syntax is: <text:span text:style-name="T47">lsvm &lt;node&gt;</text:span></text:p>
          <text:list>
            <text:list-item>
              <text:list>
                <text:list-header>
                  <text:p text:style-name="P228"><text:span text:style-name="T127"># </text:span>lsvm <text:span text:style-name="T92">gpok3</text:span></text:p>
                </text:list-header>
              </text:list>
            </text:list-item>
          </text:list>
        </text:list-item>
        <text:list-item>
          <text:p text:style-name="P195">List the defined network names available.</text:p>
          <text:p text:style-name="P195">The syntax is: <text:span text:style-name="T47">lsvm &lt;node&gt; --getnetworknames</text:span></text:p>
          <text:list>
            <text:list-item>
              <text:list>
                <text:list-header>
                  <text:p text:style-name="P228"><text:span text:style-name="T127"># </text:span>lsvm <text:span text:style-name="T92">gpok3</text:span> --getnetworknames</text:p>
                </text:list-header>
              </text:list>
            </text:list-item>
          </text:list>
        </text:list-item>
        <text:list-item>
          <text:p text:style-name="P195">List the configuration for a given network.</text:p>
          <text:p text:style-name="P195">The syntax is: <text:span text:style-name="T47">lsvm &lt;node&gt; --getnetwork [networkname]</text:span></text:p>
          <text:list>
            <text:list-item>
              <text:list>
                <text:list-header>
                  <text:p text:style-name="P228"><text:span text:style-name="T127"># </text:span><text:span text:style-name="T47">lsvm </text:span><text:span text:style-name="T92">gpok3</text:span><text:span text:style-name="T47"> --</text:span>getnetwork<text:span text:style-name="T47"> </text:span><text:span text:style-name="T92">GLAN1</text:span></text:p>
                </text:list-header>
              </text:list>
            </text:list-item>
          </text:list>
        </text:list-item>
        <text:list-item>
          <text:p text:style-name="P195">List the disk pool names available.</text:p>
          <text:p text:style-name="P195">The syntax is: <text:span text:style-name="T47">lsvm &lt;node&gt; --diskpoolnames</text:span></text:p>
          <text:list>
            <text:list-item>
              <text:list>
                <text:list-header>
                  <text:p text:style-name="P228"><text:span text:style-name="T127"># </text:span>lsvm <text:span text:style-name="T92">gpok3</text:span> --diskpoolnames</text:p>
                </text:list-header>
              </text:list>
            </text:list-item>
          </text:list>
        </text:list-item>
        <text:list-item>
          <text:p text:style-name="P195">List the configuration for a given disk pool.</text:p>
          <text:p text:style-name="P195">The syntax is: <text:span text:style-name="T47">lsvm &lt;node&gt; --diskpool [pool name] [space (free or used)]</text:span></text:p>
          <text:list>
            <text:list-item>
              <text:list>
                <text:list-header>
                  <text:p text:style-name="P228"><text:span text:style-name="T127"># </text:span>lsvm <text:span text:style-name="T92">gpok3</text:span> --diskpool <text:span text:style-name="T92">POOL1</text:span> free</text:p>
                </text:list-header>
              </text:list>
            </text:list-item>
          </text:list>
        </text:list-item>
      </text:list>
      <text:p text:style-name="P46"/>
      <text:p text:style-name="P29"><text:span text:style-name="T59">chvm</text:span><text:span text:style-name="T106"> – Changes the virtual server's configuration. <text:s/>Options supported are</text:span><text:span text:style-name="T118">:</text:span></text:p>
      <text:list xml:id="list33264148" text:style-name="L8">
        <text:list-item>
          <text:p text:style-name="P206">Adds a 3390 (ECKD) disk to a virtual server's directory entry.</text:p>
        </text:list-item>
      </text:list>
      <text:p text:style-name="P32"><text:span text:style-name="T130"><text:tab/>The syntax is: </text:span><text:span text:style-name="T47">chvm &lt;node&gt; --add3390 [disk pool] [device address] [cylinders] [mode] [read password] [write password] [multi password]</text:span></text:p>
      <text:p text:style-name="P55"><text:tab/><text:tab/><text:span text:style-name="T102"># </text:span><text:span text:style-name="T101">chvm </text:span><text:span text:style-name="T97">gpok3</text:span><text:span text:style-name="T101"> --add3390 </text:span><text:span text:style-name="T97">POOL1 0101 3338 MR</text:span></text:p>
      <text:list xml:id="list33329091" text:continue-numbering="true" text:style-name="L8">
        <text:list-item>
          <text:p text:style-name="P206">Adds a 3390 (ECKD) disk that is defined in a virtual server's directory entry to that virtual server's active configuration.</text:p>
        </text:list-item>
      </text:list>
      <text:p text:style-name="P32"><text:span text:style-name="T130"><text:tab/>The syntax is: </text:span><text:span text:style-name="T47">chvm &lt;node&gt; --add3390active [device address] [mode]</text:span></text:p>
      <text:list xml:id="list33335248" text:continue-numbering="true" text:style-name="L8">
        <text:list-header>
          <text:p text:style-name="P231"><text:tab/><text:span text:style-name="T102"># </text:span><text:span text:style-name="T101">chvm </text:span><text:span text:style-name="T97">gpok3</text:span><text:span text:style-name="T101"> --add3390active </text:span><text:span text:style-name="T97">0101 MR</text:span></text:p>
        </text:list-header>
      </text:list>
      <text:list xml:id="list33293059" text:style-name="L9">
        <text:list-item>
          <text:p text:style-name="P234">Adds a 9336 (FBA) disk to a virtual server's directory entry.</text:p>
        </text:list-item>
      </text:list>
      <text:p text:style-name="P59"><text:soft-page-break/><text:span text:style-name="T37"><text:tab/>The syntax is: </text:span><text:span text:style-name="T51">chvm &lt;node&gt; --</text:span><text:span text:style-name="T50">a</text:span><text:span text:style-name="T47">dd9336 [disk pool] [virtual device] [block size] [mode]<text:tab/></text:span><text:span text:style-name="T47"><text:tab/>[blocks] [read password] [write password] [multi password]</text:span></text:p>
      <text:p text:style-name="P55"><text:tab/><text:tab/><text:span text:style-name="T102"># </text:span><text:span text:style-name="T101">chvm </text:span><text:span text:style-name="T97">gpok3</text:span><text:span text:style-name="T101"> –-add9336 </text:span><text:span text:style-name="T97">POOL3 0101 512 4194272 MR</text:span></text:p>
      <text:list xml:id="list33324311" text:continue-numbering="true" text:style-name="L9">
        <text:list-item>
          <text:p text:style-name="P235">Adds a network adapter to a virtual server's directory entry (case sensitive).</text:p>
        </text:list-item>
      </text:list>
      <text:p text:style-name="P59"><text:span text:style-name="T134"><text:tab/></text:span><text:span text:style-name="T37">The syntax is: </text:span><text:span text:style-name="T51">chvm &lt;node&gt; --</text:span><text:span text:style-name="T47">addnic [address] [type] [device count]</text:span></text:p>
      <text:p text:style-name="P55"><text:tab/><text:tab/><text:span text:style-name="T102"># </text:span><text:span text:style-name="T101">chvm </text:span><text:span text:style-name="T97">gpok3</text:span><text:span text:style-name="T101"> –-addnic </text:span><text:span text:style-name="T97">0600 QDIO 3</text:span></text:p>
      <text:list xml:id="list33314732" text:continue-numbering="true" text:style-name="L9">
        <text:list-item>
          <text:p text:style-name="P217">Adds a virtual processor to<text:span text:style-name="T113"> a virtual server's directory entry.</text:span></text:p>
        </text:list-item>
      </text:list>
      <text:p text:style-name="P58"><text:span text:style-name="T144"><text:tab/></text:span><text:span text:style-name="T25">The syntax is: </text:span><text:span text:style-name="T51">chvm &lt;node&gt; --</text:span>addprocessor [address]</text:p>
      <text:p text:style-name="P55"><text:tab/><text:tab/><text:span text:style-name="T102"># </text:span><text:span text:style-name="T101">chvm </text:span><text:span text:style-name="T97">gpok3</text:span><text:span text:style-name="T101"> –-addprocessor </text:span><text:span text:style-name="T97">01</text:span></text:p>
      <text:list xml:id="list33317027" text:continue-numbering="true" text:style-name="L9">
        <text:list-item>
          <text:p text:style-name="P217">Adds a virtual processor to<text:span text:style-name="T113"> a virtual server's active configuration (case sensitive).</text:span></text:p>
        </text:list-item>
      </text:list>
      <text:p text:style-name="P58"><text:span text:style-name="T144"><text:tab/></text:span><text:span text:style-name="T25">The syntax is: </text:span><text:span text:style-name="T37">chvm &lt;node&gt; --</text:span>addprocessoractive [address] [type]</text:p>
      <text:list xml:id="list33309656" text:continue-numbering="true" text:style-name="L9">
        <text:list-item>
          <text:list>
            <text:list-item>
              <text:list>
                <text:list-header>
                  <text:p text:style-name="P233"><text:span text:style-name="T127"># </text:span>chvm <text:span text:style-name="T92">gpok3</text:span> –-addprocessoractive <text:span text:style-name="T92">01 ZAAP</text:span></text:p>
                </text:list-header>
              </text:list>
            </text:list-item>
          </text:list>
        </text:list-item>
        <text:list-item>
          <text:p text:style-name="P235">Adds a v-disk to a virtual server's directory entry.</text:p>
        </text:list-item>
      </text:list>
      <text:p text:style-name="P58"><text:span text:style-name="T28"><text:tab/></text:span><text:span text:style-name="T25">The syntax is: </text:span><text:span text:style-name="T51">chvm &lt;node&gt; --</text:span>addvdisk [userID] [device address] [size]</text:p>
      <text:p text:style-name="P55"><text:tab/><text:tab/><text:span text:style-name="T102"># </text:span><text:span text:style-name="T101">chvm </text:span><text:span text:style-name="T97">gpok3</text:span><text:span text:style-name="T101"> –-addvdisk </text:span><text:span text:style-name="T97">0300 2097120</text:span></text:p>
      <text:list xml:id="list33326960" text:continue-numbering="true" text:style-name="L9">
        <text:list-item>
          <text:p text:style-name="P235">Connects a given network adapter to a GuestLAN.</text:p>
        </text:list-item>
      </text:list>
      <text:p text:style-name="P58"><text:span text:style-name="T25"><text:tab/>The syntax is: </text:span><text:span text:style-name="T51">chvm &lt;node&gt; --</text:span>connectnic2guestlan [address] [lan] [owner]</text:p>
      <text:p text:style-name="P55"><text:tab/><text:tab/><text:span text:style-name="T102"># </text:span><text:span text:style-name="T101">chvm </text:span><text:span text:style-name="T97">gpok3</text:span><text:span text:style-name="T101"> –-connectnic2guestlan </text:span><text:span text:style-name="T97">0600 GLAN1 LN1OWNR</text:span></text:p>
      <text:list xml:id="list33324722" text:continue-numbering="true" text:style-name="L9">
        <text:list-item>
          <text:p text:style-name="P235">Connects a given network adapter to a VSwitch.</text:p>
        </text:list-item>
      </text:list>
      <text:p text:style-name="P58"><text:span text:style-name="T28"><text:tab/></text:span><text:span text:style-name="T25">The syntax is: </text:span><text:span text:style-name="T51">chvm &lt;node&gt; --</text:span>connectnic2vswitch [address] [vswitch]</text:p>
      <text:p text:style-name="P55"><text:tab/><text:tab/><text:span text:style-name="T102"># </text:span><text:span text:style-name="T101">chvm </text:span><text:span text:style-name="T97">gpok3</text:span><text:span text:style-name="T101"> –-connectnic2vswitch </text:span><text:span text:style-name="T97">0600 VSW1</text:span></text:p>
      <text:list xml:id="list33322425" text:continue-numbering="true" text:style-name="L9">
        <text:list-item>
          <text:p text:style-name="P235">Copy a disk attached to a given virtual server.</text:p>
        </text:list-item>
      </text:list>
      <text:p text:style-name="P58"><text:span text:style-name="T28"><text:tab/></text:span><text:span text:style-name="T25">The syntax is: </text:span><text:span text:style-name="T37">chvm &lt;node&gt; --</text:span>copydisk [target address] [source node] [source address]</text:p>
      <text:list xml:id="list33313137" text:continue-numbering="true" text:style-name="L9">
        <text:list-item>
          <text:list>
            <text:list-item>
              <text:list>
                <text:list-header>
                  <text:p text:style-name="P233"><text:span text:style-name="T127"># </text:span>chvm <text:span text:style-name="T92">gpok3</text:span> –-copydisk <text:span text:style-name="T92">0100 gpok2 0101</text:span></text:p>
                </text:list-header>
              </text:list>
            </text:list-item>
          </text:list>
        </text:list-item>
        <text:list-item>
          <text:p text:style-name="P235">Adds a dedicated device to a virtual server's directory entry.</text:p>
        </text:list-item>
      </text:list>
      <text:p text:style-name="P58"><text:span text:style-name="T25"><text:tab/>The syntax is: </text:span><text:span text:style-name="T51">chvm &lt;node&gt; --</text:span>dedicatedevice [virtual device] [real device] [mode]</text:p>
      <text:p text:style-name="P58"><text:span text:style-name="T36"><text:tab/><text:tab/></text:span><text:span text:style-name="T45"># </text:span><text:span text:style-name="T44">chvm </text:span><text:span text:style-name="T97">gpok3</text:span><text:span text:style-name="T44"> –-dedicatedevice </text:span><text:span text:style-name="T97">0101 637F RW</text:span></text:p>
      <text:list xml:id="list33338965" text:continue-numbering="true" text:style-name="L9">
        <text:list-item>
          <text:p text:style-name="P235">Deletes the IPL statement from the virtual server's directory entry.</text:p>
        </text:list-item>
      </text:list>
      <text:p text:style-name="P58"><text:span text:style-name="T25"><text:tab/>The syntax is: </text:span><text:span text:style-name="T51">chvm &lt;node&gt; --</text:span>deleteipl </text:p>
      <text:p text:style-name="P55"><text:tab/><text:tab/><text:span text:style-name="T102"># </text:span><text:span text:style-name="T101">chvm </text:span><text:span text:style-name="T97">gpok3</text:span><text:span text:style-name="T101"> –-deleteipl</text:span></text:p>
      <text:list xml:id="list33337394" text:continue-numbering="true" text:style-name="L9">
        <text:list-item>
          <text:p text:style-name="P235">Formats a disk attached to a given virtual server (only ECKD disks supported). <text:s/>The disk should not be linked to any other virtual server. <text:s/>This command is best used after add3390().</text:p>
        </text:list-item>
      </text:list>
      <text:p text:style-name="P58"><text:span text:style-name="T25"><text:tab/>The syntax is: </text:span><text:span text:style-name="T37">chvm &lt;node&gt; --formatdisk [disk address] [multi password]</text:span> </text:p>
      <text:p text:style-name="P57"><text:tab/><text:tab/><text:span text:style-name="T102"># </text:span><text:span text:style-name="T101">chvm </text:span><text:span text:style-name="T97">gpok3</text:span><text:span text:style-name="T101"> –-formatdisk </text:span><text:span text:style-name="T97">0100 PWD</text:span></text:p>
      <text:list xml:id="list33314540" text:continue-numbering="true" text:style-name="L9">
        <text:list-item>
          <text:p text:style-name="P235">Disconnects a given network adapter.</text:p>
        </text:list-item>
      </text:list>
      <text:p text:style-name="P58"><text:span text:style-name="T25"><text:tab/>The syntax is: </text:span><text:span text:style-name="T51">chvm &lt;node&gt; --</text:span>disconnectnic [address]</text:p>
      <text:p text:style-name="P55"><text:tab/><text:tab/><text:span text:style-name="T102"># </text:span><text:span text:style-name="T101">chvm </text:span><text:span text:style-name="T97">gpok3</text:span><text:span text:style-name="T101"> –-disconnectnic </text:span><text:span text:style-name="T97">0600</text:span></text:p>
      <text:list xml:id="list33307645" text:continue-numbering="true" text:style-name="L9">
        <text:list-item>
          <text:p text:style-name="P235">Grant VSwitch access for given virtual server.</text:p>
        </text:list-item>
      </text:list>
      <text:p text:style-name="P58"><text:span text:style-name="T25"><text:tab/>The syntax is: </text:span><text:span text:style-name="T37">chvm &lt;node&gt; --grantvswitch</text:span> [VSwitch]</text:p>
      <text:p text:style-name="P55"><text:tab/><text:tab/><text:span text:style-name="T102"># </text:span><text:span text:style-name="T101">chvm </text:span><text:span text:style-name="T97">gpok3</text:span><text:span text:style-name="T101"> –-</text:span><text:span text:style-name="T103">grantvswitch</text:span><text:span text:style-name="T101"> </text:span><text:span text:style-name="T97">VSW1</text:span></text:p>
      <text:list xml:id="list33324666" text:continue-numbering="true" text:style-name="L9">
        <text:list-item>
          <text:p text:style-name="P235">Removes a minidisk from a virtual server's directory entry.</text:p>
        </text:list-item>
      </text:list>
      <text:p text:style-name="P58"><text:span text:style-name="T25"><text:tab/>The syntax is: </text:span><text:span text:style-name="T51">chvm &lt;node&gt; --</text:span>removedisk [virtual device]</text:p>
      <text:p text:style-name="P55"><text:tab/><text:tab/><text:span text:style-name="T102"># </text:span><text:span text:style-name="T101">chvm </text:span><text:span text:style-name="T97">gpok3</text:span><text:span text:style-name="T101"> –-removedisk </text:span><text:span text:style-name="T97">0101</text:span></text:p>
      <text:list xml:id="list33335720" text:continue-numbering="true" text:style-name="L9">
        <text:list-item>
          <text:p text:style-name="P235">Removes a network adapter from a virtual server's directory entry.</text:p>
        </text:list-item>
      </text:list>
      <text:p text:style-name="P58"><text:span text:style-name="T28"><text:tab/></text:span><text:span text:style-name="T25">The syntax is: </text:span><text:span text:style-name="T51">chvm &lt;node&gt; --</text:span>removenic [address]</text:p>
      <text:p text:style-name="P55"><text:tab/><text:tab/><text:span text:style-name="T102"># </text:span><text:span text:style-name="T101">chvm </text:span><text:span text:style-name="T97">gpok3</text:span><text:span text:style-name="T101"> –-removenic </text:span><text:span text:style-name="T97">0700</text:span></text:p>
      <text:list xml:id="list33306909" text:continue-numbering="true" text:style-name="L9">
        <text:list-item>
          <text:p text:style-name="P235">Removes a processor from a<text:span text:style-name="T143">n active virtual </text:span>server's<text:span text:style-name="T143"> configuration.</text:span></text:p>
        </text:list-item>
      </text:list>
      <text:p text:style-name="P58"><text:soft-page-break/><text:span text:style-name="T25"><text:tab/>The syntax is: </text:span><text:span text:style-name="T51">chvm &lt;node&gt; --</text:span>removeprocessor [address]</text:p>
      <text:p text:style-name="P55"><text:tab/><text:tab/><text:span text:style-name="T102"># </text:span><text:span text:style-name="T101">chvm </text:span><text:span text:style-name="T97">gpok3</text:span><text:span text:style-name="T101"> –-removeprocessor </text:span><text:span text:style-name="T97">01</text:span></text:p>
      <text:list xml:id="list33316080" text:continue-numbering="true" text:style-name="L9">
        <text:list-item>
          <text:p text:style-name="P234">Replaces a virtual server's directory entry.</text:p>
          <text:p text:style-name="P232"><text:span text:style-name="T28">The syntax is: </text:span><text:span text:style-name="T78">chvm &lt;node&gt; --</text:span>replacevs [directory entry]</text:p>
        </text:list-item>
      </text:list>
      <text:p text:style-name="P55"><text:tab/><text:tab/><text:span text:style-name="T102"># </text:span><text:span text:style-name="T101">chvm </text:span><text:span text:style-name="T97">gpok3</text:span><text:span text:style-name="T101"> –-replacevs </text:span><text:span text:style-name="T97">/tmp/dirEntry.txt</text:span></text:p>
      <text:list xml:id="list33336147" text:continue-numbering="true" text:style-name="L9">
        <text:list-item>
          <text:p text:style-name="P235">Sets the IPL statement for a given virtual server.</text:p>
        </text:list-item>
      </text:list>
      <text:p text:style-name="P58"><text:span text:style-name="T25"><text:tab/>The syntax is: </text:span><text:span text:style-name="T51">chvm &lt;node&gt; --</text:span>setipl [ipl target] [load parms] [parms]</text:p>
      <text:p text:style-name="P55"><text:tab/><text:tab/><text:span text:style-name="T102"># </text:span><text:span text:style-name="T101">chvm </text:span><text:span text:style-name="T97">gpok3</text:span><text:span text:style-name="T101"> –-setipl </text:span><text:span text:style-name="T97">CMS</text:span></text:p>
      <text:list xml:id="list33308999" text:continue-numbering="true" text:style-name="L9">
        <text:list-item>
          <text:p text:style-name="P235">Sets the password for a given virtual server.</text:p>
        </text:list-item>
      </text:list>
      <text:p text:style-name="P58"><text:span text:style-name="T25"><text:tab/>The syntax is: </text:span><text:span text:style-name="T51">chvm &lt;node&gt; --</text:span>setpassword [password]</text:p>
      <text:p text:style-name="P55"><text:tab/><text:tab/><text:span text:style-name="T102"># </text:span><text:span text:style-name="T101">chvm </text:span><text:span text:style-name="T97">gpok3</text:span><text:span text:style-name="T101"> –-setpassword </text:span><text:span text:style-name="T97">PSSWD</text:span></text:p>
      <text:p text:style-name="P55"/>
      <text:p text:style-name="P60"><text:span text:style-name="T48">rscan</text:span><text:span text:style-name="T32"> – Collects the node information from one or more hardware control points. <text:s/></text:span></text:p>
      <text:p text:style-name="P60"><text:span text:style-name="T32">The syntax is </text:span><text:span text:style-name="T48">rscan &lt;hcp&gt;</text:span><text:span text:style-name="T32">. </text:span></text:p>
      <text:p text:style-name="P32"><text:span text:style-name="T114"><text:tab/></text:span><text:span text:style-name="T115"># </text:span><text:span text:style-name="T116">rscan </text:span><text:span text:style-name="T117">gpok2</text:span></text:p>
      <text:p text:style-name="P56"/>
      <text:p text:style-name="P32"><text:span text:style-name="T48">rinv</text:span><text:span text:style-name="T32"> </text:span><text:span text:style-name="T23">–</text:span><text:span text:style-name="T32"> Remote hardware and software inventory. <text:s/>The syntax is: </text:span><text:span text:style-name="T48">rinv &lt;node&gt; &lt;all|config&gt;</text:span><text:span text:style-name="T32">.</text:span></text:p>
      <text:p text:style-name="P48"><text:tab/><text:span text:style-name="T102"># </text:span><text:span text:style-name="T101">rinv </text:span><text:span text:style-name="T97">gpok3</text:span><text:span text:style-name="T101"> all</text:span></text:p>
      <text:h text:style-name="P281" text:outline-level="1">11. Installing Linux Using AutoYast or Kickstart</text:h>
      <text:p text:style-name="P10">This section provides details on the installation of Linux using autoyast or kickstart. </text:p>
      <text:p text:style-name="P10"/>
      <text:p text:style-name="P10">There are two ways to install Linux onto a z/VM virtual server, depending on which Linux distribution you want. <text:s/>One is through a<text:span text:style-name="T124">utoyast</text:span>, which is used to install SUSE Linux Enterprise Server (SLES) releases. <text:s/>The other is through k<text:span text:style-name="T124">ickstart</text:span>, which is used to install Red Hat Enterprise Linux (RHEL) releases.</text:p>
      <text:p text:style-name="P10"/>
      <text:p text:style-name="P10">Before you begin, make sure the following is done.</text:p>
      <text:list xml:id="list33288354" text:style-name="L10">
        <text:list-item>
          <text:p text:style-name="P252">The FTP server must be setup during the xCAT MN installation, and the FTP root directory (/install) must contain the appropriate Linux distribution.</text:p>
        </text:list-item>
        <text:list-item>
          <text:p text:style-name="P252">If you are managing an IP address range starting at 0 (e.g. 10.1.100.0), be sure that the netmask is set correctly (e.g. 255.255.255.0) on the xCAT MN or else the node you are trying to provision cannot find the repository.</text:p>
        </text:list-item>
      </text:list>
      <text:p text:style-name="P10"/>
      <text:p text:style-name="P10">In the following example, we will provision a new node (<text:span text:style-name="T97">gpok3</text:span>) with a userID (<text:span text:style-name="T97">LNX3</text:span>) that is managed by our zHCP (<text:span text:style-name="T97">gpok2</text:span>). <text:s/>You will <text:span text:style-name="T124">need</text:span> to substitute the node name, userID, and zHCP name with appropriate values.</text:p>
      <text:list xml:id="list33277888" text:style-name="L11">
        <text:list-item>
          <text:p text:style-name="P253">Logon the xCAT MN as root <text:span text:style-name="T43">using a Putty terminal</text:span></text:p>
        </text:list-item>
        <text:list-item>
          <text:p text:style-name="P253">Create the node definition</text:p>
        </text:list-item>
      </text:list>
      <text:p text:style-name="P155"><text:span text:style-name="T127"># </text:span>mkdef -t node -o <text:span text:style-name="T92">gpok3</text:span> userid=<text:span text:style-name="T92">LNX3</text:span> hcp=<text:span text:style-name="T92">gpok2.endicott.ibm.com</text:span> mgt=zvm groups=<text:span text:style-name="T92">all</text:span></text:p>
      <text:list xml:id="list33337351" text:continue-numbering="true" text:style-name="L11">
        <text:list-item>
          <text:p text:style-name="P253">Update /etc/hosts</text:p>
        </text:list-item>
      </text:list>
      <text:p text:style-name="P145"><text:span text:style-name="T43"># </text:span>makehosts</text:p>
      <text:list xml:id="list33322535" text:continue-numbering="true" text:style-name="L11">
        <text:list-item>
          <text:p text:style-name="P253">Update DNS</text:p>
        </text:list-item>
      </text:list>
      <text:p text:style-name="P145"><text:span text:style-name="T43"># </text:span>makedns</text:p>
      <text:list xml:id="list33308701" text:continue-numbering="true" text:style-name="L11">
        <text:list-item>
          <text:p text:style-name="P253">Create the new virtual server using the desired directory entry. <text:s/>For our example, we used the following:</text:p>
        </text:list-item>
      </text:list>
      <text:p text:style-name="P143">USER <text:span text:style-name="T97">LNX3</text:span> PWD 512M 1G G</text:p>
      <text:p text:style-name="P143">INCLUDE LNXDFLT</text:p>
      <text:p text:style-name="P143">COMMAND SET VSWITCH VSW2 GRANT <text:span text:style-name="T97">LNX3</text:span></text:p>
      <text:list xml:id="list33313514" text:continue-numbering="true" text:style-name="L11">
        <text:list-header>
          <text:p text:style-name="P253">To create the virtual server, copy the directory entry above into a text file (dirEntry.txt) and issue the following command (the full file path must be given):</text:p>
        </text:list-header>
      </text:list>
      <text:p text:style-name="P145"><text:span text:style-name="T43"># </text:span>mkvm <text:span text:style-name="T92">gpok3</text:span> <text:span text:style-name="T92">/tmp/dirEntry.txt</text:span></text:p>
      <text:list xml:id="list33339238" text:continue-numbering="true" text:style-name="L11">
        <text:list-header>
          <text:p text:style-name="P253">The directory entry text file should <text:span text:style-name="T124">not</text:span> contain any extra new lines (/n). <text:s/>A MAC address will be assigned to the userID upon creation.</text:p>
        </text:list-header>
        <text:list-item>
          <text:p text:style-name="P248">Copy the default autoyast/kickstart template available in xCAT (if not already). <text:s/>Customize this template (the one you copied) to how you see fit. <text:s/>For more information on how to customize the template, see </text:p>
        </text:list-item>
      </text:list>
      <text:p text:style-name="P85">Appendix B.</text:p>
      <text:list xml:id="list33334904" text:continue-numbering="true" text:style-name="L11">
        <text:list-header>
          <text:p text:style-name="P260">If you want to install a <text:span text:style-name="T124">SUSE Linux Enterprise Server</text:span>:</text:p>
        </text:list-header>
      </text:list>
      <text:p text:style-name="P50"><text:tab/><text:tab/><text:span text:style-name="T102"># </text:span><text:span text:style-name="T101">mkdir -p /install/custom/install/sles</text:span></text:p>
      <text:p text:style-name="P142"><text:span text:style-name="T127"># </text:span>cp /opt/xcat/share/xcat/install/sles/compute.sles10.s390x.tmpl /install/custom/install/sles</text:p>
      <text:p text:style-name="P85">There are two templates available for SLES, one for SLES 10 (compute.sles10.s390x.tmpl) and the other for SLES 11 (compute.sles11.s390x.tmpl). <text:s/>It is <text:span text:style-name="T124">recommended</text:span> that you copy both templates into /install/custom/install/sles.</text:p>
      <text:p text:style-name="P85"/>
      <text:p text:style-name="P85">If you want to install a <text:span text:style-name="T124">Red Hat Enterprise Linux</text:span>:</text:p>
      <text:p text:style-name="P157"><text:span text:style-name="T127"># </text:span>mkdir -p /install/custom/install/rh</text:p>
      <text:p text:style-name="P142"><text:span text:style-name="T127"># </text:span>cp /opt/xcat/share/xcat/install/rh/compute.rhel5.s390x.tmpl <text:soft-page-break/>/install/custom/install/rh</text:p>
      <text:list xml:id="list33319454" text:continue-numbering="true" text:style-name="L11">
        <text:list-header>
          <text:p text:style-name="P260"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  <text:list-item>
          <text:p text:style-name="P253">Add disks to the new node (the default autoyast/kickstart template available in xCAT requires 1 3390-MOD9 disks attached at 0100).</text:p>
        </text:list-item>
      </text:list>
      <text:p text:style-name="P145"><text:span text:style-name="T43"># </text:span>chvm <text:span text:style-name="T92">gpok3</text:span> --add3390 <text:span text:style-name="T92">POOL1 0100 10016 MR</text:span></text:p>
      <text:p text:style-name="P80">Be sure that each disk in the pool is attached to SYSTEM. <text:s/></text:p>
      <text:p text:style-name="P80"/>
      <text:p text:style-name="P80">Alternatively, you can use SCSI/FCP disks (which are seen by z/VM as 9336 disks), but you first need to configure the autoyast/kickstart template. <text:s/>S<text:span text:style-name="T46">ee Appendix B for details. <text:s/></text:span>If you choose to have SCSI/FCP disks, you can add these disks to the new node using:</text:p>
      <text:p text:style-name="P149"># chvm <text:span text:style-name="T97">gpok3</text:span> –-add9336 POOL3 0101 512 4194272 MR</text:p>
      <text:list xml:id="list33323338" text:continue-numbering="true" text:style-name="L11">
        <text:list-item>
          <text:p text:style-name="P253">Set up the <text:span text:style-name="T124">noderes</text:span> and <text:span text:style-name="T124">nodetype</text:span> tables. <text:s/>Y<text:span text:style-name="T1">ou need to determine the OS and profile (autoyast/kickstart template) for the node. <text:s/>Here, we have nodetype.os=</text:span><text:span text:style-name="T31">sles10.3</text:span><text:span text:style-name="T1">.</text:span> <text:s/>You can find available OS and profiles by issuing:</text:p>
        </text:list-item>
      </text:list>
      <text:p text:style-name="P145"><text:span text:style-name="T43"># </text:span>tabdump osimage</text:p>
      <text:list xml:id="list33314654" text:continue-numbering="true" text:style-name="L11">
        <text:list-header>
          <text:p text:style-name="P253"/>
          <text:p text:style-name="P260">If you want to install a <text:span text:style-name="T124">SUSE Linux Enterprise Server</text:span>:</text:p>
        </text:list-header>
      </text:list>
      <text:p text:style-name="P145"><text:span text:style-name="T43"># </text:span>chtab node=<text:span text:style-name="T92">gpok3</text:span> noderes.netboot=zvm nodetype.os=<text:span text:style-name="T92">sles10.3</text:span> nodetype.arch=s390x nodetype.profile=<text:span text:style-name="T92">compute</text:span></text:p>
      <text:p text:style-name="Text_20_body"><text:span text:style-name="T71"><text:tab/></text:span><text:span text:style-name="T4">If you want to install a </text:span><text:span text:style-name="T7">Red Hat Enterprise Linux</text:span><text:span text:style-name="T4">:</text:span></text:p>
      <text:p text:style-name="P145"><text:span text:style-name="T43"># </text:span>chtab node=<text:span text:style-name="T92">gpok3</text:span> noderes.netboot=zvm nodetype.os=<text:span text:style-name="T92">rhel5.4</text:span> nodetype.arch=s390x nodetype.profile=<text:span text:style-name="T92">compute</text:span></text:p>
      <text:list xml:id="list33328269" text:continue-numbering="true" text:style-name="L11">
        <text:list-item>
          <text:p text:style-name="P253">Verify the definition</text:p>
        </text:list-item>
      </text:list>
      <text:p text:style-name="P20"><text:span text:style-name="T131"><text:tab/><text:tab/></text:span><text:span text:style-name="T44"># <text:s/></text:span>lsdef <text:span text:style-name="T97">gpok3</text:span></text:p>
      <text:p text:style-name="P75"><text:tab/><text:span text:style-name="T1">It should look similar to this:</text:span></text:p>
      <text:p text:style-name="P18"><text:tab/><text:tab/>Object name: gpok3</text:p>
      <text:p text:style-name="P178"><text:s text:c="4"/>arch=s390x</text:p>
      <text:p text:style-name="P178"><text:s text:c="4"/>groups=all</text:p>
      <text:p text:style-name="P178"><text:s text:c="4"/>hcp=gpok2.endicott.ibm.com</text:p>
      <text:p text:style-name="P178"><text:s text:c="4"/>hostnames=gpok3.endicott.ibm.com</text:p>
      <text:p text:style-name="P178"><text:s text:c="4"/>ip=10.1.100.3</text:p>
      <text:p text:style-name="P178"><text:s text:c="4"/>mac=02:00:01:FF:FF:F0</text:p>
      <text:p text:style-name="P178"><text:s text:c="4"/>mgt=zvm</text:p>
      <text:p text:style-name="P178"><text:s text:c="4"/>netboot=zvm</text:p>
      <text:p text:style-name="P178"><text:s text:c="4"/>os=sles10.3</text:p>
      <text:p text:style-name="P178"><text:s text:c="4"/>postbootscripts=otherpkgs</text:p>
      <text:p text:style-name="P178"><text:s text:c="4"/>postscripts=syslog,remoteshell,syncfiles</text:p>
      <text:p text:style-name="P178"><text:s text:c="4"/>profile=compute</text:p>
      <text:p text:style-name="P178"><text:s text:c="4"/>userid=LNX3</text:p>
      <text:list xml:id="list33318958" text:continue-numbering="true" text:style-name="L11">
        <text:list-item>
          <text:p text:style-name="P253">Add the new node to DHCP</text:p>
        </text:list-item>
      </text:list>
      <text:p text:style-name="P145"><text:span text:style-name="T43"># </text:span>makedhcp -a</text:p>
      <text:list xml:id="list33318773" text:continue-numbering="true" text:style-name="L11">
        <text:list-item>
          <text:p text:style-name="P253">Power on the node</text:p>
        </text:list-item>
      </text:list>
      <text:p text:style-name="P145"><text:span text:style-name="T43"># </text:span>rpower <text:span text:style-name="T92">gpok3</text:span> on</text:p>
      <text:list xml:id="list33318940" text:continue-numbering="true" text:style-name="L11">
        <text:list-item>
          <text:p text:style-name="P253">Prepare the new node for installation</text:p>
        </text:list-item>
      </text:list>
      <text:p text:style-name="P145"><text:span text:style-name="T43"># </text:span>nodeset <text:span text:style-name="T92">gpok3</text:span> install</text:p>
      <text:list xml:id="list33328115" text:continue-numbering="true" text:style-name="L11">
        <text:list-item>
          <text:p text:style-name="P210">Boot the new node from reader</text:p>
        </text:list-item>
      </text:list>
      <text:p text:style-name="P146"><text:span text:style-name="T43"># </text:span>rnetboot <text:span text:style-name="T92">gpok3</text:span> ipl=<text:span text:style-name="T92">00C</text:span></text:p>
      <text:list xml:id="list33327992" text:continue-numbering="true" text:style-name="L11">
        <text:list-item>
          <text:p text:style-name="P210">In Gnome or KDE, open the VNC viewer to see the installation progress. <text:s/>It might take a couple of <text:soft-page-break/>minutes before you can connect.</text:p>
        </text:list-item>
      </text:list>
      <text:p text:style-name="P160"><text:span text:style-name="T43"># </text:span>vncviewer <text:span text:style-name="T92">gpok3</text:span>:1</text:p>
      <text:p text:style-name="P111">The default VNC <text:span text:style-name="T124">password</text:span> is <text:span text:style-name="T31">12345678</text:span>. <text:s/>If you have trouble connecting to the vncviewer, open a 3270 console to the node, try steps 12 and 13 again, and look at the progress on the console.</text:p>
      <text:list xml:id="list33322618" text:continue-numbering="true" text:style-name="L11">
        <text:list-item>
          <text:p text:style-name="P210">(Only for SLES 10 SP2 or older) Once the <text:span text:style-name="T124">first</text:span> phase of installation is complete, restart the virtual server to complete the <text:span text:style-name="T124">final</text:span> phase of installation</text:p>
        </text:list-item>
      </text:list>
      <text:p text:style-name="P160"><text:span text:style-name="T43"># </text:span>rpower <text:span text:style-name="T92">gpok3</text:span> reset</text:p>
      <text:list xml:id="list33339573" text:continue-numbering="true" text:style-name="L11">
        <text:list-item>
          <text:p text:style-name="P236"><text:span text:style-name="T19">The default password for the node can be found in the </text:span><text:span text:style-name="T11">passwd</text:span><text:span text:style-name="T19"> table. <text:s/>See </text:span><text:span text:style-name="T14">Getting Started</text:span><text:span text:style-name="T19"> section step 2. <text:s/></text:span><text:span text:style-name="T5">The SSH keys should already be setup for the node.</text:span></text:p>
        </text:list-item>
      </text:list>
      <text:h text:style-name="P281" text:outline-level="1">12. Cloning Virtual Servers</text:h>
      <text:p text:style-name="P33">This section shows how to clone a virtual server running Linux.</text:p>
      <text:p text:style-name="P36"/>
      <text:p text:style-name="P8">In the following example, we will clone the virtual server that we created (<text:span text:style-name="T97">gpok3</text:span>) in the previous section <text:span text:style-name="T92">Installing Linux Using Autoyast or Kickstart</text:span>. <text:s/>The new virtual servers will have node names (<text:span text:style-name="T97">gpok4</text:span> and <text:span text:style-name="T97">gpok5</text:span>) and userIDs (<text:span text:style-name="T97">LNX4</text:span> and <text:span text:style-name="T97">LNX5</text:span>) respectively, and managed by the same zHCP (<text:span text:style-name="T97">gpok2</text:span>). <text:s/>You will <text:span text:style-name="T124">need</text:span> to substitute the node names, userIDs, and zHCP name with appropriate values.</text:p>
      <text:list xml:id="list33319021" text:continue-list="list33283926" text:style-name="L6">
        <text:list-item>
          <text:p text:style-name="P196">Logon the xCAT MN as root <text:span text:style-name="T127">using a Putty terminal </text:span>(if not already)</text:p>
        </text:list-item>
        <text:list-item>
          <text:p text:style-name="P196">The source node must be online. <text:s/>If it is not online, bring it online.</text:p>
        </text:list-item>
      </text:list>
      <text:p text:style-name="P155"><text:span text:style-name="T127"># </text:span>rpower <text:span text:style-name="T92">gpok3</text:span> on</text:p>
      <text:list xml:id="list33338745" text:continue-numbering="true" text:style-name="L6">
        <text:list-item>
          <text:p text:style-name="P196">Setup the SSH keys for the source node to be cloned (if not already)</text:p>
        </text:list-item>
      </text:list>
      <text:p text:style-name="P155"><text:span text:style-name="T127"># </text:span>xdsh <text:span text:style-name="T92">gpok3</text:span> -K</text:p>
      <text:list xml:id="list33307496" text:continue-numbering="true" text:style-name="L6">
        <text:list-item>
          <text:p text:style-name="P196">Create the table definitions for new nodes (gpok4 and gpok5)</text:p>
        </text:list-item>
      </text:list>
      <text:p text:style-name="P100"><text:span text:style-name="T127"># </text:span>mkdef -t node -o <text:span text:style-name="T92">gpok4</text:span> userid=<text:span text:style-name="T92">LNX4</text:span> hcp=<text:span text:style-name="T92">gpok2.endicott.ibm.com</text:span> mgt=zvm groups=<text:span text:style-name="T92">all</text:span></text:p>
      <text:p text:style-name="P100"><text:span text:style-name="T127"># </text:span>mkdef -t node -o <text:span text:style-name="T92">gpok5</text:span> userid=<text:span text:style-name="T92">LNX5</text:span> hcp=<text:span text:style-name="T92">gpok2.endicott.ibm.com</text:span> mgt=zvm groups=<text:span text:style-name="T92">all</text:span></text:p>
      <text:list xml:id="list33332566" text:continue-numbering="true" text:style-name="L6">
        <text:list-item>
          <text:p text:style-name="P196">Update /etc/hosts</text:p>
        </text:list-item>
      </text:list>
      <text:p text:style-name="P155"><text:span text:style-name="T127"># </text:span>makehosts</text:p>
      <text:list xml:id="list33336206" text:continue-numbering="true" text:style-name="L6">
        <text:list-item>
          <text:p text:style-name="P203">Update DNS</text:p>
        </text:list-item>
      </text:list>
      <text:p text:style-name="P145"><text:span text:style-name="T43"># </text:span>makedns</text:p>
      <text:list xml:id="list33322833" text:continue-numbering="true" text:style-name="L6">
        <text:list-item>
          <text:p text:style-name="P196">Add the new node to DHCP</text:p>
        </text:list-item>
      </text:list>
      <text:p text:style-name="P140"><text:span text:style-name="T127"># </text:span>makedhcp -a</text:p>
      <text:list xml:id="list33307001" text:continue-numbering="true" text:style-name="L6">
        <text:list-item>
          <text:p text:style-name="P196">In order to clone a virtual server running Linux, the partition must be mounted by path. <text:s/>This is done by default for the node (<text:span text:style-name="T97">gpok3</text:span>) that we created in the previous section and in general, for nodes provision by xCAT using the default templates.</text:p>
        </text:list-item>
      </text:list>
      <text:p text:style-name="P33"/>
      <text:p text:style-name="P181">For <text:span text:style-name="T124">SUSE Linux Enterprise Server</text:span><text:span text:style-name="T128">:</text:span> </text:p>
      <text:p text:style-name="P163">The root directory under /etc/fstab, which contains information on the system partitions and disks, should be similar to this:</text:p>
      <text:p text:style-name="P98"><text:span text:style-name="T106"><text:tab/><text:tab/>/dev/disk/by-path/ccw-0.0.0100-part1 <text:s/>/ <text:s/>ext3 <text:s/>acl,user_xattr <text:s/>1 1</text:span><text:span text:style-name="T2"><text:tab/></text:span></text:p>
      <text:p text:style-name="P163">The parameters under <text:span text:style-name="T47">/etc/zipl.conf</text:span>, which specifies which disks to bring online when the system is IPLed, should be similar to this:</text:p>
      <text:list xml:id="list33292004" text:style-name="L12">
        <text:list-item>
          <text:list>
            <text:list-header>
              <text:p text:style-name="P238">parameters = “root=/dev/disk/by-path/ccw-0.0.0100-part1 TERM=dumb“</text:p>
            </text:list-header>
          </text:list>
        </text:list-item>
      </text:list>
      <text:list xml:id="list33263289" text:style-name="L13">
        <text:list-header>
          <text:p text:style-name="P241"><text:span text:style-name="T2">If you happen to edit </text:span><text:span text:style-name="T59">zipl.conf</text:span><text:span text:style-name="T2">, you </text:span><text:span text:style-name="T6">must</text:span><text:span text:style-name="T2"> run </text:span><text:span text:style-name="T59">zipl</text:span><text:span text:style-name="T2"> after you made the changes so that changes are written to the boot record.</text:span></text:p>
        </text:list-header>
      </text:list>
      <text:list xml:id="list33335454" text:continue-list="list33307001" text:style-name="L6">
        <text:list-item>
          <text:p text:style-name="P196">Clone virtual server(s) running Linux:</text:p>
        </text:list-item>
      </text:list>
      <text:p text:style-name="P155"><text:span text:style-name="T127"># </text:span>mkvm <text:span text:style-name="T92">gpok4,gpok5 gpok3</text:span> pool=<text:span text:style-name="T92">POOL1</text:span></text:p>
      <text:p text:style-name="P138">This will create two virtual servers (<text:span text:style-name="T97">gpok4</text:span> and <text:span text:style-name="T97">gpok5</text:span>) identical to <text:span text:style-name="T97">gpok3</text:span>. <text:s/>It will use disks in disk <text:span text:style-name="T1">pool </text:span><text:span text:style-name="T31">POOL1</text:span><text:span text:style-name="T1">.</text:span></text:p>
      <text:p text:style-name="P138"/>
      <text:p text:style-name="P138">If FLASHCOPY is <text:span text:style-name="T124">not</text:span> enabled on your z/VM system, then this will take several minutes to complete depending on the number of nodes you want to clone.</text:p>
      <text:list xml:id="list33327238" text:continue-numbering="true" text:style-name="L6">
        <text:list-item>
          <text:p text:style-name="P196">Check the boot status of the nodes by pinging them:</text:p>
        </text:list-item>
      </text:list>
      <text:p text:style-name="P155"><text:span text:style-name="T127"># </text:span>pping <text:span text:style-name="T92">gpok4,gpok5</text:span></text:p>
      <text:p text:style-name="P138">If the node returns a ping, then it is fully booted and you can start using it.</text:p>
      <text:h text:style-name="P281" text:outline-level="1"><text:reference-mark-start text:name="Installation of Ganglia"/>13. Setting Up Ganglia on xCAT<text:reference-mark-end text:name="Installation of Ganglia"/></text:h>
      <text:p text:style-name="P124">This section details how to the set up Ganglia on Linux on System z. </text:p>
      <text:p text:style-name="P125"/>
      <text:p text:style-name="P33"><text:span text:style-name="T128">If you have </text:span><text:span text:style-name="T124">Red Hat Enterprise Linux</text:span>:</text:p>
      <text:p text:style-name="P33"><text:tab/>Not yet supported because Red Hat is missing the rrdtool package.</text:p>
      <text:p text:style-name="P33"/>
      <text:p text:style-name="P65"><text:span text:style-name="T128">If you have </text:span><text:span text:style-name="T124">SUSE Linux Enterprise Server</text:span>:</text:p>
      <text:list xml:id="list33275756" text:style-name="L14">
        <text:list-item>
          <text:p text:style-name="P267">Logon the xCAT MN as root <text:span text:style-name="T127">using a Putty terminal </text:span>(if not already)</text:p>
        </text:list-item>
        <text:list-item>
          <text:p text:style-name="P267"><text:span text:style-name="T127">Go into the directory where you extracted the xcat-dep tarball, e.g. /root/xcat. <text:s/>Locate</text:span> the Ganglia <text:s/>RPMs<text:span text:style-name="T127"> under /root/xcat/xcat-dep/sles10/s390x. <text:s/>You will need to install the following RPMs in the later steps.</text:span></text:p>
        </text:list-item>
      </text:list>
      <text:p text:style-name="P171">libconfuse-2.6-1.s390x.rpm</text:p>
      <text:p text:style-name="P171">libganglia-3.1.1-1.s390x.rpm</text:p>
      <text:p text:style-name="P171">ganglia-gmetad-3.1.1-1.s390x.rpm</text:p>
      <text:p text:style-name="P172">ganglia-gmond-3.1.1-1.s390x.rpm</text:p>
      <text:p text:style-name="P172">ganglia-web-3.1.1-1.s390x.rpm</text:p>
      <text:list xml:id="list33338937" text:continue-numbering="true" text:style-name="L14">
        <text:list-item>
          <text:p text:style-name="P267">Set up ganglia on the xCAT MN</text:p>
          <text:list>
            <text:list-item>
              <text:p text:style-name="P273">Install PHP and apache packages <text:span text:style-name="T33">(if not already)</text:span>. <text:s/><text:span text:style-name="T33">Use yast to install the following packages</text:span></text:p>
            </text:list-item>
          </text:list>
        </text:list-item>
      </text:list>
      <text:p text:style-name="P67"><text:tab/><text:tab/><text:span text:style-name="T102"># </text:span><text:span text:style-name="T101">yast -i libapr1 pkgconfig php5-pear php5-gd apache2 apache2-mod_php5</text:span></text:p>
      <text:list xml:id="list33326218" text:continue-numbering="true" text:style-name="L14">
        <text:list-item>
          <text:list>
            <text:list-item>
              <text:p text:style-name="P269">Install the Ganglia library RPMs</text:p>
            </text:list-item>
          </text:list>
        </text:list-item>
      </text:list>
      <text:p text:style-name="P66"><text:tab/><text:tab/><text:span text:style-name="T102"># </text:span><text:span text:style-name="T101">rpm -i libconfuse-2.6-1.s390x.rpm</text:span></text:p>
      <text:p text:style-name="P68"><text:tab/><text:tab/><text:span text:style-name="T127"># </text:span>rpm -i libganglia-3.1.1-1.s390x.rpm </text:p>
      <text:list xml:id="list33330246" text:continue-numbering="true" text:style-name="L14">
        <text:list-item>
          <text:list>
            <text:list-item>
              <text:p text:style-name="P273"><text:span text:style-name="T32">Install </text:span><text:span text:style-name="T33">gmetad (This monitors other nodes by periodically polling them)</text:span></text:p>
              <text:list>
                <text:list-header>
                  <text:p text:style-name="P274"><text:span text:style-name="T127"># </text:span>yast -i rrdtool</text:p>
                </text:list-header>
              </text:list>
            </text:list-item>
          </text:list>
        </text:list-item>
      </text:list>
      <text:p text:style-name="P130"><text:tab/><text:tab/><text:span text:style-name="T127"># </text:span>rpm -i ganglia-gmetad-3.1.1-1.s390x.rpm</text:p>
      <text:list xml:id="list33337917" text:continue-numbering="true" text:style-name="L14">
        <text:list-item>
          <text:list>
            <text:list-item>
              <text:p text:style-name="P267">Install gmond</text:p>
            </text:list-item>
          </text:list>
        </text:list-item>
      </text:list>
      <text:p text:style-name="Default_20_Text"><text:span text:style-name="T126"><text:tab/><text:tab/></text:span><text:span text:style-name="T66"># </text:span><text:span text:style-name="T67">rpm -i ganglia-gmond-3.1.1-1.s390x.rpm</text:span></text:p>
      <text:list xml:id="list33323348" text:continue-numbering="true" text:style-name="L14">
        <text:list-item>
          <text:list>
            <text:list-item>
              <text:p text:style-name="P267">Install the ganglia web RPM</text:p>
            </text:list-item>
          </text:list>
        </text:list-item>
      </text:list>
      <text:p text:style-name="P128"><text:tab/><text:tab/><text:span text:style-name="T102"># </text:span><text:span text:style-name="T101">rpm -i ganglia-web-3.1.1-1.s390x.rpm</text:span></text:p>
      <text:list xml:id="list33318864" text:continue-numbering="true" text:style-name="L14">
        <text:list-item>
          <text:list>
            <text:list-item>
              <text:p text:style-name="P267">Configure the apache server</text:p>
              <text:list>
                <text:list-item>
                  <text:p text:style-name="P270">Specify the NameVirtualHost in /etc/apache2/listen.conf </text:p>
                </text:list-item>
              </text:list>
            </text:list-item>
          </text:list>
        </text:list-item>
      </text:list>
      <text:list xml:id="list33279213" text:style-name="L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42">NameVirtualHost <text:span text:style-name="T97">10.1.100.1</text:span>:80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332484" text:continue-list="list33318864" text:style-name="L14">
        <text:list-item>
          <text:list>
            <text:list-item>
              <text:list>
                <text:list-item>
                  <text:p text:style-name="P273">Copy /etc/apache2/vhosts.d/vhost.template</text:p>
                </text:list-item>
              </text:list>
            </text:list-item>
          </text:list>
        </text:list-item>
      </text:list>
      <text:list xml:id="list33314718" text:continue-list="list33279213" text:style-name="L15">
        <text:list-item>
          <text:list>
            <text:list-header>
              <text:p text:style-name="P240"><text:span text:style-name="T43"># </text:span>cd /etc/apache2/vhosts.d</text:p>
              <text:p text:style-name="P239"><text:span text:style-name="T127"># </text:span>cp vhost.template ganglia.conf</text:p>
            </text:list-header>
          </text:list>
        </text:list-item>
      </text:list>
      <text:list xml:id="list33309860" text:continue-list="list33332484" text:style-name="L14">
        <text:list-item>
          <text:list>
            <text:list-item>
              <text:list>
                <text:list-item>
                  <text:p text:style-name="P273"><text:s/>Edit /etc/apache2/conf.d/ganglia.conf</text:p>
                </text:list-item>
              </text:list>
            </text:list-item>
          </text:list>
        </text:list-item>
      </text:list>
      <text:p text:style-name="P98"><text:span text:style-name="T110"><text:tab/><text:tab/>&lt;VirtualHost </text:span><text:span text:style-name="T112">10.1.100.1</text:span><text:span text:style-name="T110">:80&gt;</text:span></text:p>
      <text:p text:style-name="P103"><text:tab/><text:tab/><text:tab/>ServerName <text:span text:style-name="T97">gpok1.endicott.ibm.com</text:span></text:p>
      <text:p text:style-name="P103"><text:tab/><text:tab/><text:tab/>DocumentRoot /srv/www/htdocs/ganglia</text:p>
      <text:p text:style-name="P103"><text:tab/><text:tab/><text:tab/>&lt;Directory "/srv/www/htdocs/ganglia"&gt;</text:p>
      <text:p text:style-name="P103"><text:tab/><text:tab/><text:tab/><text:tab/>Order allow,deny</text:p>
      <text:p text:style-name="P103"><text:s text:c="8"/><text:tab/><text:tab/><text:tab/>Allow from all</text:p>
      <text:p text:style-name="P103"><text:tab/><text:tab/><text:tab/>&lt;/Directory&gt;</text:p>
      <text:p text:style-name="P132"><text:tab/><text:tab/><text:tab/>&lt;/VirtualHost&gt;</text:p>
      <text:list xml:id="list33318087" text:continue-numbering="true" text:style-name="L14">
        <text:list-item>
          <text:list>
            <text:list-item>
              <text:p text:style-name="P271">Restart the apache server </text:p>
              <text:list>
                <text:list-header>
                  <text:p text:style-name="P272"><text:span text:style-name="T84"># </text:span><text:span text:style-name="T47">/etc/init.d/</text:span><text:span text:style-name="T137">apache2</text:span><text:span text:style-name="T47"> </text:span><text:span text:style-name="T137">restart</text:span></text:p>
                </text:list-header>
              </text:list>
            </text:list-item>
            <text:list-item>
              <text:p text:style-name="P271">Restart gmond and gmetad</text:p>
              <text:list>
                <text:list-header>
                  <text:p text:style-name="P276"><text:soft-page-break/><text:span text:style-name="T127"># </text:span>service gmond restart</text:p>
                  <text:p text:style-name="P276"><text:span text:style-name="T127"># </text:span>service gmetad restart</text:p>
                </text:list-header>
              </text:list>
            </text:list-item>
          </text:list>
        </text:list-item>
        <text:list-item>
          <text:p text:style-name="P277">Create the directory /install/ganglia on the xCAT MN</text:p>
        </text:list-item>
      </text:list>
      <text:p text:style-name="P128"><text:tab/><text:tab/><text:span text:style-name="T102"># </text:span><text:span text:style-name="T101">mkdir -p /install/ganglia</text:span></text:p>
      <text:list xml:id="list33314222" text:continue-numbering="true" text:style-name="L14">
        <text:list-item>
          <text:p text:style-name="P267">Copy the following packages from <text:span text:style-name="T127">/root/xcat/xcat-dep/sles10/s390x </text:span>into <text:span text:style-name="T150">/install/ganglia</text:span></text:p>
        </text:list-item>
      </text:list>
      <text:p text:style-name="P174">libganglia-3.1.1-1.s390x.rpm</text:p>
      <text:p text:style-name="P174">libconfuse-devel-2.6-1.s390x.rpm</text:p>
      <text:p text:style-name="P176">ganglia-gmond-3.1.1-1.s390x.rpm</text:p>
      <text:p text:style-name="P133"/>
      <text:h text:style-name="P281" text:outline-level="1">14. Ganglia Monitoring on xCAT</text:h>
      <text:p text:style-name="P126">This section details how to use Ganglia on Linux on System z. </text:p>
      <text:p text:style-name="P126"/>
      <text:list xml:id="list33277206" text:style-name="L16">
        <text:list-item>
          <text:p text:style-name="P268">Logon the xCAT MN as root <text:span text:style-name="T127">using a Putty terminal </text:span>(if not already)</text:p>
        </text:list-item>
        <text:list-item>
          <text:p text:style-name="P268">Transfer ganglia RPMs required to run gmond over to nodes you want to monitor</text:p>
        </text:list-item>
      </text:list>
      <text:p text:style-name="P49"><text:tab/><text:tab/><text:span text:style-name="T102"># </text:span><text:span text:style-name="T101">xdcp </text:span><text:span text:style-name="T97">&lt;node&gt;</text:span><text:span text:style-name="T101"> /install/ganglia/ganglia-gmond-3.1.1-1.s390x.rpm</text:span></text:p>
      <text:p text:style-name="P131"><text:tab/><text:tab/><text:span text:style-name="T127"># </text:span>xdcp <text:span text:style-name="T92">&lt;node&gt;</text:span> /install/ganglia/libconfuse-2.6-1.s390x.rpm</text:p>
      <text:p text:style-name="P131"><text:tab/><text:tab/><text:span text:style-name="T127"># </text:span>xdcp <text:span text:style-name="T92">&lt;node&gt;</text:span> /install/ganglia/libganglia-3.1.1-1.s390x.rpm</text:p>
      <text:p text:style-name="P126"><text:tab/>The command transfers the files into /root directory on the target nodes.</text:p>
      <text:list xml:id="list33307188" text:continue-numbering="true" text:style-name="L16">
        <text:list-item>
          <text:p text:style-name="P268">Install the RPMs</text:p>
        </text:list-item>
      </text:list>
      <text:p text:style-name="P134"><text:tab/><text:tab/><text:span text:style-name="T84"># </text:span>xdsh <text:span text:style-name="T92">&lt;node&gt;</text:span> rpm -i <text:span text:style-name="T47">libconfuse-2.6-1.s390x.rpm</text:span></text:p>
      <text:p text:style-name="P134"><text:tab/><text:tab/><text:span text:style-name="T84"># </text:span>xdsh <text:span text:style-name="T92">&lt;node&gt;</text:span> rpm -i libganglia-3.1.1-1.s390x.rpm</text:p>
      <text:p text:style-name="P134"><text:tab/><text:tab/><text:span text:style-name="T84"># </text:span>xdsh <text:span text:style-name="T92">&lt;node&gt;</text:span> rpm -i ganglia-gmond-3.1.1-1.s390x.rpm</text:p>
      <text:p text:style-name="P137"><text:span text:style-name="T3"><text:tab/>Make sure the target node has </text:span><text:span text:style-name="T15">libapr1</text:span><text:span text:style-name="T3"> package installed.</text:span></text:p>
      <text:list xml:id="list33334619" text:continue-numbering="true" text:style-name="L16">
        <text:list-item>
          <text:p text:style-name="P278"><text:span text:style-name="T2">Ensure the nodetype of all nodes you wish to monitor have the type of '</text:span><text:span text:style-name="T13">osi'</text:span><text:span text:style-name="T2">. <text:s/>This can be done by editing the nodetype table.</text:span></text:p>
        </text:list-item>
      </text:list>
      <text:p text:style-name="P129"><text:tab/><text:tab/><text:span text:style-name="T102"># </text:span><text:span text:style-name="T101">tabedit nodetype</text:span></text:p>
      <text:list xml:id="list33332842" text:continue-numbering="true" text:style-name="L16">
        <text:list-item>
          <text:p text:style-name="P268">Add gangliamon to the monitoring table</text:p>
        </text:list-item>
      </text:list>
      <text:list xml:id="list33274974" text:style-name="L17">
        <text:list-item>
          <text:list>
            <text:list-header>
              <text:p text:style-name="P275"><text:s/><text:tab/><text:tab/><text:span text:style-name="T102"># </text:span><text:span text:style-name="T101">monadd gangliamon</text:span></text:p>
            </text:list-header>
          </text:list>
        </text:list-item>
      </text:list>
      <text:list xml:id="list33338787" text:continue-list="list33332842" text:style-name="L16">
        <text:list-item>
          <text:p text:style-name="P268">Configure the node</text:p>
        </text:list-item>
      </text:list>
      <text:p text:style-name="P135"><text:span text:style-name="T24"><text:tab/><text:tab/></text:span><text:span text:style-name="T56"># </text:span><text:span text:style-name="T135">moncfg gangliamon -r</text:span></text:p>
      <text:p text:style-name="P127"><text:tab/>This runs the ganglia configuration script on all the nodes.</text:p>
      <text:list xml:id="list33329915" text:continue-numbering="true" text:style-name="L16">
        <text:list-item>
          <text:p text:style-name="P268">If you want to <text:span text:style-name="T124">start</text:span> gangliamon:</text:p>
        </text:list-item>
      </text:list>
      <text:p text:style-name="P135"><text:span text:style-name="T23"><text:tab/><text:tab/></text:span><text:span text:style-name="T55"># </text:span><text:span text:style-name="T135">monstart gangliamon -r</text:span></text:p>
      <text:p text:style-name="P122"><text:span text:style-name="T3">The command will start the gmond daemon on all the nodes. <text:s/></text:span><text:span text:style-name="T3">The </text:span><text:span text:style-name="T60">-r </text:span><text:span text:style-name="T3">flag is required to ensure the gmond daemon is started on each node. <text:s/></text:span><text:span text:style-name="T2">You may also specify a particular node to start:</text:span></text:p>
      <text:p text:style-name="P175"><text:span text:style-name="T84"># </text:span>monstart gangliamon gpok3 -r</text:p>
      <text:list xml:id="list33313628" text:continue-numbering="true" text:style-name="L16">
        <text:list-header>
          <text:p text:style-name="P268"/>
          <text:p text:style-name="P268">If you want to <text:span text:style-name="T124">stop</text:span> gangliamon:</text:p>
        </text:list-header>
      </text:list>
      <text:p text:style-name="P173"><text:span text:style-name="T43"># </text:span>monstop gangliamon -r</text:p>
      <text:p text:style-name="P136"/>
      <text:h text:style-name="P281" text:outline-level="1">15. Statelite</text:h>
      <text:p text:style-name="P30">This section details how to configure an NFS read-only root filesystem. <text:s/>For more details, refer to the <text:span text:style-name="T92">xCAT Statelite Cookbook</text:span> located at <text:a xlink:type="simple" xlink:href="http://xcat.svn.sourceforge.net/viewvc/xcat/xcat-core/trunk/xCAT-client/share/doc/index.html">http://xcat.svn.sourceforge.net/viewvc/xcat/xcat-core/trunk/xCAT-client/share/doc/index.html</text:a>.</text:p>
      <text:p text:style-name="P30"/>
      <text:p text:style-name="P30"><text:span text:style-name="T38">If you have </text:span><text:span text:style-name="T124">SUSE Linux Enterprise Server</text:span>:</text:p>
      <text:list xml:id="list33272368" text:style-name="L18">
        <text:list-item>
          <text:p text:style-name="P197">Logon the xCAT MN as root <text:span text:style-name="T127">using a Putty terminal </text:span>(if not already)</text:p>
        </text:list-item>
        <text:list-item>
          <text:p text:style-name="P204">Edit /etc/exports to export the /install directory. <text:s/>It should contain these two directories:</text:p>
        </text:list-item>
      </text:list>
      <text:p text:style-name="P61"><text:span text:style-name="T27"><text:tab/><text:tab/></text:span><text:span text:style-name="T83">/install <text:tab/>*(rw,no_root_squash,sync,no_subtree_check)</text:span></text:p>
      <text:p text:style-name="P53"><text:tab/><text:tab/>/lite/state <text:tab/>*(rw,no_root_squash,sync,no_subtree_check)</text:p>
      <text:list xml:id="list33326251" text:continue-numbering="true" text:style-name="L18">
        <text:list-item>
          <text:p text:style-name="P204">Restart the NFS server</text:p>
        </text:list-item>
      </text:list>
      <text:p text:style-name="P51"><text:tab/><text:tab/><text:span text:style-name="T45"># </text:span><text:span text:style-name="T101">service nfsserver restart</text:span></text:p>
      <text:list xml:id="list33318504" text:continue-numbering="true" text:style-name="L18">
        <text:list-item>
          <text:p text:style-name="P204">Check that the NFS server is running</text:p>
        </text:list-item>
      </text:list>
      <text:p text:style-name="Standard"><text:span text:style-name="T18"><text:tab/><text:tab/></text:span><text:span text:style-name="T65"># </text:span><text:span text:style-name="T72">rpcinfo -p</text:span></text:p>
      <text:list xml:id="list33306995" text:continue-numbering="true" text:style-name="L18">
        <text:list-header>
          <text:p text:style-name="P204">Make sure nfs is listed, e.g.</text:p>
        </text:list-header>
      </text:list>
      <text:p text:style-name="Standard"><text:span text:style-name="T18"><text:tab/><text:tab/></text:span><text:span text:style-name="T71">100003 <text:s text:c="3"/>2 <text:s text:c="2"/>tcp <text:s text:c="2"/>2049 <text:s/>nfs</text:span></text:p>
      <text:p text:style-name="P51"><text:tab/><text:tab/>100003 <text:s text:c="3"/>2 <text:s text:c="2"/>tcp <text:s text:c="2"/>2049 <text:s/>nfs</text:p>
      <text:p text:style-name="P51"><text:s text:c="4"/><text:tab/><text:tab/>100003 <text:s text:c="3"/>3 <text:s text:c="2"/>tcp <text:s text:c="2"/>2049 <text:s/>nfs</text:p>
      <text:p text:style-name="P51"><text:s text:c="4"/><text:tab/><text:tab/>100003 <text:s text:c="3"/>4 <text:s text:c="2"/>tcp <text:s text:c="2"/>2049 <text:s/>nfs</text:p>
      <text:p text:style-name="P51"><text:s text:c="4"/><text:tab/><text:tab/>100003 <text:s text:c="3"/>2 <text:s text:c="2"/>udp <text:s text:c="2"/>2049 <text:s/>nfs</text:p>
      <text:p text:style-name="P51"><text:s text:c="3"/><text:tab/><text:tab/>100003 <text:s text:c="3"/>3 <text:s text:c="2"/>udp <text:s text:c="2"/>2049 <text:s/>nfs</text:p>
      <text:p text:style-name="P51"><text:s text:c="3"/><text:tab/><text:tab/>100003 <text:s text:c="3"/>4 <text:s text:c="2"/>udp <text:s text:c="2"/>2049 <text:s/>nfs</text:p>
      <text:list xml:id="list33328123" text:continue-numbering="true" text:style-name="L18">
        <text:list-item>
          <text:p text:style-name="P237"><text:span text:style-name="T18">Edit the </text:span><text:span text:style-name="T12">litefile</text:span><text:span text:style-name="T18"> table. <text:s/>This table specifies which files should be kept persistent across reboots. <text:s/>By </text:span><text:span text:style-name="T2">default, all files are kept under tmpfs, unless a persistent, ro, or bind option is specified. <text:s/>Refer to the litefile table description for more details.</text:span></text:p>
        </text:list-item>
      </text:list>
      <text:p text:style-name="Standard"><text:span text:style-name="T18"><text:tab/><text:tab/></text:span><text:span text:style-name="T65"># </text:span><text:span text:style-name="T72">tabedit litefile</text:span></text:p>
      <text:p text:style-name="P30"><text:tab/>Copy the following defaults into the litefile table.</text:p>
      <text:p text:style-name="P150">#image,file,options,comments,disable</text:p>
      <text:p text:style-name="P152">"ALL","/etc/inittab",,,</text:p>
      <text:p text:style-name="P152">"ALL","/etc/lvm/.cache",,,</text:p>
      <text:p text:style-name="P152">"ALL","/etc/mtab",,,</text:p>
      <text:p text:style-name="P152">"ALL","/etc/ntp.conf",,,</text:p>
      <text:p text:style-name="P152">"ALL","/etc/resolv.conf",,,</text:p>
      <text:p text:style-name="P152">"ALL","/etc/ssh/","persistent",,</text:p>
      <text:p text:style-name="P152">"ALL","/etc/sysconfig/",,,</text:p>
      <text:p text:style-name="P152">"ALL","/etc/syslog-ng/",,,</text:p>
      <text:p text:style-name="P152">"ALL","/tmp/",,,</text:p>
      <text:p text:style-name="P152">"ALL","/var/tmp/",,,</text:p>
      <text:p text:style-name="P152">"ALL","/var/run/",,,</text:p>
      <text:p text:style-name="P152">"ALL","/etc/yp.conf",,,</text:p>
      <text:p text:style-name="P152">"ALL","/var/lib/",,,</text:p>
      <text:p text:style-name="P152">"ALL","/var/empty/",,,</text:p>
      <text:p text:style-name="P152">"ALL","/var/spool/",,,</text:p>
      <text:p text:style-name="P152">"ALL","/var/lock/",,,</text:p>
      <text:p text:style-name="P152">"ALL","/var/log/",,,</text:p>
      <text:p text:style-name="P152">"ALL","/var/cache/",,,</text:p>
      <text:p text:style-name="P152">"ALL","/etc/fstab",,,</text:p>
      <text:p text:style-name="P152">"ALL","/var/adm/",,,</text:p>
      <text:p text:style-name="P152"><text:soft-page-break/>"ALL","/root/.viminfo",,,</text:p>
      <text:p text:style-name="P152">"ALL","/root/.bash_history",,,</text:p>
      <text:p text:style-name="P152">"ALL","/opt/xcat/",,,</text:p>
      <text:p text:style-name="P153">"ALL","/xcatpost/",,,</text:p>
      <text:list xml:id="list33313817" text:continue-numbering="true" text:style-name="L18">
        <text:list-item>
          <text:p text:style-name="P204">Edit the <text:span text:style-name="T124">litetree</text:span> table. <text:s/>This table controls where the files specified in the litefile table come from.</text:p>
        </text:list-item>
      </text:list>
      <text:p text:style-name="P51"><text:tab/><text:tab/><text:span text:style-name="T45"># </text:span><text:span text:style-name="T101">tabedit litetree</text:span></text:p>
      <text:p text:style-name="P109">Copy the following into the litetree table. <text:s/>You will <text:span text:style-name="T124">need</text:span> to determine the Linux distribution you want. <text:s/>In our example, <text:span text:style-name="T97">SLES11 SP1</text:span> is used.</text:p>
      <text:p text:style-name="P102"><text:tab/>#priority,image,directory,comments,disable</text:p>
      <text:p text:style-name="P98"><text:span text:style-name="T109"><text:tab/>"1.0",,"10.1.100.1:/install/netboot/</text:span><text:span text:style-name="T112">sles11.1</text:span><text:span text:style-name="T109">/s390x/</text:span><text:span text:style-name="T112">compute</text:span><text:span text:style-name="T109">",,</text:span></text:p>
      <text:p text:style-name="P30"><text:tab/></text:p>
      <text:list xml:id="list33330318" text:continue-numbering="true" text:style-name="L18">
        <text:list-item>
          <text:p text:style-name="P204">Edit the <text:span text:style-name="T124">statelite</text:span> table. <text:s/>This table controls where the permanent files are kept.</text:p>
        </text:list-item>
      </text:list>
      <text:p text:style-name="Standard"><text:span text:style-name="T18"><text:tab/></text:span><text:span text:style-name="T71"><text:tab/></text:span><text:span text:style-name="T65"># </text:span><text:span text:style-name="T72">tabedit statelite</text:span></text:p>
      <text:p text:style-name="P109">Copy the following into the statelite table. <text:s/>You will <text:span text:style-name="T124">need</text:span> to determine the statelite node range and the IP address of the xCAT MN. <text:s/>In our example, the node range is <text:span text:style-name="T97">all</text:span> and the IP address is <text:span text:style-name="T97">10.1.100.1</text:span><text:span text:style-name="T36">.</text:span></text:p>
      <text:p text:style-name="P149">#node,image,statemnt,comments,disable</text:p>
      <text:p text:style-name="P149">"<text:span text:style-name="T97">all</text:span>",,"<text:span text:style-name="T97">10.1.100.1</text:span>:/lite/state",,</text:p>
      <text:list xml:id="list33308911" text:continue-numbering="true" text:style-name="L18">
        <text:list-item>
          <text:p text:style-name="P207">Create the persistent directory</text:p>
        </text:list-item>
      </text:list>
      <text:p text:style-name="P32"><text:span text:style-name="T132"><text:tab/><text:tab/></text:span><text:span text:style-name="T57"># </text:span><text:span text:style-name="T87">mkdir -p /lite/state</text:span></text:p>
      <text:list xml:id="list33327615" text:continue-numbering="true" text:style-name="L18">
        <text:list-item>
          <text:p text:style-name="P211"><text:span text:style-name="T132">Ensure policies are set up correctly. When a node boots up, it queries the xCAT </text:span><text:span text:style-name="T160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61"><text:span text:style-name="T43"># </text:span>chtab priority=4.7 policy.commands=litefile policy.rule=allow</text:p>
      <text:p text:style-name="P162"><text:span text:style-name="T43"># </text:span>chtab priority=4.8 policy.commands=litetree policy.rule=allow</text:p>
      <text:list xml:id="list33308134" text:continue-numbering="true" text:style-name="L18">
        <text:list-item>
          <text:p text:style-name="P198">Download and copy the packages from the Linux distro media into /install (if not already)</text:p>
        </text:list-item>
      </text:list>
      <text:p text:style-name="P22"><text:span text:style-name="T2"><text:tab/><text:tab/></text:span><text:span text:style-name="T65"># </text:span><text:span text:style-name="T64">copycds </text:span><text:span text:style-name="T62">-n </text:span><text:span text:style-name="T75">xxx</text:span><text:span text:style-name="T62"> -a s390x /install/</text:span><text:span text:style-name="T75">yyy</text:span><text:span text:style-name="T74">.iso</text:span></text:p>
      <text:p text:style-name="P2"><text:tab/>Substitute xxx with the distribution name and yyy with the ISO name. <text:s/></text:p>
      <text:p text:style-name="P84"/>
      <text:p text:style-name="P87"><text:span text:style-name="T2">For example, if you have a </text:span><text:span text:style-name="T6">SLES 11 SP1</text:span><text:span text:style-name="T2"> ISO:</text:span></text:p>
      <text:p text:style-name="P148"><text:span text:style-name="T61"># </text:span><text:span text:style-name="T68">copycds </text:span><text:span text:style-name="T69">-n </text:span><text:span text:style-name="T76">sles11sp1</text:span><text:span text:style-name="T69"> -a s390x /install/</text:span><text:span text:style-name="T76">SLES-11-SP1-DVD-s390x-GMC3-DVD1.iso</text:span></text:p>
      <text:list xml:id="list33310683" text:continue-numbering="true" text:style-name="L18">
        <text:list-item>
          <text:p text:style-name="P198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50"><text:tab/><text:tab/><text:span text:style-name="T102"># </text:span><text:span text:style-name="T101">mkdir -p /install/custom/netboot/sles</text:span></text:p>
      <text:p text:style-name="P157"><text:span text:style-name="T127"># </text:span>cp /opt/xcat/share/xcat/netboot/sles/compute.sles11.s390x.pkglist /install/custom/netboot/sles</text:p>
      <text:list xml:id="list33325108" text:continue-numbering="true" text:style-name="L18">
        <text:list-item>
          <text:p text:style-name="P198">Create the statelite image</text:p>
        </text:list-item>
      </text:list>
      <text:p text:style-name="P46"><text:span text:style-name="T29"><text:tab/><text:tab/></text:span><text:span text:style-name="T104"># </text:span><text:span text:style-name="T105">genimage -i </text:span><text:span text:style-name="T98">eth1</text:span><text:span text:style-name="T105"> -n qeth -o </text:span><text:span text:style-name="T98">sles11.1</text:span><text:span text:style-name="T105"> -p </text:span><text:span text:style-name="T98">compute</text:span><text:span text:style-name="T105"> -m statelite</text:span></text:p>
      <text:p text:style-name="P107">This command creates a <text:span text:style-name="T97">SLES11 SP1</text:span> image with an <text:span text:style-name="T97">eth1</text:span> interface, <text:span text:style-name="T97">qeth</text:span> network driver, and uses the <text:span text:style-name="T97">compute</text:span> profile. <text:s/>The interface used <text:span text:style-name="T124">must</text:span> match the xCAT MN interface that DHCP listens on. <text:s/>The genimage command creates an image under /install/netboot/sles11.1/s390x/compute/rootimg. <text:s/>It also creates a ramdisk and kernel that is used to boot the statelite node.</text:p>
      <text:list xml:id="list33308403" text:continue-numbering="true" text:style-name="L18">
        <text:list-item>
          <text:p text:style-name="P198">Modify the statelite image by creating symbolic links will all the files listed under the litetree table</text:p>
        </text:list-item>
      </text:list>
      <text:p text:style-name="P46"><text:span text:style-name="T29"><text:tab/><text:tab/></text:span><text:span text:style-name="T104"># </text:span><text:span text:style-name="T105">liteimg -o </text:span><text:span text:style-name="T98">sles11.1</text:span><text:span text:style-name="T105"> -a s390x -p </text:span><text:span text:style-name="T98">compute</text:span></text:p>
      <text:list xml:id="list33311758" text:continue-numbering="true" text:style-name="L18">
        <text:list-item>
          <text:p text:style-name="P198">Create the statelite node definition.</text:p>
          <text:p text:style-name="P198"/>
          <text:p text:style-name="P198">For our example, we will create a new node (<text:span text:style-name="T97">gpok6</text:span>) with a userID (<text:span text:style-name="T97">LNX6</text:span>) that is managed by our zHCP (<text:span text:style-name="T97">gpok2</text:span>). <text:s/><text:span text:style-name="T128">You will </text:span><text:span text:style-name="T124">need</text:span><text:span text:style-name="T128"> to substitute the node names, userIDs, and zHCP name with appropriate values.</text:span></text:p>
        </text:list-item>
      </text:list>
      <text:p text:style-name="P157"><text:span text:style-name="T127"># </text:span>mkdef -t node -o <text:span text:style-name="T92">gpok6</text:span> userid=<text:span text:style-name="T92">LINUX6</text:span> hcp=<text:span text:style-name="T92">gpok2.endicott.ibm.com</text:span> mgt=zvm <text:soft-page-break/>groups=<text:span text:style-name="T92">all</text:span></text:p>
      <text:list xml:id="list33326761" text:continue-numbering="true" text:style-name="L18">
        <text:list-item>
          <text:p text:style-name="P204">Update /etc/hosts</text:p>
        </text:list-item>
      </text:list>
      <text:p text:style-name="P18"><text:span text:style-name="T1"><text:tab/></text:span><text:span text:style-name="T47"><text:tab/></text:span><text:span text:style-name="T45"># </text:span><text:span text:style-name="T101">makehosts</text:span></text:p>
      <text:list xml:id="list33339205" text:continue-numbering="true" text:style-name="L18">
        <text:list-item>
          <text:p text:style-name="P204">Update DNS</text:p>
        </text:list-item>
      </text:list>
      <text:p text:style-name="P18"><text:tab/><text:tab/><text:span text:style-name="T45"># </text:span><text:span text:style-name="T101">makedns</text:span></text:p>
      <text:list xml:id="list33337753" text:continue-list="list33339573" text:style-name="L11">
        <text:list-item>
          <text:p text:style-name="P253">Create the new virtual server using the desired directory entry. <text:s/>For our example, we used the following:</text:p>
        </text:list-item>
      </text:list>
      <text:p text:style-name="P143">USER <text:span text:style-name="T97">LNX6</text:span> PWD 512M 1G G</text:p>
      <text:p text:style-name="P143">COMMAND SET VSWITCH <text:span text:style-name="T97">VSW2</text:span> GRANT <text:span text:style-name="T97">LNX6</text:span></text:p>
      <text:p text:style-name="P143">CPU 00 BASE</text:p>
      <text:p text:style-name="P143">CPU 01</text:p>
      <text:p text:style-name="P143">IPL CMS</text:p>
      <text:p text:style-name="P143">MACHINE ESA 4</text:p>
      <text:p text:style-name="P143">CONSOLE 0009 3215 T</text:p>
      <text:p text:style-name="P143">NICDEF <text:span text:style-name="T97">0800</text:span> TYPE QDIO LAN SYSTEM <text:span text:style-name="T97">VSW2</text:span></text:p>
      <text:p text:style-name="P143">SPOOL 000C 2540 READER *</text:p>
      <text:p text:style-name="P143">SPOOL 000D 2540 PUNCH A</text:p>
      <text:p text:style-name="P143">SPOOL 000E 1403 A</text:p>
      <text:p text:style-name="P143">LINK MAINT 0190 0190 RR</text:p>
      <text:p text:style-name="P143">LINK MAINT 019D 019D RR</text:p>
      <text:p text:style-name="P143">LINK MAINT 019E 019E RR</text:p>
      <text:list xml:id="list33314255" text:continue-numbering="true" text:style-name="L11">
        <text:list-header>
          <text:p text:style-name="P264">To create the virtual server, copy the directory entry above into a text file (dirEntry.txt) and issue the following command (the full file path must be given):</text:p>
        </text:list-header>
      </text:list>
      <text:p text:style-name="P20"><text:tab/><text:tab/><text:span text:style-name="T45"># </text:span><text:span text:style-name="T101">mkvm </text:span><text:span text:style-name="T97">gpok6</text:span><text:span text:style-name="T101"> </text:span><text:span text:style-name="T97">/tmp/dirEntry.txt</text:span></text:p>
      <text:p text:style-name="P85">The new virtual server should be attached to the same vswitch as the one used by the hardware control point (in our case, <text:span text:style-name="T97">VSW2</text:span>) and have the same network adapter address (in our case, <text:span text:style-name="T97">0800</text:span>) for the interface given in step 12 (in our case, <text:span text:style-name="T97">eth1</text:span>).</text:p>
      <text:list xml:id="list33310856" text:continue-numbering="true" text:style-name="L11">
        <text:list-item>
          <text:p text:style-name="P245"><text:span text:style-name="T160">Clone this node as many times as you want to achieve the number of statelite nodes you desire. Refer to </text:span><text:span text:style-name="T94">Cloning Virtual Servers</text:span><text:span text:style-name="T160"> section above. <text:s/>In order to clone, the source statelite node must be online and have SSH keys setup.</text:span></text:p>
        </text:list-item>
        <text:list-item>
          <text:p text:style-name="P253">Add the new node to DHCP</text:p>
        </text:list-item>
      </text:list>
      <text:p text:style-name="P142"><text:span text:style-name="T127"># </text:span>makedhcp -a</text:p>
      <text:list xml:id="list33310587" text:continue-numbering="true" text:style-name="L11">
        <text:list-item>
          <text:p text:style-name="P253">Set up the <text:span text:style-name="T124">noderes</text:span> and <text:span text:style-name="T124">nodetype</text:span> tables. <text:s/>The values of nodetype.os and nodetype.profile were determined in step 11, where the statelite image was created.</text:p>
        </text:list-item>
      </text:list>
      <text:p text:style-name="P145"><text:span text:style-name="T43"># </text:span>chtab node=<text:span text:style-name="T92">xxx</text:span> noderes.netboot=zvm nodetype.os=<text:span text:style-name="T92">yyy</text:span> nodetype.arch=s390x nodetype.profile=<text:span text:style-name="T92">zzz</text:span></text:p>
      <text:p text:style-name="P85">Substitute xxx with the node name, yyy with the operating system, and zzz with the profile name. <text:s/></text:p>
      <text:p text:style-name="P85"/>
      <text:p text:style-name="P85">In our example, we used the following:</text:p>
      <text:p text:style-name="P142"><text:span text:style-name="T127"># </text:span>chtab node=<text:span text:style-name="T92">gpok6</text:span> noderes.netboot=zvm nodetype.os=<text:span text:style-name="T92">sles11.1</text:span> nodetype.arch=s390x nodetype.profile=<text:span text:style-name="T92">compute</text:span></text:p>
      <text:list xml:id="list33334716" text:continue-numbering="true" text:style-name="L11">
        <text:list-item>
          <text:p text:style-name="P248">Prepare the node(s) to boot from the statelite image</text:p>
        </text:list-item>
      </text:list>
      <text:p text:style-name="P16"><text:tab/><text:tab/><text:span text:style-name="T102"># </text:span><text:span text:style-name="T101">nodeset </text:span><text:span text:style-name="T97">xxx</text:span><text:span text:style-name="T101"> statelite</text:span></text:p>
      <text:list xml:id="list33331296" text:continue-numbering="true" text:style-name="L11">
        <text:list-header>
          <text:p text:style-name="P248">where <text:span text:style-name="T47">xxx</text:span> is the node name.</text:p>
        </text:list-header>
        <text:list-item>
          <text:p text:style-name="P248">Boot the statelite node(s). <text:s/>During this process, the symbolic links are made to files listed under the litefile table.</text:p>
        </text:list-item>
      </text:list>
      <text:p text:style-name="P5"><text:tab/><text:tab/><text:span text:style-name="T86"># </text:span><text:span text:style-name="T85">rnetboot </text:span><text:span text:style-name="T90">xxx</text:span><text:span text:style-name="T85"> ipl=00c</text:span></text:p>
      <text:p text:style-name="P85">where <text:span text:style-name="T47">xxx</text:span> is the node name.</text:p>
      <text:p text:style-name="P85"/>
      <text:p text:style-name="P85">Caution: Do no try to boot more than 20 nodes at one time. <text:s/>The xCAT MN will be bogged down as all <text:soft-page-break/>the nodes are trying to access the NFS server at once. <text:s/>Try booting 20 or less at a time and waiting till those nodes are pingable before booting the next batch.</text:p>
      <text:list xml:id="list33324075" text:continue-numbering="true" text:style-name="L11">
        <text:list-item>
          <text:p text:style-name="P248">Check the boot status of the nodes by pinging them:</text:p>
        </text:list-item>
      </text:list>
      <text:p text:style-name="P155"><text:span text:style-name="T127"># </text:span>pping <text:span text:style-name="T92">xxx</text:span></text:p>
      <text:p text:style-name="P85">Substitute xxx with the node name. <text:s/>If the node returns a ping, then it is fully booted and you can start using it.</text:p>
      <text:p text:style-name="P5"/>
      <text:p text:style-name="P5"/>
      <text:p text:style-name="P30"><text:span text:style-name="T38">If you have </text:span><text:span text:style-name="T124">Red Hat Enterprise Linux</text:span>:</text:p>
      <text:list xml:id="list33337812" text:continue-list="list33339205" text:style-name="L18">
        <text:list-item text:start-value="1">
          <text:p text:style-name="P204"><text:span text:style-name="T36">Logon the xCAT MN as root </text:span><text:span text:style-name="T43">using a Putty terminal </text:span><text:span text:style-name="T36">(if not already)</text:span></text:p>
        </text:list-item>
        <text:list-item>
          <text:p text:style-name="P204">Edit /etc/exports to export the /install directory. <text:s/>It should look similar to this:</text:p>
        </text:list-item>
      </text:list>
      <text:p text:style-name="P61"><text:span text:style-name="T27"><text:tab/><text:tab/></text:span><text:span text:style-name="T83">/install <text:tab/>*(rw,no_root_squash,sync,no_subtree_check)</text:span></text:p>
      <text:p text:style-name="P53"><text:tab/><text:tab/>/lite/state <text:tab/>*(rw,no_root_squash,sync,no_subtree_check)</text:p>
      <text:list xml:id="list33321259" text:continue-numbering="true" text:style-name="L18">
        <text:list-item>
          <text:p text:style-name="P204">Restart the NFS server</text:p>
        </text:list-item>
      </text:list>
      <text:p text:style-name="P51"><text:tab/><text:tab/><text:span text:style-name="T45"># </text:span><text:span text:style-name="T101">service nfs restart</text:span></text:p>
      <text:list xml:id="list33310688" text:continue-numbering="true" text:style-name="L18">
        <text:list-item>
          <text:p text:style-name="P213"><text:span text:style-name="T109">Edit the </text:span><text:span text:style-name="T111">litefile</text:span><text:span text:style-name="T109"> table. <text:s/>This table specifies which files should be kept persistent across reboots. <text:s/>By default, all files are kept under tmpfs, unless a </text:span><text:span text:style-name="T109">persistent, ro, </text:span><text:span text:style-name="T109">or</text:span><text:span text:style-name="T109"> bind</text:span><text:span text:style-name="T109"> option is specified. <text:s/>Refer to the litefile table description for more details.</text:span></text:p>
        </text:list-item>
      </text:list>
      <text:p text:style-name="Standard"><text:span text:style-name="T18"><text:tab/><text:tab/></text:span><text:span text:style-name="T65"># </text:span><text:span text:style-name="T72">tabedit litefile</text:span></text:p>
      <text:p text:style-name="P30"><text:tab/>Copy the following defaults into the litefile table.</text:p>
      <text:p text:style-name="P151">#image,file,options,comments,disable</text:p>
      <text:p text:style-name="P152">"ALL","/etc/adjtime",,,</text:p>
      <text:p text:style-name="P152">"ALL","/etc/fstab",,,</text:p>
      <text:p text:style-name="P152">"ALL","/etc/inittab",,,</text:p>
      <text:p text:style-name="P152">"ALL","/etc/lvm/.cache",,,</text:p>
      <text:p text:style-name="P152">"ALL","/etc/mtab",,,</text:p>
      <text:p text:style-name="P152">"ALL","/etc/ntp.conf",,,</text:p>
      <text:p text:style-name="P152">"ALL","/etc/ntp.conf.predhclient",,,</text:p>
      <text:p text:style-name="P152">"ALL","/etc/resolv.conf",,,</text:p>
      <text:p text:style-name="P152">"ALL","/etc/resolv.conf.predhclient",,,</text:p>
      <text:p text:style-name="P152">"ALL","/etc/ssh/",”persistent”,,</text:p>
      <text:p text:style-name="P152">"ALL","/tmp/",,,</text:p>
      <text:p text:style-name="P152">"ALL","/var/account/",,,</text:p>
      <text:p text:style-name="P152">"ALL","/var/arpwatch",,,</text:p>
      <text:p text:style-name="P152">"ALL","/var/cache/alchemist",,,</text:p>
      <text:p text:style-name="P152">"ALL","/var/cache/foomatic/",,,</text:p>
      <text:p text:style-name="P152">"ALL","/var/cache/logwatch/",,,</text:p>
      <text:p text:style-name="P152">"ALL","/var/cache/man/",,,</text:p>
      <text:p text:style-name="P152">"ALL","/var/cache/mod_ssl/",,,</text:p>
      <text:p text:style-name="P152">"ALL","/var/cache/mod_proxy/",,,</text:p>
      <text:p text:style-name="P152">"ALL","/var/cache/php-pear/",,,</text:p>
      <text:p text:style-name="P152">"ALL","/var/cache/systemtap/",,,</text:p>
      <text:p text:style-name="P152">"ALL","/var/empty/",,,</text:p>
      <text:p text:style-name="P152">"ALL","/var/db/nscd/",,,</text:p>
      <text:p text:style-name="P152">"ALL","/var/gdm/",,,</text:p>
      <text:p text:style-name="P152">"ALL","/var/lib/dav/",,,</text:p>
      <text:p text:style-name="P152">"ALL","/var/lib/dhcp/",,,</text:p>
      <text:p text:style-name="P152">"ALL","/var/lib/dhclient/",,,</text:p>
      <text:p text:style-name="P152">"ALL","/var/lib/php/",,,</text:p>
      <text:p text:style-name="P152"><text:soft-page-break/>"ALL","/var/lib/scsi/",,,</text:p>
      <text:p text:style-name="P152">"ALL","/var/lib/ups/",,,</text:p>
      <text:p text:style-name="P152">"ALL","/var/lib/random-seed",,,</text:p>
      <text:p text:style-name="P152">"ALL","/var/lib/iscsi",,,</text:p>
      <text:p text:style-name="P152">"ALL","/var/lib/logrotate.status",,,</text:p>
      <text:p text:style-name="P152">"ALL","/var/lib/ntp/",,,</text:p>
      <text:p text:style-name="P152">"ALL","/var/lib/xen/ntp",,,</text:p>
      <text:p text:style-name="P152">"ALL","/var/lock/",,,</text:p>
      <text:p text:style-name="P152">"ALL","/var/log/",,,</text:p>
      <text:p text:style-name="P152">"ALL","/var/run/",,,</text:p>
      <text:p text:style-name="P152">"ALL","/var/tmp/",,,</text:p>
      <text:p text:style-name="P152">"ALL","/var/tux/",,,</text:p>
      <text:p text:style-name="P152">"ALL","/opt/xcat/",,,</text:p>
      <text:p text:style-name="P153">"ALL","/xcatpost/",,,</text:p>
      <text:list xml:id="list33334404" text:continue-numbering="true" text:style-name="L18">
        <text:list-item>
          <text:p text:style-name="P204">Edit the <text:span text:style-name="T124">litetree</text:span> table. <text:s/>This table controls where the files specified in the litefile table come from.</text:p>
        </text:list-item>
      </text:list>
      <text:p text:style-name="P51"><text:tab/><text:tab/><text:span text:style-name="T45"># </text:span><text:span text:style-name="T101">tabedit litetree</text:span></text:p>
      <text:p text:style-name="P109">Copy the following into the litetree table. <text:s/>You will <text:span text:style-name="T124">need</text:span> to determine the Linux distribution you want. <text:s/>In our example, <text:span text:style-name="T97">RHEL 5.4</text:span> is used.</text:p>
      <text:p text:style-name="P102"><text:tab/>#priority,image,directory,comments,disable</text:p>
      <text:p text:style-name="P102"><text:tab/>"1.0",,"10.1.100.1:/install/netboot/<text:span text:style-name="T97">rhel5.4</text:span>/s390x/<text:span text:style-name="T97">compute</text:span>",,</text:p>
      <text:list xml:id="list33312655" text:continue-numbering="true" text:style-name="L18">
        <text:list-item>
          <text:p text:style-name="P204">Edit the <text:span text:style-name="T124">statelite</text:span> table. <text:s/>This table controls where the permanent files are kept.</text:p>
        </text:list-item>
      </text:list>
      <text:p text:style-name="Standard"><text:span text:style-name="T18"><text:tab/></text:span><text:span text:style-name="T71"><text:tab/></text:span><text:span text:style-name="T65"># </text:span><text:span text:style-name="T72">tabedit statelite</text:span></text:p>
      <text:p text:style-name="P109">Copy the following into the statelite table. <text:s/>You will <text:span text:style-name="T124">need</text:span> to determine the statelite node range and the IP address of the xCAT MN. <text:s/>In our example, the node range is <text:span text:style-name="T97">all</text:span> and the IP address is <text:span text:style-name="T97">10.1.100.1</text:span><text:span text:style-name="T36">.</text:span></text:p>
      <text:p text:style-name="P149">#node,image,statemnt,comments,disable</text:p>
      <text:p text:style-name="P149">"<text:span text:style-name="T97">all</text:span>",,"<text:span text:style-name="T97">10.1.100.1</text:span>:/lite/state",,</text:p>
      <text:list xml:id="list33333765" text:continue-numbering="true" text:style-name="L18">
        <text:list-item>
          <text:p text:style-name="P207">Create the persistent directory</text:p>
        </text:list-item>
      </text:list>
      <text:p text:style-name="Standard"><text:span text:style-name="T20"><text:tab/><text:tab/></text:span><text:span text:style-name="T63"># </text:span><text:span text:style-name="T73">mkdir -p /lite/state</text:span></text:p>
      <text:list xml:id="list33336462" text:continue-numbering="true" text:style-name="L18">
        <text:list-item>
          <text:p text:style-name="P211"><text:span text:style-name="T132">Ensure policies are set up correctly. When a node boots up, it queries the xCAT </text:span><text:span text:style-name="T160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61"><text:span text:style-name="T43"># </text:span>chtab priority=4.7 policy.commands=litefile policy.rule=allow</text:p>
      <text:p text:style-name="P162"><text:span text:style-name="T43"># </text:span>chtab priority=4.8 policy.commands=litetree policy.rule=allow</text:p>
      <text:list xml:id="list33313062" text:continue-numbering="true" text:style-name="L18">
        <text:list-item>
          <text:p text:style-name="P198">Download and copy the packages from the Linux distro media into /install (if not already)</text:p>
        </text:list-item>
      </text:list>
      <text:p text:style-name="P22"><text:span text:style-name="T2"><text:tab/><text:tab/></text:span><text:span text:style-name="T65"># </text:span><text:span text:style-name="T64">copycds </text:span><text:span text:style-name="T62">-n </text:span><text:span text:style-name="T75">xxx</text:span><text:span text:style-name="T62"> -a s390x /install/</text:span><text:span text:style-name="T75">yyy</text:span><text:span text:style-name="T74">.iso</text:span></text:p>
      <text:p text:style-name="P2"><text:tab/>Substitute xxx with the distribution name and yyy with the ISO name. <text:s/></text:p>
      <text:p text:style-name="P84"/>
      <text:p text:style-name="P87"><text:span text:style-name="T2">For example, if you have a </text:span><text:span text:style-name="T6">RHEL 5.4</text:span><text:span text:style-name="T2"> ISO:</text:span></text:p>
      <text:p text:style-name="P157"><text:span text:style-name="T127"># </text:span>copycds -n <text:span text:style-name="T92">rhel5.4</text:span> -a s390x /install/<text:span text:style-name="T92">RHEL5.4-Server-20090819.0-s390x-DVD.iso</text:span></text:p>
      <text:list xml:id="list33323254" text:continue-numbering="true" text:style-name="L18">
        <text:list-item>
          <text:p text:style-name="P198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50"><text:tab/><text:tab/><text:span text:style-name="T102"># </text:span><text:span text:style-name="T101">mkdir -p /install/custom/netboot/rh</text:span></text:p>
      <text:p text:style-name="P157"><text:span text:style-name="T127"># </text:span>cp /opt/xcat/share/xcat/netboot/sles/compute.rhe5.s390x.pkglist /install/custom/netboot/rh</text:p>
      <text:list xml:id="list33315375" text:continue-numbering="true" text:style-name="L18">
        <text:list-item>
          <text:p text:style-name="P198">Create the statelite image</text:p>
        </text:list-item>
      </text:list>
      <text:p text:style-name="P46"><text:span text:style-name="T29"><text:tab/><text:tab/></text:span><text:span text:style-name="T104"># </text:span><text:span text:style-name="T105">genimage -i </text:span><text:span text:style-name="T98">eth1</text:span><text:span text:style-name="T105"> -n qeth -o </text:span><text:span text:style-name="T98">rhel5.4</text:span><text:span text:style-name="T105"> -p </text:span><text:span text:style-name="T98">compute</text:span><text:span text:style-name="T105"> -m statelite</text:span></text:p>
      <text:p text:style-name="P107">This command creates a <text:span text:style-name="T97">RHEL 5.4</text:span> image with an <text:span text:style-name="T97">eth1</text:span> interface, <text:span text:style-name="T97">qeth</text:span> network driver, and uses the <text:span text:style-name="T97">compute</text:span> profile. <text:s/>The interface used <text:span text:style-name="T124">must</text:span> match the xCAT MN interface that DHCP listens on. <text:s/>The genimage command creates an image under /install/netboot/rhel5.4/s390x/compute/rootimg. <text:s/>It also <text:soft-page-break/>creates a ramdisk and kernel that is used to boot the statelite node.</text:p>
      <text:list xml:id="list33333303" text:continue-numbering="true" text:style-name="L18">
        <text:list-item>
          <text:p text:style-name="P198">Modify the statelite image by creating symbolic links will all the files listed under the litetree table</text:p>
        </text:list-item>
      </text:list>
      <text:p text:style-name="P46"><text:span text:style-name="T29"><text:tab/><text:tab/></text:span><text:span text:style-name="T104"># </text:span><text:span text:style-name="T105">liteimg -o </text:span><text:span text:style-name="T98">rhel5.4</text:span><text:span text:style-name="T105"> -a s390x -p </text:span><text:span text:style-name="T98">compute</text:span></text:p>
      <text:list xml:id="list33322482" text:continue-numbering="true" text:style-name="L18">
        <text:list-item>
          <text:p text:style-name="P198">Create the statelite node definition. <text:s/></text:p>
          <text:p text:style-name="P198"/>
          <text:p text:style-name="P198">For our example, we will create a new node (gpok6) with a userID (LINUX6) that is managed by our zHCP (gpok2). <text:s/><text:span text:style-name="T128">You will </text:span><text:span text:style-name="T124">need</text:span><text:span text:style-name="T128"> to substitute the node names, userIDs, and zHCP name with appropriate values.</text:span></text:p>
        </text:list-item>
      </text:list>
      <text:p text:style-name="P157"><text:span text:style-name="T127"># </text:span>mkdef -t node -o <text:span text:style-name="T92">gpok6</text:span> userid=<text:span text:style-name="T92">LINUX6</text:span> hcp=<text:span text:style-name="T92">gpok2.endicott.ibm.com</text:span> mgt=zvm groups=<text:span text:style-name="T92">all</text:span></text:p>
      <text:list xml:id="list33328763" text:continue-numbering="true" text:style-name="L18">
        <text:list-item>
          <text:p text:style-name="P204">Update /etc/hosts</text:p>
        </text:list-item>
      </text:list>
      <text:p text:style-name="P18"><text:span text:style-name="T1"><text:tab/></text:span><text:tab/><text:span text:style-name="T45"># </text:span><text:span text:style-name="T101">makehosts</text:span></text:p>
      <text:list xml:id="list33326123" text:continue-numbering="true" text:style-name="L18">
        <text:list-item>
          <text:p text:style-name="P204">Update DNS</text:p>
        </text:list-item>
      </text:list>
      <text:p text:style-name="P30"><text:tab/><text:tab/><text:span text:style-name="T55"># </text:span><text:span text:style-name="T85">makedns</text:span></text:p>
      <text:list xml:id="list33325045" text:continue-numbering="true" text:style-name="L18">
        <text:list-item>
          <text:p text:style-name="P204">Create the new virtual machine using the desired directory entry. <text:s/>For our example, we used the following:</text:p>
        </text:list-item>
      </text:list>
      <text:p text:style-name="P143">USER <text:span text:style-name="T97">LNX6</text:span> PWD 512M 1G G</text:p>
      <text:p text:style-name="P143">COMMAND SET VSWITCH <text:span text:style-name="T97">VSW2</text:span> GRANT <text:span text:style-name="T97">LNX6</text:span></text:p>
      <text:p text:style-name="P143">CPU 00 BASE</text:p>
      <text:p text:style-name="P143">CPU 01</text:p>
      <text:p text:style-name="P143">IPL CMS</text:p>
      <text:p text:style-name="P143">MACHINE ESA 4</text:p>
      <text:p text:style-name="P143">CONSOLE 0009 3215 T</text:p>
      <text:p text:style-name="P143">NICDEF <text:span text:style-name="T97">0800</text:span> TYPE QDIO LAN SYSTEM <text:span text:style-name="T97">VSW2</text:span></text:p>
      <text:p text:style-name="P143">SPOOL 000C 2540 READER *</text:p>
      <text:p text:style-name="P143">SPOOL 000D 2540 PUNCH A</text:p>
      <text:p text:style-name="P143">SPOOL 000E 1403 A</text:p>
      <text:p text:style-name="P143">LINK MAINT 0190 0190 RR</text:p>
      <text:p text:style-name="P143">LINK MAINT 019D 019D RR</text:p>
      <text:p text:style-name="P143">LINK MAINT 019E 019E RR</text:p>
      <text:list xml:id="list33318391" text:continue-list="list33324075" text:style-name="L11">
        <text:list-header>
          <text:p text:style-name="P264">To create the virtual server, copy the directory entry above into a text file (dirEntry.txt) and issue the following command (the full file path must be given):</text:p>
        </text:list-header>
      </text:list>
      <text:list xml:id="list33331205" text:continue-list="list33325045" text:style-name="L18">
        <text:list-header>
          <text:p text:style-name="P257"><text:tab/><text:span text:style-name="T102"># </text:span><text:span text:style-name="T101">mkvm </text:span><text:span text:style-name="T97">gpok6 /tmp/dirEntry.txt</text:span></text:p>
        </text:list-header>
      </text:list>
      <text:p text:style-name="P85">The new virtual server should be attached to the same VSWITCH as the one used by the hardware control point (in our case, <text:span text:style-name="T97">VSW2</text:span>) and have the same network adapter address (in our case, <text:span text:style-name="T97">0800</text:span>) for the interface given in step 12 (in our case, <text:span text:style-name="T97">eth1</text:span>).</text:p>
      <text:list xml:id="list33309964" text:continue-numbering="true" text:style-name="L18">
        <text:list-item>
          <text:p text:style-name="P211"><text:span text:style-name="T34">Clone this node as many times as you want to achieve the number of statelite nodes you desire. Refer to </text:span><text:span text:style-name="T95">Cloning Virtual Servers</text:span><text:span text:style-name="T34"> section above. <text:s/>In order to clone, the source statelite node must be online and have SSH keys setup.</text:span></text:p>
        </text:list-item>
        <text:list-item>
          <text:p text:style-name="P204">Add the new node to DHCP</text:p>
        </text:list-item>
      </text:list>
      <text:p text:style-name="P30"><text:span text:style-name="T53"><text:tab/><text:tab/></text:span><text:span text:style-name="T57"># </text:span><text:span text:style-name="T58">makedhcp -a</text:span></text:p>
      <text:list xml:id="list33318421" text:continue-numbering="true" text:style-name="L18">
        <text:list-item>
          <text:p text:style-name="P229"><text:span text:style-name="T1">Set up the </text:span><text:span text:style-name="T30">noderes</text:span><text:span text:style-name="T1"> and </text:span><text:span text:style-name="T30">nodetype</text:span><text:span text:style-name="T1"> tables. <text:s/>The values of nodetype.os and nodetype.profile were determined in step 11, where the statelite image was created.</text:span></text:p>
        </text:list-item>
      </text:list>
      <text:p text:style-name="P145"><text:span text:style-name="T43"># </text:span>chtab node=<text:span text:style-name="T92">xxx</text:span> noderes.netboot=zvm nodetype.os=<text:span text:style-name="T92">yyy</text:span> nodetype.arch=s390x nodetype.profile=<text:span text:style-name="T92">zzz</text:span></text:p>
      <text:p text:style-name="P85">Substitute xxx with the node name, yyy with the operating system, and zzz with the profile name. <text:s/></text:p>
      <text:p text:style-name="P85"/>
      <text:p text:style-name="P85">In our example, we used the following:</text:p>
      <text:p text:style-name="P157"><text:span text:style-name="T127"># </text:span>chtab node=<text:span text:style-name="T92">gpok6</text:span> noderes.netboot=zvm nodetype.os=<text:span text:style-name="T92">rhel5.4</text:span> nodetype.arch=s390x nodetype.profile=<text:span text:style-name="T92">compute</text:span></text:p>
      <text:list xml:id="list33322385" text:continue-numbering="true" text:style-name="L18">
        <text:list-item>
          <text:p text:style-name="P198"><text:soft-page-break/>Prepare the node(s) to boot from the statelite image</text:p>
        </text:list-item>
      </text:list>
      <text:p text:style-name="P16"><text:tab/><text:tab/><text:span text:style-name="T102"># </text:span><text:span text:style-name="T101">nodeset </text:span><text:span text:style-name="T97">xxx</text:span><text:span text:style-name="T101"> statelite</text:span></text:p>
      <text:list xml:id="list333205871" text:continue-numbering="true" text:style-name="L18">
        <text:list-header>
          <text:p text:style-name="P249">Substitute xxx is the node name.</text:p>
        </text:list-header>
        <text:list-item>
          <text:p text:style-name="P198">Boot the statelite node(s). <text:s/>During this process, the symbolic links are made to files listed under the litefile table.</text:p>
        </text:list-item>
      </text:list>
      <text:p text:style-name="P35"><text:tab/><text:tab/><text:span text:style-name="T86"># </text:span><text:span text:style-name="T85">rnetboot </text:span><text:span text:style-name="T90">xxx</text:span><text:span text:style-name="T85"> ipl=00c</text:span></text:p>
      <text:list xml:id="list33312707" text:continue-numbering="true" text:style-name="L18">
        <text:list-header>
          <text:p text:style-name="P261">Substitute xxx is the node name.</text:p>
        </text:list-header>
      </text:list>
      <text:p text:style-name="P71"/>
      <text:p text:style-name="P85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3308759" text:continue-numbering="true" text:style-name="L18">
        <text:list-item>
          <text:p text:style-name="P198">Check the boot status of the node(s) by pinging them:</text:p>
        </text:list-item>
      </text:list>
      <text:p text:style-name="P155"><text:span text:style-name="T127"># </text:span>pping <text:span text:style-name="T92">xxx</text:span></text:p>
      <text:p text:style-name="P85"><text:span text:style-name="T1">Substitute xxx is the node name.</text:span> <text:s/>If the node returns a ping, then it is fully booted and you can start using it.</text:p>
      <text:p text:style-name="Text_20_body"/>
      <text:h text:style-name="P281" text:outline-level="1">16. Updating Linux</text:h>
      <text:p text:style-name="P30">This section details how to update the Linux operating system.</text:p>
      <text:p text:style-name="Text_20_body"/>
      <text:list xml:id="list33262830" text:style-name="L19">
        <text:list-item>
          <text:p text:style-name="P246">Download and extract the ISO into the xCAT install tree /install <text:span text:style-name="T160">(if not already)</text:span></text:p>
        </text:list-item>
      </text:list>
      <text:p text:style-name="P22"><text:span text:style-name="T2"><text:tab/><text:tab/></text:span><text:span text:style-name="T65"># </text:span><text:span text:style-name="T64">copycds </text:span><text:span text:style-name="T62">-n </text:span><text:span text:style-name="T75">xxx</text:span><text:span text:style-name="T62"> -a s390x /install/</text:span><text:span text:style-name="T75">yyy</text:span><text:span text:style-name="T74">.iso</text:span></text:p>
      <text:p text:style-name="P86"><text:span text:style-name="T106">Substitute </text:span><text:span text:style-name="T106">xxx</text:span><text:span text:style-name="T106"> with the distribution name and </text:span><text:span text:style-name="T106">yyy</text:span><text:span text:style-name="T106"> with the ISO name.</text:span></text:p>
      <text:p text:style-name="P2"/>
      <text:p text:style-name="P84">For example, if you have a <text:span text:style-name="T124">SUSE Linux Enterprise Server 10 SP3</text:span> ISO:</text:p>
      <text:list xml:id="list33327059" text:continue-list="list33326278" text:style-name="L1">
        <text:list-item>
          <text:list>
            <text:list-item>
              <text:list>
                <text:list-header>
                  <text:p text:style-name="P256"><text:span text:style-name="T127"># </text:span>copycds <text:span text:style-name="T160">-n </text:span><text:span text:style-name="T94">sles10sp3</text:span><text:span text:style-name="T160"> -a s390x /install/</text:span><text:span text:style-name="T92">SLES-10-SP3-DVD-s390x-DVD1.iso</text:span></text:p>
                </text:list-header>
              </text:list>
            </text:list-item>
          </text:list>
        </text:list-item>
      </text:list>
      <text:p text:style-name="P87"><text:span text:style-name="T2">or if you have a </text:span><text:span text:style-name="T6">Red Hat Enterprise Linux 5.4</text:span><text:span text:style-name="T2"> ISO:</text:span></text:p>
      <text:p text:style-name="P78"><text:tab/><text:span text:style-name="T102"># </text:span><text:span text:style-name="T101">copycds -n </text:span><text:span text:style-name="T97">rhel5.4</text:span><text:span text:style-name="T101"> -a s390x /install/</text:span><text:span text:style-name="T97">RHEL5.4-Server-20090819.0-s390x-DVD.iso</text:span></text:p>
      <text:list xml:id="list33334242" text:continue-list="list33262830" text:style-name="L19">
        <text:list-item>
          <text:p text:style-name="P255">Update the node</text:p>
        </text:list-item>
      </text:list>
      <text:p text:style-name="P82"><text:tab/><text:span text:style-name="T55"># </text:span><text:span text:style-name="T85">updatenode </text:span><text:span text:style-name="T90">xxx</text:span><text:span text:style-name="T85"> -o </text:span><text:span text:style-name="T90">yyy</text:span></text:p>
      <text:p text:style-name="P82"><text:span text:style-name="T34">Substitute</text:span><text:span text:style-name="T34"> </text:span><text:span text:style-name="T34">xxx</text:span><text:span text:style-name="T34"> with the node name and </text:span><text:span text:style-name="T34">yyy</text:span><text:span text:style-name="T34"> with the operating system version. <text:s/></text:span></text:p>
      <text:p text:style-name="P85"/>
      <text:p text:style-name="P85">For example, if you want to update gpok5 to RHEL5.4 (assuming gpok5 has RHEL 5.3): </text:p>
      <text:p text:style-name="P77"><text:tab/><text:span text:style-name="T102"># </text:span><text:span text:style-name="T101">updatenode </text:span><text:span text:style-name="T97">gpok5</text:span><text:span text:style-name="T101"> -o </text:span><text:span text:style-name="T97">rhel5.4</text:span></text:p>
      <text:p text:style-name="P82">The command requires the node to be <text:span text:style-name="T124">online</text:span>. <text:s/>It will take several minutes to complete the update. <text:s/>You can only update to the next release. <text:s/>For example, you can only update RHEL5.3 to RHEL5.4. <text:s/>You <text:span text:style-name="T124">cannot</text:span> skip releases, e.g. updating RHEL5.3 to RHEL5.5.</text:p>
      <text:p text:style-name="P82"/>
      <text:p text:style-name="P82"><text:span text:style-name="T129">Warning</text:span><text:span text:style-name="T128">:</text:span> You cannot update SLES10.3 to SLES11. <text:s/>There is a bug in <text:span text:style-name="T92">rug</text:span> where you cannot add a repository/service.</text:p>
      <text:h text:style-name="P281" text:outline-level="1"><text:reference-mark-start text:name="Limitations"/>17. Limitations<text:reference-mark-end text:name="Limitations"/></text:h>
      <text:p text:style-name="P32">This section highlights the limitations of xCAT on z/VM and Linux on System z.</text:p>
      <text:p text:style-name="P32"/>
      <text:list xml:id="list33324449" text:continue-list="list33327059" text:style-name="L1">
        <text:list-item text:start-value="1">
          <text:p text:style-name="P244">xCAT is only supported on z/VM 5.4 or newer, and SLES 10 SP2 or newer.</text:p>
        </text:list-item>
        <text:list-item>
          <text:p text:style-name="P244">zHCP is only supported on RHEL 5.4 or newer, and SLES 10 SP2 or newer.</text:p>
        </text:list-item>
        <text:list-item>
          <text:p text:style-name="P199">The default autoyast and kickstart templates available on xCAT was tested on SLES 10.2/10.3/11/11.1 and RHEL 5.3/5.4/5.5.</text:p>
        </text:list-item>
        <text:list-item>
          <text:p text:style-name="P199">Cloning LVM partitions is not yet supported.</text:p>
        </text:list-item>
        <text:list-item>
          <text:p text:style-name="P199">CP Flashcopy is only supported on ECKD volumes.</text:p>
        </text:list-item>
        <text:list-item>
          <text:p text:style-name="P199">Statelite is only supported on SLES 11 or newer, and RHEL 5.4 or newer.</text:p>
        </text:list-item>
        <text:list-item>
          <text:p text:style-name="P244">Nodes that the zHCP manages must have the Linux VMCP module.</text:p>
        </text:list-item>
        <text:list-item>
          <text:p text:style-name="P244">The zHCP should be attached to only <text:span text:style-name="T124">one</text:span> network, and it must be a layer 2 network, either a guest LAN or VSWITCH. <text:s/>Nodes that are managed by this zHCP must be on the same network.</text:p>
        </text:list-item>
        <text:list-item>
          <text:p text:style-name="P244">In order for the xCAT MN to manage across multiple LPARs and CECs, you <text:span text:style-name="T124">must</text:span> use a layer 2 VSWITCH. <text:s/>The network hardware must be configured in such a way that these VSWITCHes can communicate across multiple LPARs and CECs.</text:p>
        </text:list-item>
      </text:list>
      <text:h text:style-name="P281" text:outline-level="1">Appendix A: Setting Up a Second Network </text:h>
      <text:p text:style-name="P34">This section details how to setup a second network based on a layer 2 VSWITCH.</text:p>
      <text:p text:style-name="P34"/>
      <text:p text:style-name="P34"><text:span text:style-name="T128">If you have </text:span><text:span text:style-name="T124">Red Hat Enterprise Linux</text:span>:</text:p>
      <text:p text:style-name="P106">SSH to the desire Linux where you want to setup the private network. <text:s/>A network script must be added under /etc/sysconfig/network-scripts/ to let the system know about the new interface and a qeth group must be created under <text:span text:style-name="T149">/sys/bus/ccwgroup/drivers/qeth/group.</text:span></text:p>
      <text:p text:style-name="P106"/>
      <text:p text:style-name="P106">In the following example, we will configure an ethernet interface (<text:span text:style-name="T97">eth1</text:span>) for a layer 2 VSWITCH (<text:span text:style-name="T97">VSW2</text:span>) attached to <text:span text:style-name="T97">0800</text:span>. <text:s/>We will assume there is an existing ethernet interface (<text:span text:style-name="T97">eth0</text:span>) for a network card attached to <text:span text:style-name="T97">0600</text:span>.</text:p>
      <text:p text:style-name="P106"/>
      <text:p text:style-name="P106">Copy the hardware settings from the existing network /etc/sysconfig/network-scripts/ifcfg-eth0. <text:s/></text:p>
      <text:p text:style-name="P156"><text:span text:style-name="T127"># </text:span>cp /etc/sysconfig/network-scripts/ifcfg-<text:span text:style-name="T92">eth0</text:span> /etc/sysconfig/network-scripts/ifcfg-<text:span text:style-name="T92">eth1</text:span></text:p>
      <text:p text:style-name="P106">Edit the network settings.</text:p>
      <text:p text:style-name="P106"><text:span text:style-name="T47"><text:tab/></text:span><text:span text:style-name="T86"># </text:span><text:span text:style-name="T85">vi /etc/sysconfig/network-scripts/ifcfg-</text:span><text:span text:style-name="T90">eth1</text:span></text:p>
      <text:p text:style-name="P106">It should look similar to the following:</text:p>
      <text:p text:style-name="P154"># IBM QETH</text:p>
      <text:p text:style-name="P154">DEVICE=eth1</text:p>
      <text:p text:style-name="P154">ARP=no</text:p>
      <text:p text:style-name="P154">BOOTPROTO=static</text:p>
      <text:p text:style-name="P154">BROADCAST=<text:span text:style-name="T97">10.1.100.255</text:span></text:p>
      <text:p text:style-name="P154">IPADDR=<text:span text:style-name="T97">10.1.100.1</text:span></text:p>
      <text:p text:style-name="P154">IPV6INIT=yes</text:p>
      <text:p text:style-name="P154">IPV6_AUTOCONF=yes</text:p>
      <text:p text:style-name="P154">MTU=1500</text:p>
      <text:p text:style-name="P154">NETMASK=<text:span text:style-name="T97">255.255.255.0</text:span></text:p>
      <text:p text:style-name="P154">NETTYPE=qeth</text:p>
      <text:p text:style-name="P154">NETWORK=<text:span text:style-name="T97">10.1.100.0</text:span></text:p>
      <text:p text:style-name="P154">ONBOOT=yes</text:p>
      <text:p text:style-name="P154">PORTNAME=<text:span text:style-name="T97">PORT800</text:span></text:p>
      <text:p text:style-name="P154">OPTIONS="layer2=1"</text:p>
      <text:p text:style-name="P154">SUBCHANNELS=<text:span text:style-name="T97">0.0.0800,0.0.0801,0.0.0802</text:span></text:p>
      <text:p text:style-name="P154">MTU=1500</text:p>
      <text:p text:style-name="P108">You <text:span text:style-name="T124">need</text:span> to substitute the broadcast, IP address, netmask, network, port name, and subchannels with appropriate values.</text:p>
      <text:p text:style-name="P108"/>
      <text:p text:style-name="P114">Load the qeth driver</text:p>
      <text:p text:style-name="P91"><text:tab/><text:span text:style-name="T55"># </text:span><text:span text:style-name="T85">modprobe qeth</text:span></text:p>
      <text:p text:style-name="P91"/>
      <text:p text:style-name="P92">Create a qeth group device </text:p>
      <text:p text:style-name="P91"><text:tab/><text:span text:style-name="T55"># </text:span><text:span text:style-name="T85">echo </text:span><text:span text:style-name="T90">0.0.0800,0.0.0801,0.0.0802</text:span><text:span text:style-name="T85"> &gt; /sys/bus/ccwgroup/drivers/qeth/group</text:span></text:p>
      <text:p text:style-name="P91"/>
      <text:p text:style-name="P92">Declare the qeth group device as Layer 2</text:p>
      <text:p text:style-name="P91"><text:tab/><text:span text:style-name="T55"># </text:span><text:span text:style-name="T85">echo 1 &gt; /sys/bus/ccwgroup/drivers/qeth/</text:span><text:span text:style-name="T90">0.0.0800</text:span><text:span text:style-name="T85">/layer2</text:span></text:p>
      <text:p text:style-name="P91"/>
      <text:p text:style-name="P92">Bring the device back online (you need to reset the device after each reboot)</text:p>
      <text:p text:style-name="P91"><text:tab/><text:span text:style-name="T55"># </text:span><text:span text:style-name="T85">echo 1 &gt; /sys/bus/ccwgroup/drivers/qeth/</text:span><text:span text:style-name="T90">0.0.0800</text:span><text:span text:style-name="T85">/online</text:span></text:p>
      <text:p text:style-name="P91"/>
      <text:p text:style-name="P92"><text:soft-page-break/>Verify the state of the device (1 = online)</text:p>
      <text:p text:style-name="P91"><text:tab/><text:span text:style-name="T55"># </text:span><text:span text:style-name="T85">cat /sys/bus/ccwgroup/drivers/qeth/</text:span><text:span text:style-name="T90">0.0.0800</text:span><text:span text:style-name="T85">/online</text:span></text:p>
      <text:p text:style-name="P91"/>
      <text:p text:style-name="P92">Check to see what interface name was assigned to the device </text:p>
      <text:p text:style-name="P91"><text:tab/><text:span text:style-name="T55"># </text:span><text:span text:style-name="T85">cat /sys/bus/ccwgroup/drivers/qeth/</text:span><text:span text:style-name="T90">0.0.0800</text:span><text:span text:style-name="T85">/if_name</text:span></text:p>
      <text:p text:style-name="P95"/>
      <text:p text:style-name="P93">A qeth device requires an alias definition in /etc/modprobe.conf. <text:s/>Edit this file and add an alias for your interface</text:p>
      <text:p text:style-name="P94"><text:tab/><text:span text:style-name="T45"># </text:span><text:span text:style-name="T101">vi /etc/modprobe.conf</text:span></text:p>
      <text:p text:style-name="P94"><text:tab/></text:p>
      <text:p text:style-name="P94"><text:tab/>alias eth0 qeth</text:p>
      <text:p text:style-name="P94"><text:tab/>alias eth1 qeth</text:p>
      <text:p text:style-name="P94"><text:tab/>options dasd_mod dasd=0.0.0100,0.0.0103,0.0.0300,0.0.0301</text:p>
      <text:p text:style-name="P95"/>
      <text:p text:style-name="P93">Start the new interface</text:p>
      <text:p text:style-name="P94"><text:tab/><text:span text:style-name="T45"># </text:span><text:span text:style-name="T101">ifup </text:span><text:span text:style-name="T97">eth1</text:span></text:p>
      <text:p text:style-name="P64"/>
      <text:p text:style-name="P64"/>
      <text:p text:style-name="P34"><text:span text:style-name="T128">If you have </text:span><text:span text:style-name="T124">SUSE Linux Enterprise Server 10</text:span>:</text:p>
      <text:p text:style-name="P106">SSH to the desire Linux where you want to setup the private network. <text:s/>Two configuration files must be added under /etc/sysconfig/ to let the system know about the new interface, one for hardware and one for network settings.</text:p>
      <text:p text:style-name="P106"/>
      <text:p text:style-name="P106">In the following example, we will configure an ethernet interface (<text:span text:style-name="T97">eth1</text:span>) for a layer 2 VSWITCH (<text:span text:style-name="T97">VSW2</text:span>) attached to <text:span text:style-name="T97">0800</text:span>. <text:s/>We will assume there is an existing ethernet interface (<text:span text:style-name="T97">eth0</text:span>) for a network card attached to <text:span text:style-name="T97">0600</text:span>.</text:p>
      <text:p text:style-name="P106"/>
      <text:p text:style-name="P106">Copy the hardware settings from the existing network /etc/sysconfig/hardware/hwcfg-qeth-bus-ccw-<text:span text:style-name="T97">0.0.0600</text:span>. <text:s/>Both interfaces will use the qdio/qeth drivers, therefore, the configuration files can be identical except for the virtual addresses. <text:s/>The existing file is copied to specify the new NIC. <text:s/>The only difference needed is to change the <text:span text:style-name="T97">060X</text:span> values to <text:span text:style-name="T97">080X</text:span>.</text:p>
      <text:p text:style-name="P106"><text:tab/><text:span text:style-name="T86"># </text:span><text:span text:style-name="T85">cd /etc/sysconfig/hardware/</text:span></text:p>
      <text:p text:style-name="P101"><text:tab/><text:span text:style-name="T127"># </text:span>sed *600 -e 's/<text:span text:style-name="T92">060</text:span>/<text:span text:style-name="T92">080</text:span>/g' &gt; hwcfg-qeth-bus-ccw-<text:span text:style-name="T92">0.0.0800</text:span></text:p>
      <text:p text:style-name="P106">Edit the hardware settings.<text:tab/></text:p>
      <text:p text:style-name="P106"><text:tab/><text:span text:style-name="T86"># </text:span><text:span text:style-name="T85">vi hwcfg-qeth-bus-ccw-</text:span><text:span text:style-name="T90">0.0.0800</text:span></text:p>
      <text:p text:style-name="P106">It should look similar to the following:</text:p>
      <text:p text:style-name="P154">STARTMODE="auto"</text:p>
      <text:p text:style-name="P154">MODULE="qeth"</text:p>
      <text:p text:style-name="P154">MODULE_OPTIONS=""</text:p>
      <text:p text:style-name="P154">MODULE_UNLOAD="yes"</text:p>
      <text:p text:style-name="P154">SCRIPTUP="hwup-ccw"</text:p>
      <text:p text:style-name="P154">SCRIPTUP_ccw="hwup-ccw"</text:p>
      <text:p text:style-name="P154">SCRIPTUP_ccwgroup="hwup-qeth"</text:p>
      <text:p text:style-name="P154">SCRIPTDOWN="hwdown-ccw"</text:p>
      <text:p text:style-name="P154">CCW_CHAN_IDS="<text:span text:style-name="T97">0.0.0800 0.0.0801 0.0.0802</text:span>"</text:p>
      <text:p text:style-name="P154">CCW_CHAN_NUM="3"</text:p>
      <text:p text:style-name="P154">CCW_CHAN_MODE="<text:span text:style-name="T97">OSAPORT</text:span>"</text:p>
      <text:p text:style-name="P154">QETH_LAYER2_SUPPORT="1"</text:p>
      <text:p text:style-name="P108">You <text:span text:style-name="T124">need</text:span> to substitute the subchannels with appropriate values.</text:p>
      <text:p text:style-name="P108"/>
      <text:p text:style-name="P106">Copy the network settings from the existing network /etc/sysconfig/network/ifcfg-qeth-bus-ccw-0.0.0600. <text:s/></text:p>
      <text:p text:style-name="P106"><text:tab/><text:span text:style-name="T86"># </text:span><text:span text:style-name="T85">cd /etc/sysconfig/network</text:span></text:p>
      <text:p text:style-name="P101"><text:soft-page-break/><text:tab/><text:span text:style-name="T127"># </text:span>cp ifcfg-qeth-bus-ccw-<text:span text:style-name="T92">0.0.0600</text:span> ifcfg-qeth-bus-ccw-<text:span text:style-name="T92">0.0.0800</text:span></text:p>
      <text:p text:style-name="P106">Edit the network settings.<text:tab/></text:p>
      <text:p text:style-name="P106"><text:tab/><text:span text:style-name="T86"># </text:span><text:span text:style-name="T85">vi ifcfg-qeth-bus-ccw-</text:span><text:span text:style-name="T90">0.0.0800</text:span></text:p>
      <text:p text:style-name="P106">It should look similar to the following:</text:p>
      <text:p text:style-name="P154">BOOTPROTO="static"</text:p>
      <text:p text:style-name="P154">UNIQUE=""</text:p>
      <text:p text:style-name="P154">STARTMODE="onboot"</text:p>
      <text:p text:style-name="P154">IPADDR="<text:span text:style-name="T97">10.1.100.1</text:span>"</text:p>
      <text:p text:style-name="P154">NETMASK="<text:span text:style-name="T97">255.255.255.0</text:span>"</text:p>
      <text:p text:style-name="P154">NETWORK="<text:span text:style-name="T97">10.1.100.0</text:span>"</text:p>
      <text:p text:style-name="P154">BROADCAST="<text:span text:style-name="T97">10.1.100.255</text:span>"</text:p>
      <text:p text:style-name="P154">_nm_name='qeth-bus-ccw-<text:span text:style-name="T97">0.0.0800</text:span>'</text:p>
      <text:p text:style-name="P108">You <text:span text:style-name="T124">need</text:span> to substitute the broadcast, IP address, netmask, and network with appropriate values.</text:p>
      <text:p text:style-name="P108"/>
      <text:p text:style-name="P106">Reboot the virtual server to have the changes take effect.</text:p>
      <text:p text:style-name="P99"><text:tab/><text:span text:style-name="T102"># </text:span><text:span text:style-name="T101">reboot</text:span></text:p>
      <text:p text:style-name="P34"/>
      <text:p text:style-name="P34"><text:span text:style-name="T128">If you have </text:span><text:span text:style-name="T124">SUSE Linux Enterprise Server 11</text:span>:</text:p>
      <text:p text:style-name="P106">SSH to the desire Linux where you want to setup the private network. <text:s/>A configuration file must be added under /etc/sysconfig/network and /etc/udev/rules.d to let the system know about the new interface.</text:p>
      <text:p text:style-name="P106"/>
      <text:p text:style-name="P106">In the following example, we will configure an ethernet interface (<text:span text:style-name="T97">eth1</text:span>) for a layer 2 VSWITCH (<text:span text:style-name="T97">VSW2</text:span>) attached to <text:span text:style-name="T97">0800</text:span>. <text:s/>We will assume there is an existing ethernet interface (<text:span text:style-name="T97">eth0</text:span>) for a network card attached to <text:span text:style-name="T97">0600</text:span>.</text:p>
      <text:p text:style-name="P106"/>
      <text:p text:style-name="P106">Copy the hardware settings from the existing network /etc/udev/rules.d/51-qeth-<text:span text:style-name="T97">0.0.0600</text:span>.rules. <text:s/>Both interfaces will use the qdio/qeth drivers, therefore, the configuration files can be identical except for the virtual addresses. <text:s/>The existing file is copied to specify the new NIC. <text:s/>The only difference needed is to change the <text:span text:style-name="T97">060X</text:span> values to <text:span text:style-name="T97">080X</text:span>.</text:p>
      <text:p text:style-name="P156"><text:span text:style-name="T127"># </text:span>sed /etc/udev/rules.d/51-qeth-<text:span text:style-name="T92">0.0.0600</text:span>.rules -e 's/<text:span text:style-name="T92">060</text:span>/<text:span text:style-name="T92">080</text:span>/g' &gt; /etc/udev/rules.d/51-qeth-<text:span text:style-name="T92">0.0.0800</text:span>.rules</text:p>
      <text:p text:style-name="P106">Edit the udev rules</text:p>
      <text:p text:style-name="P106"><text:tab/><text:span text:style-name="T86"># </text:span><text:span text:style-name="T85">vi /etc/udev/rules.d/51-qeth-</text:span><text:span text:style-name="T90">0.0.0800</text:span><text:span text:style-name="T85">.rules</text:span></text:p>
      <text:p text:style-name="P106">It should look similar to the following:</text:p>
      <text:p text:style-name="P154"># Configure qeth device at <text:span text:style-name="T101">0.0.0800/0.0.0801/0.0.0802</text:span></text:p>
      <text:p text:style-name="P154">ACTION=="add", SUBSYSTEM=="drivers", KERNEL=="qeth", IMPORT{program}="collect 0.0.0800 %k 0.0.0800 0.0.0801 0.0.0802 qeth"</text:p>
      <text:p text:style-name="P154">ACTION=="add", SUBSYSTEM=="ccw", KERNEL=="0.0.0800", IMPORT{program}="collect 0.0.0800 %k 0.0.0800 0.0.0801 0.0.0802 qeth"</text:p>
      <text:p text:style-name="P154">ACTION=="add", SUBSYSTEM=="ccw", KERNEL=="0.0.0801", IMPORT{program}="collect 0.0.0800 %k 0.0.0800 0.0.0801 0.0.0802 qeth"</text:p>
      <text:p text:style-name="P154">ACTION=="add", SUBSYSTEM=="ccw", KERNEL=="0.0.0802", IMPORT{program}="collect 0.0.0800 %k 0.0.0800 0.0.0801 0.0.0802 qeth"</text:p>
      <text:p text:style-name="P154">TEST=="[ccwgroup/0.0.0800]", GOTO="qeth-0.0.0800-end"</text:p>
      <text:p text:style-name="P154">ACTION=="add", SUBSYSTEM=="ccw", ENV{COLLECT_0.0.0800}=="0", ATTR{[drivers/ccwgroup:qeth]group}="0.0.0800,0.0.0801,0.0.0802"</text:p>
      <text:p text:style-name="P154">ACTION=="add", SUBSYSTEM=="drivers", KERNEL=="qeth", ENV{COLLECT_0.0.0800}=="0", ATTR{[drivers/ccwgroup:qeth]group}="0.0.0800,0.0.0801,0.0.0802"</text:p>
      <text:p text:style-name="P154">LABEL="qeth-0.0.0800-end"</text:p>
      <text:p text:style-name="P154"><text:soft-page-break/>ACTION=="add", SUBSYSTEM=="ccwgroup", KERNEL=="0.0.0800", ATTR{portname}="OSAPORT"</text:p>
      <text:p text:style-name="P154">ACTION=="add", SUBSYSTEM=="ccwgroup", KERNEL=="0.0.0800", ATTR{portno}="0"</text:p>
      <text:p text:style-name="P154">ACTION=="add", SUBSYSTEM=="ccwgroup", KERNEL=="0.0.0800", ATTR{layer2}="1"</text:p>
      <text:p text:style-name="P154">ACTION=="add", SUBSYSTEM=="ccwgroup", KERNEL=="0.0.0800", ATTR{online}="1"</text:p>
      <text:p text:style-name="P106">You must also enable layer2 for the device. <text:s/>Take note of ATTR{layer2}="1".</text:p>
      <text:p text:style-name="P106"/>
      <text:p text:style-name="P106">Copy the network settings from the existing network /etc/sysconfig/network/ifcfg-eth0. <text:s/></text:p>
      <text:p text:style-name="P106"><text:tab/><text:span text:style-name="T86"># </text:span><text:span text:style-name="T85">cp /etc/sysconfig/network/ifcfg-</text:span><text:span text:style-name="T90">eth0</text:span><text:span text:style-name="T85"> /etc/sysconfig/network/ifcfg-</text:span><text:span text:style-name="T90">eth1</text:span></text:p>
      <text:p text:style-name="P106">Edit the network settings.<text:tab/></text:p>
      <text:p text:style-name="P106"><text:tab/><text:span text:style-name="T86"># </text:span><text:span text:style-name="T85">vi /etc/sysconfig/network/ifcfg-</text:span><text:span text:style-name="T90">eth1</text:span></text:p>
      <text:p text:style-name="P106">It should look similar to the following:</text:p>
      <text:p text:style-name="P154">BOOTPROTO='static'</text:p>
      <text:p text:style-name="P154">IPADDR='<text:span text:style-name="T97">10.1.100.1</text:span>'</text:p>
      <text:p text:style-name="P154">BROADCAST='<text:span text:style-name="T97">10.1.100.255</text:span>'</text:p>
      <text:p text:style-name="P154">NETMASK='<text:span text:style-name="T97">255.255.255.0</text:span>'</text:p>
      <text:p text:style-name="P154">NETWORK='<text:span text:style-name="T97">10.1.100.0</text:span>'</text:p>
      <text:p text:style-name="P154">STARTMODE='onboot'</text:p>
      <text:p text:style-name="P154">NAME='OSA Express Network card (<text:span text:style-name="T97">0.0.0800</text:span>)'</text:p>
      <text:p text:style-name="P99"/>
      <text:p text:style-name="P106">Reboot the virtual server to have the changes take effect.</text:p>
      <text:p text:style-name="P99"><text:tab/><text:span text:style-name="T102"># </text:span><text:span text:style-name="T101">reboot</text:span></text:p>
      <text:h text:style-name="P281" text:outline-level="1">Appendix B: Customizing Autoyast and Kickstart</text:h>
      <text:p text:style-name="P34">This section details how to customize the autoyast and kickstart templates. <text:s/>It should only serve as a quick guide on configuring the templates. <text:s/>It is beyond the scope of this document to go into details on configuring autoyast and kickstart. <text:s/>You need to go to the links provided below to get more information. </text:p>
      <text:p text:style-name="P34"/>
      <text:p text:style-name="P34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</text:p>
      <text:p text:style-name="P34"/>
      <text:p text:style-name="P34"><text:span text:style-name="T128">If you want to customize</text:span> <text:span text:style-name="T124">SUSE Linux Enterprise Server</text:span>:</text:p>
      <text:list xml:id="list33266331" text:style-name="L20">
        <text:list-item>
          <text:p text:style-name="P194">Base your customization on the default templates in /opt/xcat/share/xcat/install/sles. <text:s/>The ones available are compute.sles10.s390x.tmpl and compute.sles11.s390x.tmpl; you need select the one that is appropriate for the operating system you are planning to customize. <text:s/>These templates are configured to setup the network for you using DHCP.</text:p>
        </text:list-item>
        <text:list-item>
          <text:p text:style-name="P194">Determine the number of disks (ECKD or SCSI) your vanilla system will have and the mount points for each disk.</text:p>
        </text:list-item>
        <text:list-item>
          <text:p text:style-name="P194">Copy the default template /opt/xcat/share/xcat/install/sles/<text:span text:style-name="T97">xxx</text:span>.tmpl, substituting xxx with the template name, into /install/custom/install/sles/. <text:s/><text:span text:style-name="T1">For our example, we will use </text:span><text:span text:style-name="T97">compute.sles11.s390x.tmpl</text:span><text:span text:style-name="T1">:</text:span></text:p>
        </text:list-item>
      </text:list>
      <text:p text:style-name="P156"><text:span text:style-name="T127"># </text:span>cp /opt/xcat/share/xcat/install/sles/compute.sles11.s390x.tmpl /install/custom/install/sles/<text:span text:style-name="T92">custom.sles11.s390x.tmpl</text:span></text:p>
      <text:list xml:id="list33330787" text:continue-list="list33318391" text:style-name="L11">
        <text:list-header>
          <text:p text:style-name="P262"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</text:list>
      <text:list xml:id="list33327921" text:continue-list="list33266331" text:style-name="L20">
        <text:list-header>
          <text:p text:style-name="P265"/>
          <text:p text:style-name="P263">You could change the 3390-mod9 to a 9336 disk. <text:s/>To change the disk to a 9336, you can use sed to replace all <text:span text:style-name="T136">instances of </text:span><text:span text:style-name="T140">dasd_eckd_mod </text:span><text:span text:style-name="T136">to </text:span><text:span text:style-name="T140">dasd_fba_mod</text:span><text:span text:style-name="T136">.</text:span></text:p>
        </text:list-header>
      </text:list>
      <text:p text:style-name="P158"># sed /install/custom/install/sles/compute<text:span text:style-name="T92">.sles11.s390x.tmpl</text:span> -e 's/<text:span text:style-name="T155">dasd_eckd_mod</text:span>/<text:span text:style-name="T155">dasd_fba_mod</text:span>/g' &gt; /install/custom/install/sles/<text:span text:style-name="T92">custom.sles11.s390x.tmpl</text:span></text:p>
      <text:list xml:id="list33332440" text:continue-numbering="true" text:style-name="L20">
        <text:list-item>
          <text:p text:style-name="P194">Add this template to the osimage table. <text:s/><text:span text:style-name="T1">For our example</text:span>, we customized the autoyast template for <text:span text:style-name="T97">SLES 11 SP 1</text:span> and added it to the osimage table using:</text:p>
        </text:list-item>
      </text:list>
      <text:p text:style-name="P141"><text:span text:style-name="T127"># </text:span>chtab imagename=<text:span text:style-name="T92">sles11sp1-s390x-install-custom</text:span> osimage.profile=<text:span text:style-name="T92">custom.sles11.s390x.tmpl</text:span> osimage.imagetype=linux osimage.provmethod=install osimage.osname=Linux osimage.osvers=<text:span text:style-name="T92">sles11sp1</text:span></text:p>
      <text:list xml:id="list33312794" text:continue-numbering="true" text:style-name="L20">
        <text:list-item>
          <text:p text:style-name="P194">Add the extra disk to the custom template using the following format:</text:p>
        </text:list-item>
      </text:list>
      <text:p text:style-name="P120"><text:span text:style-name="T138"><text:s text:c="6"/>&lt;!-- Dasd attached at </text:span><text:span text:style-name="T141">0101</text:span><text:span text:style-name="T138"> --&gt;</text:span></text:p>
      <text:p text:style-name="P116"><text:s text:c="6"/>&lt;listentry&gt;</text:p>
      <text:p text:style-name="P116"><text:s text:c="8"/>&lt;bus&gt;None&lt;/bus&gt;</text:p>
      <text:p text:style-name="P116"><text:s text:c="8"/>&lt;bus_hwcfg&gt;none&lt;/bus_hwcfg&gt;</text:p>
      <text:p text:style-name="P118"><text:span text:style-name="T49"><text:s text:c="8"/>&lt;channel&gt;0.0.</text:span><text:span text:style-name="T91">0101</text:span><text:span text:style-name="T49">&lt;/channel&gt;</text:span></text:p>
      <text:p text:style-name="P116"><text:s text:c="8"/>&lt;format config:type="boolean"&gt;true&lt;/format&gt;</text:p>
      <text:p text:style-name="P118"><text:span text:style-name="T49"><text:s text:c="8"/>&lt;dev_name&gt;/dev/</text:span><text:span text:style-name="T91">dasdb</text:span><text:span text:style-name="T49">&lt;/dev_name&gt;</text:span></text:p>
      <text:p text:style-name="P116"><text:s text:c="8"/>&lt;dev_names config:type="list"&gt;</text:p>
      <text:p text:style-name="P118"><text:span text:style-name="T49"><text:s text:c="10"/>&lt;listentry&gt;/dev/</text:span><text:span text:style-name="T91">dasdb</text:span><text:span text:style-name="T49">&lt;/listentry&gt;</text:span></text:p>
      <text:p text:style-name="P118"><text:span text:style-name="T49"><text:s text:c="10"/>&lt;listentry&gt;/dev/disk/by-path/ccw-0.0.</text:span><text:span text:style-name="T91">0101</text:span><text:span text:style-name="T49">&lt;/listentry&gt;</text:span></text:p>
      <text:p text:style-name="P116"><text:s text:c="8"/>&lt;/dev_names&gt;</text:p>
      <text:p text:style-name="P116"><text:s text:c="8"/>&lt;device&gt;DASD&lt;/device&gt;</text:p>
      <text:p text:style-name="P116"><text:s text:c="8"/>&lt;driver&gt;io_subchannel&lt;/driver&gt;</text:p>
      <text:p text:style-name="P116"><text:s text:c="8"/>&lt;drivers config:type="list"&gt;</text:p>
      <text:p text:style-name="P116"><text:soft-page-break/><text:s text:c="10"/>&lt;listentry&gt;</text:p>
      <text:p text:style-name="P116"><text:s text:c="12"/>&lt;active config:type="boolean"&gt;true&lt;/active&gt;</text:p>
      <text:p text:style-name="P116"><text:s text:c="12"/>&lt;modprobe config:type="boolean"&gt;true&lt;/modprobe&gt;</text:p>
      <text:p text:style-name="P116"><text:s text:c="12"/>&lt;modules config:type="list"&gt;</text:p>
      <text:p text:style-name="P116"><text:s text:c="14"/>&lt;module_entry config:type="list"&gt;</text:p>
      <text:p text:style-name="P116"><text:s text:c="16"/>&lt;listentry&gt;<text:span text:style-name="T97">dasd_eckd_mod</text:span>&lt;/listentry&gt;</text:p>
      <text:p text:style-name="P116"><text:s text:c="16"/>&lt;listentry&gt;&lt;/listentry&gt;</text:p>
      <text:p text:style-name="P116"><text:s text:c="14"/>&lt;/module_entry&gt;</text:p>
      <text:p text:style-name="P116"><text:s text:c="12"/>&lt;/modules&gt;</text:p>
      <text:p text:style-name="P116"><text:s text:c="10"/>&lt;/listentry&gt;</text:p>
      <text:p text:style-name="P116"><text:s text:c="8"/>&lt;/drivers&gt;</text:p>
      <text:p text:style-name="P116"><text:s text:c="8"/>&lt;formatted config:type="boolean"&gt;true&lt;/formatted&gt;</text:p>
      <text:p text:style-name="P118"><text:span text:style-name="T49"><text:s text:c="8"/>&lt;partition_info&gt;/dev/</text:span><text:span text:style-name="T91">dasdb1</text:span><text:span text:style-name="T49"> (Linux native)&lt;/partition_info&gt;</text:span></text:p>
      <text:p text:style-name="P116"><text:s text:c="8"/>&lt;resource&gt;</text:p>
      <text:p text:style-name="P116"><text:s text:c="10"/>&lt;io config:type="list"&gt;</text:p>
      <text:p text:style-name="P116"><text:s text:c="12"/>&lt;listentry&gt;</text:p>
      <text:p text:style-name="P116"><text:s text:c="14"/>&lt;active config:type="boolean"&gt;true&lt;/active&gt;</text:p>
      <text:p text:style-name="P116"><text:s text:c="14"/>&lt;length config:type="integer"&gt;1&lt;/length&gt;</text:p>
      <text:p text:style-name="P116"><text:s text:c="14"/>&lt;mode&gt;rw&lt;/mode&gt;</text:p>
      <text:p text:style-name="P116"><text:s text:c="12"/>&lt;/listentry&gt;</text:p>
      <text:p text:style-name="P116"><text:s text:c="10"/>&lt;/io&gt;</text:p>
      <text:p text:style-name="P116"><text:s text:c="8"/>&lt;/resource&gt;</text:p>
      <text:p text:style-name="P118"><text:span text:style-name="T49"><text:s text:c="8"/>&lt;sysfs_bus_id&gt;0.0.</text:span><text:span text:style-name="T91">0101</text:span><text:span text:style-name="T49">&lt;/sysfs_bus_id&gt;</text:span></text:p>
      <text:p text:style-name="P116"><text:s text:c="6"/>&lt;/listentry&gt;</text:p>
      <text:p text:style-name="P34"/>
      <text:p text:style-name="P97"><text:span text:style-name="T2">The variables in </text:span><text:span text:style-name="T8">bold</text:span><text:span text:style-name="T2"> and </text:span><text:span text:style-name="T13">italicized</text:span><text:span text:style-name="T2"> need to be modified based on how you customize your Linux. <text:s/>In the example above, an ECKD disk attached at </text:span><text:span text:style-name="T16">0101</text:span><text:span text:style-name="T2"> is added. <text:s/>You can use a SCSI disk by changing </text:span><text:span text:style-name="T146"><text:s/></text:span><text:span text:style-name="T139">dasd_eckd_mod </text:span><text:span text:style-name="T146">to </text:span><text:span text:style-name="T139">dasd_fba_mod</text:span><text:span text:style-name="T146">. </text:span><text:span text:style-name="T2"><text:s/>The device name for this disk is </text:span><text:span text:style-name="T16">dasdb</text:span><text:span text:style-name="T2">. <text:s/>The devic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 <text:s/>Once complete, add it to the &lt;dasd&gt; section of the template. <text:s/></text:span></text:p>
      <text:list xml:id="list33330276" text:continue-numbering="true" text:style-name="L20">
        <text:list-item>
          <text:p text:style-name="P218">Add a module entry for the new disk:</text:p>
        </text:list-item>
      </text:list>
      <text:p text:style-name="P119"><text:span text:style-name="T2"><text:tab/></text:span><text:span text:style-name="T59">&lt;module_entry&gt;</text:span></text:p>
      <text:p text:style-name="P170"><text:span text:style-name="T106"><text:s text:c="2"/>&lt;device&gt;dasd-bus-ccw-0.0.</text:span><text:span text:style-name="T112">0101</text:span><text:span text:style-name="T106">&lt;/device&gt;</text:span></text:p>
      <text:p text:style-name="P168"><text:s text:c="2"/>&lt;module&gt;<text:span text:style-name="T97">dasd_eckd_mod</text:span>&lt;/module&gt;</text:p>
      <text:p text:style-name="P168"><text:s text:c="2"/>&lt;options&gt;&lt;/options&gt;</text:p>
      <text:p text:style-name="P168">&lt;/module_entry&gt;</text:p>
      <text:p text:style-name="P115"/>
      <text:p text:style-name="P119"><text:span text:style-name="T2">The variables in </text:span><text:span text:style-name="T8">bold</text:span><text:span text:style-name="T2"> and </text:span><text:span text:style-name="T13">italicized</text:span><text:span text:style-name="T2"> need</text:span><text:span text:style-name="T2"> to be modified based on how you customize your Linux. <text:s text:c="2"/>In the example above, an ECKD disk attached at </text:span><text:span text:style-name="T16">0101</text:span><text:span text:style-name="T2"> is added. <text:s/>You can use a SCSI disk by changing </text:span><text:span text:style-name="T4"><text:s/></text:span><text:span text:style-name="T77">dasd_eckd_mod </text:span><text:span text:style-name="T4">to </text:span><text:span text:style-name="T77">dasd_fba_mod</text:span><text:span text:style-name="T4">.</text:span><text:span text:style-name="T2"> <text:s/>Once complete, add it to the &lt;modules&gt; section of the template.</text:span></text:p>
      <text:list xml:id="list33335628" text:continue-numbering="true" text:style-name="L20">
        <text:list-item>
          <text:p text:style-name="P218">Add the new mount point for the new disk:</text:p>
        </text:list-item>
      </text:list>
      <text:p text:style-name="P99"><text:s text:c="3"/><text:span text:style-name="T136"><text:s/>&lt;!-- </text:span><text:span text:style-name="T154">/usr</text:span><text:span text:style-name="T136"> partition --&gt;</text:span></text:p>
      <text:p text:style-name="P117"><text:s text:c="4"/>&lt;drive&gt;</text:p>
      <text:p text:style-name="P117"><text:s text:c="6"/>&lt;device&gt;/dev/<text:span text:style-name="T97">dasdb</text:span>&lt;/device&gt;</text:p>
      <text:p text:style-name="P117"><text:s text:c="6"/>&lt;partitions config:type="list"&gt;</text:p>
      <text:p text:style-name="P117"><text:s text:c="8"/>&lt;partition&gt;</text:p>
      <text:p text:style-name="P117"><text:s text:c="10"/>&lt;create config:type="boolean"&gt;true&lt;/create&gt;</text:p>
      <text:p text:style-name="P117"><text:s text:c="10"/>&lt;filesystem config:type="symbol"&gt;<text:span text:style-name="T97">ext3</text:span>&lt;/filesystem&gt;</text:p>
      <text:p text:style-name="P117"><text:soft-page-break/><text:s text:c="10"/>&lt;format config:type="boolean"&gt;true&lt;/format&gt;</text:p>
      <text:p text:style-name="P117"><text:s text:c="10"/>&lt;mount&gt;<text:span text:style-name="T97">/usr</text:span>&lt;/mount&gt;</text:p>
      <text:p text:style-name="P117"><text:s text:c="10"/>&lt;mountby config:type="symbol"&gt;path&lt;/mountby&gt;</text:p>
      <text:p text:style-name="P117"><text:s text:c="10"/>&lt;partition_id config:type="integer"&gt;131&lt;/partition_id&gt;</text:p>
      <text:p text:style-name="P117"><text:s text:c="10"/>&lt;partition_nr config:type="integer"&gt;1&lt;/partition_nr&gt;</text:p>
      <text:p text:style-name="P117"><text:s text:c="10"/>&lt;partition_type&gt;primary&lt;/partition_type&gt;</text:p>
      <text:p text:style-name="P117"><text:s text:c="10"/>&lt;size&gt;max&lt;/size&gt;</text:p>
      <text:p text:style-name="P117"><text:s text:c="8"/>&lt;/partition&gt;</text:p>
      <text:p text:style-name="P117"><text:s text:c="6"/>&lt;/partitions&gt;</text:p>
      <text:p text:style-name="P117"><text:s text:c="6"/>&lt;use&gt;all&lt;/use&gt;</text:p>
      <text:p text:style-name="P117"><text:s text:c="4"/>&lt;/drive&gt;</text:p>
      <text:p text:style-name="P106"/>
      <text:p text:style-name="P112"><text:span text:style-name="T156">The variables in </text:span><text:span text:style-name="T157">bold</text:span><text:span text:style-name="T156"> and </text:span><text:span text:style-name="T158">italicized</text:span><text:span text:style-name="T156"> need to be modified based on how you customize your </text:span><text:span text:style-name="T106">Linux. <text:s text:c="2"/>In the example above, a disk attached at </text:span><text:span text:style-name="T112">0101</text:span><text:span text:style-name="T106"> is added. <text:s/>The device name given to disk is </text:span><text:span text:style-name="T112">dasdb</text:span><text:span text:style-name="T106">. <text:s/>This disk will be mounted at </text:span><text:span text:style-name="T112">/usr</text:span><text:span text:style-name="T106"> and will have a </text:span><text:span text:style-name="T112">ext3</text:span><text:span text:style-name="T106"> file system. <text:s/>You need to place the new mount point before the swap space and rename the device names for each swap space following the naming rule. <text:s/>Once complete, add it to the &lt;</text:span><text:span text:style-name="T107">partitioning</text:span><text:span text:style-name="T106">&gt; section of the template.</text:span></text:p>
      <text:list xml:id="list33329529" text:continue-numbering="true" text:style-name="L20">
        <text:list-item>
          <text:p text:style-name="P194">Add the software you need to the &lt;software&gt; section of the template. <text:s/>You need to determine the package name and add it to the patterns list, e.g. &lt;pattern&gt;gnome&lt;/pattern&gt;.</text:p>
        </text:list-item>
      </text:list>
      <text:p text:style-name="P34"/>
      <text:p text:style-name="P70"><text:span text:style-name="T106">For more information, refer to </text:span><text:a xlink:type="simple" xlink:href="http://www.suse.de/~ug/autoyast_doc/index.html"><text:span text:style-name="T106">http://www.suse.de/~ug/autoyast_doc/index.html</text:span></text:a><text:span text:style-name="T106">. </text:span></text:p>
      <text:p text:style-name="P34"/>
      <text:p text:style-name="P34"/>
      <text:p text:style-name="P34"><text:span text:style-name="T128">If you want to customize</text:span> <text:span text:style-name="T124">Red Hat Enterprise Server</text:span>:</text:p>
      <text:list xml:id="list33308612" text:continue-list="list33329529" text:style-name="L20">
        <text:list-item text:start-value="1">
          <text:p text:style-name="P194">Base your customization on the default template<text:span text:style-name="T1"> (compute.rhel5.s390x.tmpl) in</text:span> /opt/xcat/share/xcat/install/rh/. <text:s/>This template is configured to setup the network for you using DHCP.</text:p>
        </text:list-item>
        <text:list-item>
          <text:p text:style-name="P194">Determine the number of disks (ECKD or SCSI) your vanilla system will have and the mount points for each disk. <text:s/>There are no extra steps needed to specify the disk type.</text:p>
        </text:list-item>
        <text:list-item>
          <text:p text:style-name="P194">Copy the default template /opt/xcat/share/xcat/install/rh/<text:span text:style-name="T97">xxx</text:span>.tmpl, where xxx is the template name, into /install/custom/install/rh/. <text:s/><text:span text:style-name="T1">For our example, we will use compute.rhel5.s390x.tmpl: </text:span></text:p>
        </text:list-item>
      </text:list>
      <text:p text:style-name="P156"><text:span text:style-name="T127"># </text:span>cp /opt/xcat/share/xcat/install/rh/compute.rhel5.s390x.tmpl /install/custom/install/rh/<text:span text:style-name="T92">custom.rhel5.s390x.tmpl</text:span></text:p>
      <text:list xml:id="list33336868" text:continue-list="list33330787" text:style-name="L11">
        <text:list-header>
          <text:p text:style-name="P262"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</text:list>
      <text:list xml:id="list33336881" text:continue-list="list33308612" text:style-name="L20">
        <text:list-item>
          <text:p text:style-name="P194">Add this template to the osimage table. <text:s/>For our example, we customized the kickstart template for RHEL 5.4 and added it to the osimage table using:</text:p>
        </text:list-item>
      </text:list>
      <text:p text:style-name="P156"><text:span text:style-name="T127"># </text:span>chtab imagename=<text:span text:style-name="T92">rhel5.4-s390x-install-custom</text:span> osimage.profile=<text:span text:style-name="T92">custom.rhel5.s390x.tmpl</text:span> osimage.imagetype=<text:span text:style-name="T92">rhel5.4</text:span> osimage.osname=linux</text:p>
      <text:list xml:id="list33318834" text:continue-numbering="true" text:style-name="L20">
        <text:list-item>
          <text:p text:style-name="P194">Add the disk and mount point to the template using the following format:</text:p>
        </text:list-item>
      </text:list>
      <text:p text:style-name="P167"><text:span text:style-name="T32">clearpart --initlabel –drives=dasda,</text:span><text:span text:style-name="T97">dasdb</text:span></text:p>
      <text:p text:style-name="P168">part / --fstype ext3 --size=100 --grow –ondisk=dasda</text:p>
      <text:p text:style-name="P169">part /usr --fstype ext3 --size=100 --grow –ondisk=dasdb</text:p>
      <text:p text:style-name="P113"/>
      <text:list xml:id="list33324196" text:continue-numbering="true" text:style-name="L20">
        <text:list-header>
          <text:p text:style-name="P243">The variables in <text:span text:style-name="T101">bold</text:span> and <text:span text:style-name="T92">italicized</text:span> need to be modified based on how you customize your Linux and appended to the template. <text:s/>In the example above, a disk is added with a device name of <text:span text:style-name="T97">dasdb</text:span>. <text:s/>The disk will be mounted at <text:span text:style-name="T97">/usr</text:span> and will have a <text:span text:style-name="T97">ext3</text:span> file system.</text:p>
        </text:list-header>
        <text:list-item>
          <text:p text:style-name="P214"><text:span text:style-name="T106">Add the software you need to the </text:span><text:span text:style-name="T59">%packages</text:span><text:span text:style-name="T106"> section.</text:span></text:p>
        </text:list-item>
      </text:list>
      <text:p text:style-name="P34"/>
      <text:p text:style-name="P62"><text:soft-page-break/><text:span text:style-name="T2">For more information, refer to </text:span><text:a xlink:type="simple" xlink:href="http://www.centos.org/docs/4/html/rhel-sag-en-4/s1-kickstart2-options.html"><text:span text:style-name="T2">http://www.centos.org/docs/4/html/rhel-sag-en-4/s1-kickstart2-options.html</text:span></text:a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Verdana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4" style:display-name="RTF_Num 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5" style:display-name="RTF_Num 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6" style:display-name="RTF_Num 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7" style:display-name="RTF_Num 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8" style:display-name="RTF_Num 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9" style:display-name="RTF_Num 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09-08T13:20:58.89</dc:date>
    <meta:editing-duration>PT814H27M50S</meta:editing-duration>
    <meta:editing-cycles>5245</meta:editing-cycles>
    <meta:generator>OpenOffice.org/3.0$Win32 OpenOffice.org_project/300m15$Build-9379</meta:generator>
    <meta:document-statistic meta:table-count="3" meta:image-count="1" meta:object-count="0" meta:page-count="45" meta:paragraph-count="1247" meta:word-count="10666" meta:character-count="73225"/>
    <meta:user-defined meta:name="Info 1"/>
    <meta:user-defined meta:name="Info 2"/>
    <meta:user-defined meta:name="Info 3"/>
    <meta:user-defined meta:name="Info 4"/>
  </office:meta>
</office:document-meta>
</file>